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4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number-columns-repeated="24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number-columns-repeated="24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number-columns-repeated="24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number-columns-repeated="24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number-columns-repeated="24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number-columns-repeated="24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number-columns-repeated="24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number-columns-repeated="24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number-columns-repeated="24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number-columns-repeated="24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number-columns-repeated="24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number-columns-repeated="24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number-columns-repeated="24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number-columns-repeated="24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number-columns-repeated="24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number-columns-repeated="24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number-columns-repeated="24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number-columns-repeated="24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number-columns-repeated="24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number-columns-repeated="24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number-columns-repeated="24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number-columns-repeated="24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number-columns-repeated="24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number-columns-repeated="24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number-columns-repeated="24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number-columns-repeated="24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number-columns-repeated="24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number-columns-repeated="24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number-columns-repeated="24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number-columns-repeated="24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number-columns-repeated="24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number-columns-repeated="24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number-columns-repeated="24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number-columns-repeated="24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number-columns-repeated="24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number-columns-repeated="24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number-columns-repeated="24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number-columns-repeated="24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number-columns-repeated="24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number-columns-repeated="24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number-columns-repeated="24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number-columns-repeated="24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number-columns-repeated="24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number-columns-repeated="24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number-columns-repeated="24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number-columns-repeated="24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number-columns-repeated="24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number-columns-repeated="24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number-columns-repeated="24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number-columns-repeated="24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number-columns-repeated="24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number-columns-repeated="24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number-columns-repeated="24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number-columns-repeated="24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number-columns-repeated="24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number-columns-repeated="24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number-columns-repeated="24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number-columns-repeated="24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number-columns-repeated="24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number-columns-repeated="24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number-columns-repeated="24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number-columns-repeated="24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number-columns-repeated="24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number-columns-repeated="24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number-columns-repeated="24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number-columns-repeated="24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number-columns-repeated="24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number-columns-repeated="24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number-columns-repeated="24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number-columns-repeated="24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number-columns-repeated="24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number-columns-repeated="24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number-columns-repeated="24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number-columns-repeated="24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number-columns-repeated="24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number-columns-repeated="24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number-columns-repeated="24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number-columns-repeated="24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number-columns-repeated="24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number-columns-repeated="24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number-columns-repeated="24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number-columns-repeated="24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number-columns-repeated="24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number-columns-repeated="24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number-columns-repeated="24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number-columns-repeated="24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number-columns-repeated="24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number-columns-repeated="24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number-columns-repeated="24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number-columns-repeated="24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number-columns-repeated="24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number-columns-repeated="24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number-columns-repeated="24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number-columns-repeated="24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number-columns-repeated="24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number-columns-repeated="24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number-columns-repeated="24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number-columns-repeated="24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number-columns-repeated="24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number-columns-repeated="24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number-columns-repeated="24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number-columns-repeated="24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number-columns-repeated="24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number-columns-repeated="24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number-columns-repeated="24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number-columns-repeated="24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number-columns-repeated="24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number-columns-repeated="24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number-columns-repeated="24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number-columns-repeated="24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number-columns-repeated="24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number-columns-repeated="24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number-columns-repeated="24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number-columns-repeated="24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number-columns-repeated="24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number-columns-repeated="24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number-columns-repeated="24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number-columns-repeated="24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number-columns-repeated="24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number-columns-repeated="24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number-columns-repeated="24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number-columns-repeated="24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number-columns-repeated="24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number-columns-repeated="24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number-columns-repeated="24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number-columns-repeated="24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number-columns-repeated="24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number-columns-repeated="24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number-columns-repeated="24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number-columns-repeated="24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number-columns-repeated="24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number-columns-repeated="24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number-columns-repeated="24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number-columns-repeated="24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number-columns-repeated="24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number-columns-repeated="24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number-columns-repeated="24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number-columns-repeated="24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number-columns-repeated="24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number-columns-repeated="24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number-columns-repeated="24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number-columns-repeated="24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number-columns-repeated="24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number-columns-repeated="24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number-columns-repeated="24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number-columns-repeated="24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number-columns-repeated="24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number-columns-repeated="24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number-columns-repeated="24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number-columns-repeated="24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number-columns-repeated="24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number-columns-repeated="24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number-columns-repeated="24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number-columns-repeated="24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number-columns-repeated="24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number-columns-repeated="24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number-columns-repeated="24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number-columns-repeated="24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number-columns-repeated="24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number-columns-repeated="24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number-columns-repeated="24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number-columns-repeated="24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number-columns-repeated="24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number-columns-repeated="24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number-columns-repeated="24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number-columns-repeated="24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number-columns-repeated="24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number-columns-repeated="24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number-columns-repeated="24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number-columns-repeated="24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number-columns-repeated="24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number-columns-repeated="24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number-columns-repeated="24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number-columns-repeated="24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number-columns-repeated="24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number-columns-repeated="24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number-columns-repeated="24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number-columns-repeated="24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number-columns-repeated="24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number-columns-repeated="24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number-columns-repeated="24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number-columns-repeated="24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number-columns-repeated="24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number-columns-repeated="24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number-columns-repeated="24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number-columns-repeated="24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number-columns-repeated="24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number-columns-repeated="24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number-columns-repeated="24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number-columns-repeated="24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number-columns-repeated="24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number-columns-repeated="24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number-columns-repeated="24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number-columns-repeated="24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number-columns-repeated="24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number-columns-repeated="24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number-columns-repeated="24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number-columns-repeated="24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number-columns-repeated="24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number-columns-repeated="24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number-columns-repeated="24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number-columns-repeated="24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number-columns-repeated="24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number-columns-repeated="24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number-columns-repeated="24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number-columns-repeated="24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number-columns-repeated="24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number-columns-repeated="24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number-columns-repeated="24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number-columns-repeated="24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number-columns-repeated="24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number-columns-repeated="24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number-columns-repeated="24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number-columns-repeated="24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number-columns-repeated="24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number-columns-repeated="24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number-columns-repeated="24"/>
        </table:table-row>
        <table:table-row table:style-name="ro1">
          <table:table-cell table:number-columns-repeated="4" office:value-type="string">
            <text:p>przerwa</text:p>
          </table:table-cell>
          <table:table-cell table:number-columns-repeated="24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80">
            <text:p>1980</text:p>
          </table:table-cell>
          <table:table-cell office:value-type="string">
            <text:p>tt0081062</text:p>
          </table:table-cell>
          <table:table-cell table:number-columns-repeated="24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hreads – Nici</text:p>
          </table:table-cell>
          <table:table-cell office:value-type="float" office:value="1984">
            <text:p>1984</text:p>
          </table:table-cell>
          <table:table-cell office:value-type="string">
            <text:p>tt0090163</text:p>
          </table:table-cell>
          <table:table-cell table:number-columns-repeated="24"/>
        </table:table-row>
        <table:table-row table:style-name="ro1">
          <table:table-cell office:value-type="string">
            <text:p>Amityville 4: The Evil Escapes</text:p>
          </table:table-cell>
          <table:table-cell office:value-type="string">
            <text:p>Amityville 4: Zło wymyka się spod kontroli</text:p>
          </table:table-cell>
          <table:table-cell office:value-type="float" office:value="1989">
            <text:p>1989</text:p>
          </table:table-cell>
          <table:table-cell office:value-type="string">
            <text:p>tt0096808</text:p>
          </table:table-cell>
          <table:table-cell table:number-columns-repeated="24"/>
        </table:table-row>
        <table:table-row table:style-name="ro1">
          <table:table-cell office:value-type="string">
            <text:p>The Amityville Curse</text:p>
          </table:table-cell>
          <table:table-cell office:value-type="string">
            <text:p>Klątwa Amityville</text:p>
          </table:table-cell>
          <table:table-cell office:value-type="float" office:value="1990">
            <text:p>1990</text:p>
          </table:table-cell>
          <table:table-cell office:value-type="string">
            <text:p>tt009903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3</text:p>
          </table:table-cell>
          <table:table-cell office:value-type="float" office:value="1991">
            <text:p>1991</text:p>
          </table:table-cell>
          <table:table-cell office:value-type="string">
            <text:p>tt0101627</text:p>
          </table:table-cell>
          <table:table-cell table:number-columns-repeated="24"/>
        </table:table-row>
        <table:table-row table:style-name="ro1">
          <table:table-cell office:value-type="string">
            <text:p>Omen IV: The Awakening</text:p>
          </table:table-cell>
          <table:table-cell office:value-type="string">
            <text:p>Omen IV: Przebudzenie</text:p>
          </table:table-cell>
          <table:table-cell office:value-type="float" office:value="1991">
            <text:p>1991</text:p>
          </table:table-cell>
          <table:table-cell office:value-type="string">
            <text:p>tt0102585</text:p>
          </table:table-cell>
          <table:table-cell table:number-columns-repeated="24"/>
        </table:table-row>
        <table:table-row table:style-name="ro1">
          <table:table-cell office:value-type="string">
            <text:p>Amityville: It's About Time</text:p>
          </table:table-cell>
          <table:table-cell office:value-type="string">
            <text:p>Amityville: Najwyższy Czas</text:p>
          </table:table-cell>
          <table:table-cell office:value-type="float" office:value="1992">
            <text:p>1992</text:p>
          </table:table-cell>
          <table:table-cell office:value-type="string">
            <text:p>tt01036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finity</text:p>
          </table:table-cell>
          <table:table-cell office:value-type="float" office:value="1991">
            <text:p>1991</text:p>
          </table:table-cell>
          <table:table-cell office:value-type="string">
            <text:p>tt02175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4</text:p>
          </table:table-cell>
          <table:table-cell office:value-type="float" office:value="1992">
            <text:p>1992</text:p>
          </table:table-cell>
          <table:table-cell office:value-type="string">
            <text:p>tt0101628</text:p>
          </table:table-cell>
          <table:table-cell table:number-columns-repeated="24"/>
        </table:table-row>
        <table:table-row table:style-name="ro1">
          <table:table-cell office:value-type="string">
            <text:p>Amityville: A New Generation</text:p>
          </table:table-cell>
          <table:table-cell office:value-type="string">
            <text:p>Amityville: Nowe pokolenie</text:p>
          </table:table-cell>
          <table:table-cell office:value-type="float" office:value="1993">
            <text:p>1993</text:p>
          </table:table-cell>
          <table:table-cell office:value-type="string">
            <text:p>tt0106262</text:p>
          </table:table-cell>
          <table:table-cell table:number-columns-repeated="24"/>
        </table:table-row>
        <table:table-row table:style-name="ro1">
          <table:table-cell office:value-type="string">
            <text:p>Tremors 2: Aftershocks</text:p>
          </table:table-cell>
          <table:table-cell office:value-type="string">
            <text:p>Tremors 2: Wstrząsy wtórne</text:p>
          </table:table-cell>
          <table:table-cell office:value-type="float" office:value="1996">
            <text:p>1996</text:p>
          </table:table-cell>
          <table:table-cell office:value-type="string">
            <text:p>tt0114720</text:p>
          </table:table-cell>
          <table:table-cell table:number-columns-repeated="24"/>
        </table:table-row>
        <table:table-row table:style-name="ro1">
          <table:table-cell office:value-type="string">
            <text:p>Amityville Dollhouse</text:p>
          </table:table-cell>
          <table:table-cell office:value-type="string">
            <text:p>Domek dla lalek Amityville</text:p>
          </table:table-cell>
          <table:table-cell office:value-type="float" office:value="1996">
            <text:p>1996</text:p>
          </table:table-cell>
          <table:table-cell office:value-type="string">
            <text:p>tt0115535</text:p>
          </table:table-cell>
          <table:table-cell table:number-columns-repeated="24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97">
            <text:p>1997</text:p>
          </table:table-cell>
          <table:table-cell office:value-type="string">
            <text:p>tt0118247</text:p>
          </table:table-cell>
          <table:table-cell table:number-columns-repeated="24"/>
        </table:table-row>
        <table:table-row table:style-name="ro1">
          <table:table-cell office:value-type="string">
            <text:p>Candyman 3: Day of the Dead</text:p>
          </table:table-cell>
          <table:table-cell office:value-type="string">
            <text:p>Candyman 3: Dzień zmarłych</text:p>
          </table:table-cell>
          <table:table-cell office:value-type="float" office:value="1999">
            <text:p>1999</text:p>
          </table:table-cell>
          <table:table-cell office:value-type="string">
            <text:p>tt0165662</text:p>
          </table:table-cell>
          <table:table-cell table:number-columns-repeated="24"/>
        </table:table-row>
        <table:table-row table:style-name="ro1">
          <table:table-cell office:value-type="string">
            <text:p>Mistress Frankenstein</text:p>
          </table:table-cell>
          <table:table-cell office:value-type="string">
            <text:p>Pani Frankenstein</text:p>
          </table:table-cell>
          <table:table-cell office:value-type="float" office:value="2000">
            <text:p>2000</text:p>
          </table:table-cell>
          <table:table-cell office:value-type="string">
            <text:p>tt0245291</text:p>
          </table:table-cell>
          <table:table-cell table:number-columns-repeated="24"/>
        </table:table-row>
        <table:table-row table:style-name="ro1">
          <table:table-cell office:value-type="string">
            <text:p>Tremors 3: Back to Perfection</text:p>
          </table:table-cell>
          <table:table-cell office:value-type="string">
            <text:p>Tremors 3: Powrót do perfekcji</text:p>
          </table:table-cell>
          <table:table-cell office:value-type="float" office:value="2001">
            <text:p>2001</text:p>
          </table:table-cell>
          <table:table-cell office:value-type="string">
            <text:p>tt0259685</text:p>
          </table:table-cell>
          <table:table-cell table:number-columns-repeated="24"/>
        </table:table-row>
        <table:table-row table:style-name="ro1">
          <table:table-cell office:value-type="string">
            <text:p>Staying on Top</text:p>
          </table:table-cell>
          <table:table-cell office:value-type="string">
            <text:p>Utrzymanie się na szczycie</text:p>
          </table:table-cell>
          <table:table-cell office:value-type="float" office:value="2001">
            <text:p>2001</text:p>
          </table:table-cell>
          <table:table-cell office:value-type="string">
            <text:p>tt03060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arrie</text:p>
          </table:table-cell>
          <table:table-cell office:value-type="float" office:value="2002">
            <text:p>2002</text:p>
          </table:table-cell>
          <table:table-cell office:value-type="string">
            <text:p>tt0319970</text:p>
          </table:table-cell>
          <table:table-cell table:number-columns-repeated="24"/>
        </table:table-row>
        <table:table-row table:style-name="ro1">
          <table:table-cell office:value-type="string">
            <text:p>Die megageile Küken-Farm</text:p>
          </table:table-cell>
          <table:table-cell office:value-type="string">
            <text:p>Die Mega Randy Awesome Chick Farm</text:p>
          </table:table-cell>
          <table:table-cell office:value-type="float" office:value="2002">
            <text:p>2002</text:p>
          </table:table-cell>
          <table:table-cell office:value-type="string">
            <text:p>tt03913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Animatrix</text:p>
          </table:table-cell>
          <table:table-cell office:value-type="float" office:value="2003">
            <text:p>2003</text:p>
          </table:table-cell>
          <table:table-cell office:value-type="string">
            <text:p>tt0328832</text:p>
          </table:table-cell>
          <table:table-cell table:number-columns-repeated="24"/>
        </table:table-row>
        <table:table-row table:style-name="ro1">
          <table:table-cell office:value-type="string">
            <text:p>Tremors 4: The Legend Begins</text:p>
          </table:table-cell>
          <table:table-cell office:value-type="string">
            <text:p>Tremors 4: Początek legendy</text:p>
          </table:table-cell>
          <table:table-cell office:value-type="float" office:value="2004">
            <text:p>2004</text:p>
          </table:table-cell>
          <table:table-cell office:value-type="string">
            <text:p>tt03345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Christmas Card</text:p>
          </table:table-cell>
          <table:table-cell office:value-type="float" office:value="2006">
            <text:p>2006</text:p>
          </table:table-cell>
          <table:table-cell office:value-type="string">
            <text:p>tt07834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ollow Man 2</text:p>
          </table:table-cell>
          <table:table-cell office:value-type="float" office:value="2006">
            <text:p>2006</text:p>
          </table:table-cell>
          <table:table-cell office:value-type="string">
            <text:p>tt0469916</text:p>
          </table:table-cell>
          <table:table-cell table:number-columns-repeated="24"/>
        </table:table-row>
        <table:table-row table:style-name="ro1">
          <table:table-cell office:value-type="string">
            <text:p>Anaconda 3: Offspring</text:p>
          </table:table-cell>
          <table:table-cell office:value-type="string">
            <text:p>Anakonda 3: Potomstwo</text:p>
          </table:table-cell>
          <table:table-cell office:value-type="float" office:value="2008">
            <text:p>2008</text:p>
          </table:table-cell>
          <table:table-cell office:value-type="string">
            <text:p>tt1137996</text:p>
          </table:table-cell>
          <table:table-cell table:number-columns-repeated="24"/>
        </table:table-row>
        <table:table-row table:style-name="ro1">
          <table:table-cell office:value-type="string">
            <text:p>Strippers vs Zombies</text:p>
          </table:table-cell>
          <table:table-cell office:value-type="string">
            <text:p>Striptizerki kontra Zombie</text:p>
          </table:table-cell>
          <table:table-cell office:value-type="float" office:value="2008">
            <text:p>2008</text:p>
          </table:table-cell>
          <table:table-cell office:value-type="string">
            <text:p>tt0906788</text:p>
          </table:table-cell>
          <table:table-cell table:number-columns-repeated="24"/>
        </table:table-row>
        <table:table-row table:style-name="ro1">
          <table:table-cell office:value-type="string">
            <text:p>Columbo: Prescription: Murder</text:p>
          </table:table-cell>
          <table:table-cell office:value-type="string">
            <text:p>Columbo: Recepta: Morderstwo</text:p>
          </table:table-cell>
          <table:table-cell office:value-type="float" office:value="1968">
            <text:p>1968</text:p>
          </table:table-cell>
          <table:table-cell office:value-type="string">
            <text:p>tt0061496</text:p>
          </table:table-cell>
          <table:table-cell table:number-columns-repeated="24"/>
        </table:table-row>
        <table:table-row table:style-name="ro1">
          <table:table-cell office:value-type="string">
            <text:p>Columbo: Ransom for a Dead Man</text:p>
          </table:table-cell>
          <table:table-cell office:value-type="string">
            <text:p>Columbo: Okup za zmarłego</text:p>
          </table:table-cell>
          <table:table-cell office:value-type="float" office:value="1971">
            <text:p>1971</text:p>
          </table:table-cell>
          <table:table-cell office:value-type="string">
            <text:p>tt0066933</text:p>
          </table:table-cell>
          <table:table-cell table:number-columns-repeated="24"/>
        </table:table-row>
        <table:table-row table:style-name="ro1">
          <table:table-cell office:value-type="string">
            <text:p>Columbo: Wszystko jest w grze</text:p>
          </table:table-cell>
          <table:table-cell office:value-type="string">
            <text:p>Columbo: It's All in the Game</text:p>
          </table:table-cell>
          <table:table-cell office:value-type="float" office:value="1993">
            <text:p>1993</text:p>
          </table:table-cell>
          <table:table-cell office:value-type="string">
            <text:p>tt0106589</text:p>
          </table:table-cell>
          <table:table-cell table:number-columns-repeated="24"/>
        </table:table-row>
        <table:table-row table:style-name="ro1">
          <table:table-cell office:value-type="string">
            <text:p>Columbo: Butterfly in Shades of Grey</text:p>
          </table:table-cell>
          <table:table-cell office:value-type="string">
            <text:p>Columbo: Motyl w odcieniach szarości</text:p>
          </table:table-cell>
          <table:table-cell office:value-type="float" office:value="1994">
            <text:p>1994</text:p>
          </table:table-cell>
          <table:table-cell office:value-type="string">
            <text:p>tt0109458</text:p>
          </table:table-cell>
          <table:table-cell table:number-columns-repeated="24"/>
        </table:table-row>
        <table:table-row table:style-name="ro1">
          <table:table-cell office:value-type="string">
            <text:p>Columbo: Undercover</text:p>
          </table:table-cell>
          <table:table-cell office:value-type="string">
            <text:p>Columbo: Pod przykrywką</text:p>
          </table:table-cell>
          <table:table-cell office:value-type="float" office:value="1994">
            <text:p>1994</text:p>
          </table:table-cell>
          <table:table-cell office:value-type="string">
            <text:p>tt31188020</text:p>
          </table:table-cell>
          <table:table-cell table:number-columns-repeated="24"/>
        </table:table-row>
        <table:table-row table:style-name="ro1">
          <table:table-cell office:value-type="string">
            <text:p>Columbo: Strange Bedfellows</text:p>
          </table:table-cell>
          <table:table-cell office:value-type="string">
            <text:p>Columbo: Dziwne koleżeństwo</text:p>
          </table:table-cell>
          <table:table-cell office:value-type="float" office:value="1995">
            <text:p>1995</text:p>
          </table:table-cell>
          <table:table-cell office:value-type="string">
            <text:p>tt0112705</text:p>
          </table:table-cell>
          <table:table-cell table:number-columns-repeated="24"/>
        </table:table-row>
        <table:table-row table:style-name="ro1">
          <table:table-cell office:value-type="string">
            <text:p>Columbo: A Trace of Murder</text:p>
          </table:table-cell>
          <table:table-cell office:value-type="string">
            <text:p>Columbo: Ślad morderstwa</text:p>
          </table:table-cell>
          <table:table-cell office:value-type="float" office:value="1997">
            <text:p>1997</text:p>
          </table:table-cell>
          <table:table-cell office:value-type="string">
            <text:p>tt0118874</text:p>
          </table:table-cell>
          <table:table-cell table:number-columns-repeated="24"/>
        </table:table-row>
        <table:table-row table:style-name="ro1">
          <table:table-cell office:value-type="string">
            <text:p>Columbo: Ashes to Ashes</text:p>
          </table:table-cell>
          <table:table-cell office:value-type="string">
            <text:p>Columbo: Z prochu powstałeś w proch się obrócisz</text:p>
          </table:table-cell>
          <table:table-cell office:value-type="float" office:value="1998">
            <text:p>1998</text:p>
          </table:table-cell>
          <table:table-cell office:value-type="string">
            <text:p>tt0144141</text:p>
          </table:table-cell>
          <table:table-cell table:number-columns-repeated="24"/>
        </table:table-row>
        <table:table-row table:style-name="ro1">
          <table:table-cell office:value-type="string">
            <text:p>Columbo: Murder with Too Many Notes</text:p>
          </table:table-cell>
          <table:table-cell office:value-type="string">
            <text:p>Columbo: Morderstwo ze zbyt wieloma notatkami</text:p>
          </table:table-cell>
          <table:table-cell office:value-type="float" office:value="2001">
            <text:p>2001</text:p>
          </table:table-cell>
          <table:table-cell office:value-type="string">
            <text:p>tt0182919</text:p>
          </table:table-cell>
          <table:table-cell table:number-columns-repeated="24"/>
        </table:table-row>
        <table:table-row table:style-name="ro1">
          <table:table-cell office:value-type="string">
            <text:p>Columbo Likes the Nightlife</text:p>
          </table:table-cell>
          <table:table-cell office:value-type="string">
            <text:p>Columbo lubi nocne życie</text:p>
          </table:table-cell>
          <table:table-cell office:value-type="float" office:value="2003">
            <text:p>2003</text:p>
          </table:table-cell>
          <table:table-cell office:value-type="string">
            <text:p>tt0306666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2">
            <text:p>1992</text:p>
          </table:table-cell>
          <table:table-cell office:value-type="string">
            <text:p>tt0728164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6">
            <text:p>1996</text:p>
          </table:table-cell>
          <table:table-cell office:value-type="string">
            <text:p>tt1152648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8">
            <text:p>1998</text:p>
          </table:table-cell>
          <table:table-cell office:value-type="string">
            <text:p>tt2393533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4">
            <text:p>2004</text:p>
          </table:table-cell>
          <table:table-cell office:value-type="string">
            <text:p>tt0728836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8">
            <text:p>2008</text:p>
          </table:table-cell>
          <table:table-cell office:value-type="string">
            <text:p>tt12687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</text:p>
          </table:table-cell>
          <table:table-cell office:value-type="float" office:value="1985">
            <text:p>1985</text:p>
          </table:table-cell>
          <table:table-cell office:value-type="string">
            <text:p>tt02350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I</text:p>
          </table:table-cell>
          <table:table-cell office:value-type="float" office:value="1986">
            <text:p>1986</text:p>
          </table:table-cell>
          <table:table-cell office:value-type="string">
            <text:p>tt02486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II</text:p>
          </table:table-cell>
          <table:table-cell office:value-type="float" office:value="1987">
            <text:p>1987</text:p>
          </table:table-cell>
          <table:table-cell office:value-type="string">
            <text:p>tt025082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V</text:p>
          </table:table-cell>
          <table:table-cell office:value-type="float" office:value="1988">
            <text:p>1988</text:p>
          </table:table-cell>
          <table:table-cell office:value-type="string">
            <text:p>tt02521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</text:p>
          </table:table-cell>
          <table:table-cell office:value-type="float" office:value="1989">
            <text:p>1989</text:p>
          </table:table-cell>
          <table:table-cell office:value-type="string">
            <text:p>tt023296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</text:p>
          </table:table-cell>
          <table:table-cell office:value-type="float" office:value="1990">
            <text:p>1990</text:p>
          </table:table-cell>
          <table:table-cell office:value-type="string">
            <text:p>tt02521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I</text:p>
          </table:table-cell>
          <table:table-cell office:value-type="float" office:value="1991">
            <text:p>1991</text:p>
          </table:table-cell>
          <table:table-cell office:value-type="string">
            <text:p>tt02521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II</text:p>
          </table:table-cell>
          <table:table-cell office:value-type="float" office:value="1992">
            <text:p>1992</text:p>
          </table:table-cell>
          <table:table-cell office:value-type="string">
            <text:p>tt02455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X</text:p>
          </table:table-cell>
          <table:table-cell office:value-type="float" office:value="1993">
            <text:p>1993</text:p>
          </table:table-cell>
          <table:table-cell office:value-type="string">
            <text:p>tt02521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X</text:p>
          </table:table-cell>
          <table:table-cell office:value-type="float" office:value="1994">
            <text:p>1994</text:p>
          </table:table-cell>
          <table:table-cell office:value-type="string">
            <text:p>tt025210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XII</text:p>
          </table:table-cell>
          <table:table-cell office:value-type="float" office:value="1996">
            <text:p>1996</text:p>
          </table:table-cell>
          <table:table-cell office:value-type="string">
            <text:p>tt0251485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1: The Master)</text:p>
          </table:table-cell>
          <table:table-cell office:value-type="string">
            <text:p>Buffy: Pogromca wampirów (Sezon 1: Mistrz)</text:p>
          </table:table-cell>
          <table:table-cell office:value-type="float" office:value="1997">
            <text:p>1997</text:p>
          </table:table-cell>
          <table:table-cell office:value-type="string">
            <text:p>tt0118276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2: Angelus)</text:p>
          </table:table-cell>
          <table:table-cell office:value-type="string">
            <text:p>Buffy: Pogromca wampirów (Sezon 2: Angelus)</text:p>
          </table:table-cell>
          <table:table-cell office:value-type="float" office:value="1997">
            <text:p>1997</text:p>
          </table:table-cell>
          <table:table-cell office:value-type="string">
            <text:p>tt0118276/tt0533437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3: The Mayor)</text:p>
          </table:table-cell>
          <table:table-cell office:value-type="string">
            <text:p>Buffy: Pogromca wampirów (Sezon 3: Burmistrz)</text:p>
          </table:table-cell>
          <table:table-cell office:value-type="float" office:value="1998">
            <text:p>1998</text:p>
          </table:table-cell>
          <table:table-cell office:value-type="string">
            <text:p>/tt0533389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4: The Initiative)</text:p>
          </table:table-cell>
          <table:table-cell office:value-type="string">
            <text:p>Buffy: Pogromca wampirów (Sezon 4: Inicjatywa)</text:p>
          </table:table-cell>
          <table:table-cell office:value-type="float" office:value="1999">
            <text:p>1999</text:p>
          </table:table-cell>
          <table:table-cell office:value-type="string">
            <text:p>/tt0533488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5: Glory)</text:p>
          </table:table-cell>
          <table:table-cell office:value-type="string">
            <text:p>Buffy: Pogromca wampirów (Sezon 5: Chwała)</text:p>
          </table:table-cell>
          <table:table-cell office:value-type="float" office:value="2000">
            <text:p>2000</text:p>
          </table:table-cell>
          <table:table-cell office:value-type="string">
            <text:p>/tt0533404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6: Life)</text:p>
          </table:table-cell>
          <table:table-cell office:value-type="string">
            <text:p>Buffy: Pogromca wampirów (Sezon 6: Mistrz)</text:p>
          </table:table-cell>
          <table:table-cell office:value-type="float" office:value="2001">
            <text:p>2001</text:p>
          </table:table-cell>
          <table:table-cell office:value-type="string">
            <text:p>/tt0533394</text:p>
          </table:table-cell>
          <table:table-cell office:value-type="string">
            <text:p>tytuł polski do poprawy</text:p>
          </table:table-cell>
          <table:table-cell table:number-columns-repeated="23"/>
        </table:table-row>
        <table:table-row table:style-name="ro1">
          <table:table-cell office:value-type="string">
            <text:p>Buffy the Vampire Slayer (Season 7: The First Evil)</text:p>
          </table:table-cell>
          <table:table-cell office:value-type="string">
            <text:p>Buffy: Pogromca wampirów (Sezon 7: Mistrz)</text:p>
          </table:table-cell>
          <table:table-cell office:value-type="float" office:value="2002">
            <text:p>2002</text:p>
          </table:table-cell>
          <table:table-cell office:value-type="string">
            <text:p>/tt0533452</text:p>
          </table:table-cell>
          <table:table-cell office:value-type="string">
            <text:p>tytuł polski do poprawy</text:p>
          </table:table-cell>
          <table:table-cell table:number-columns-repeated="23"/>
        </table:table-row>
        <table:table-row table:style-name="ro1">
          <table:table-cell office:value-type="string">
            <text:p>Angel (Season 1)</text:p>
          </table:table-cell>
          <table:table-cell office:value-type="string">
            <text:p>Angel (Sezon 1)</text:p>
          </table:table-cell>
          <table:table-cell office:value-type="float" office:value="1999">
            <text:p>1999</text:p>
          </table:table-cell>
          <table:table-cell office:value-type="string">
            <text:p>tt0162065/tt0512834</text:p>
          </table:table-cell>
          <table:table-cell table:number-columns-repeated="24"/>
        </table:table-row>
        <table:table-row table:style-name="ro1">
          <table:table-cell office:value-type="string">
            <text:p>Angel (Season 2)</text:p>
          </table:table-cell>
          <table:table-cell office:value-type="string">
            <text:p>Angel (Sezon 2)</text:p>
          </table:table-cell>
          <table:table-cell office:value-type="float" office:value="2000">
            <text:p>2000</text:p>
          </table:table-cell>
          <table:table-cell office:value-type="string">
            <text:p>tt0512867</text:p>
          </table:table-cell>
          <table:table-cell table:number-columns-repeated="24"/>
        </table:table-row>
        <table:table-row table:style-name="ro1">
          <table:table-cell office:value-type="string">
            <text:p>Angel (Season 3)</text:p>
          </table:table-cell>
          <table:table-cell office:value-type="string">
            <text:p>Angel (Sezon 3)</text:p>
          </table:table-cell>
          <table:table-cell office:value-type="float" office:value="2001">
            <text:p>2001</text:p>
          </table:table-cell>
          <table:table-cell office:value-type="string">
            <text:p>tt0512858</text:p>
          </table:table-cell>
          <table:table-cell table:number-columns-repeated="24"/>
        </table:table-row>
        <table:table-row table:style-name="ro1">
          <table:table-cell office:value-type="string">
            <text:p>Angel (Season 4)</text:p>
          </table:table-cell>
          <table:table-cell office:value-type="string">
            <text:p>Angel (Sezon 4)</text:p>
          </table:table-cell>
          <table:table-cell office:value-type="float" office:value="2002">
            <text:p>2002</text:p>
          </table:table-cell>
          <table:table-cell office:value-type="string">
            <text:p>tt0512842</text:p>
          </table:table-cell>
          <table:table-cell table:number-columns-repeated="24"/>
        </table:table-row>
        <table:table-row table:style-name="ro1">
          <table:table-cell office:value-type="string">
            <text:p>Angel (Season 5)</text:p>
          </table:table-cell>
          <table:table-cell office:value-type="string">
            <text:p>Angel (Sezon 5)</text:p>
          </table:table-cell>
          <table:table-cell office:value-type="float" office:value="2003">
            <text:p>2003</text:p>
          </table:table-cell>
          <table:table-cell office:value-type="string">
            <text:p>tt0512835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1)</text:p>
          </table:table-cell>
          <table:table-cell office:value-type="string">
            <text:p>Flintstonowie (Sezon 1)</text:p>
          </table:table-cell>
          <table:table-cell office:value-type="float" office:value="1960">
            <text:p>1960</text:p>
          </table:table-cell>
          <table:table-cell office:value-type="string">
            <text:p>tt0053502/tt0815592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2)</text:p>
          </table:table-cell>
          <table:table-cell office:value-type="string">
            <text:p>Flintstonowie (Sezon 2)</text:p>
          </table:table-cell>
          <table:table-cell office:value-type="float" office:value="1961">
            <text:p>1961</text:p>
          </table:table-cell>
          <table:table-cell office:value-type="string">
            <text:p>tt0580259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3)</text:p>
          </table:table-cell>
          <table:table-cell office:value-type="string">
            <text:p>Flintstonowie (Sezon 3)</text:p>
          </table:table-cell>
          <table:table-cell office:value-type="float" office:value="1962">
            <text:p>1962</text:p>
          </table:table-cell>
          <table:table-cell office:value-type="string">
            <text:p>tt0580162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4)</text:p>
          </table:table-cell>
          <table:table-cell office:value-type="string">
            <text:p>Flintstonowie (Sezon 4)</text:p>
          </table:table-cell>
          <table:table-cell office:value-type="float" office:value="1963">
            <text:p>1963</text:p>
          </table:table-cell>
          <table:table-cell office:value-type="string">
            <text:p>tt0580142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1)</text:p>
          </table:table-cell>
          <table:table-cell office:value-type="string">
            <text:p>Cagney i Lacey (Sezon 1)</text:p>
          </table:table-cell>
          <table:table-cell office:value-type="float" office:value="1982">
            <text:p>1982</text:p>
          </table:table-cell>
          <table:table-cell office:value-type="string">
            <text:p>tt0083395/tt0535209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2)</text:p>
          </table:table-cell>
          <table:table-cell office:value-type="string">
            <text:p>Cagney i Lacey (Sezon 2)</text:p>
          </table:table-cell>
          <table:table-cell office:value-type="float" office:value="1982">
            <text:p>1982</text:p>
          </table:table-cell>
          <table:table-cell office:value-type="string">
            <text:p>tt0535208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3)</text:p>
          </table:table-cell>
          <table:table-cell office:value-type="string">
            <text:p>Cagney i Lacey (Sezon 3)</text:p>
          </table:table-cell>
          <table:table-cell office:value-type="float" office:value="1984">
            <text:p>1984</text:p>
          </table:table-cell>
          <table:table-cell office:value-type="string">
            <text:p>tt0535146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4)</text:p>
          </table:table-cell>
          <table:table-cell office:value-type="string">
            <text:p>Cagney i Lacey (Sezon 4)</text:p>
          </table:table-cell>
          <table:table-cell office:value-type="float" office:value="1984">
            <text:p>1984</text:p>
          </table:table-cell>
          <table:table-cell office:value-type="string">
            <text:p>tt0535105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5)</text:p>
          </table:table-cell>
          <table:table-cell office:value-type="string">
            <text:p>Cagney i Lacey (Sezon 5)</text:p>
          </table:table-cell>
          <table:table-cell office:value-type="float" office:value="1985">
            <text:p>1985</text:p>
          </table:table-cell>
          <table:table-cell office:value-type="string">
            <text:p>tt0535154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6)</text:p>
          </table:table-cell>
          <table:table-cell office:value-type="string">
            <text:p>Cagney i Lacey (Sezon 6)</text:p>
          </table:table-cell>
          <table:table-cell office:value-type="float" office:value="1986">
            <text:p>1986</text:p>
          </table:table-cell>
          <table:table-cell office:value-type="string">
            <text:p>tt0535172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7)</text:p>
          </table:table-cell>
          <table:table-cell office:value-type="string">
            <text:p>Cagney i Lacey (Sezon 7)</text:p>
          </table:table-cell>
          <table:table-cell office:value-type="float" office:value="1987">
            <text:p>1987</text:p>
          </table:table-cell>
          <table:table-cell office:value-type="string">
            <text:p>tt053515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)</text:p>
          </table:table-cell>
          <table:table-cell office:value-type="string">
            <text:p>Napisała: Morderstwo (Sezon 1)</text:p>
          </table:table-cell>
          <table:table-cell office:value-type="float" office:value="1984">
            <text:p>1984</text:p>
          </table:table-cell>
          <table:table-cell office:value-type="string">
            <text:p>tt0086765/tt0087757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2)</text:p>
          </table:table-cell>
          <table:table-cell office:value-type="string">
            <text:p>Napisała: Morderstwo (Sezon 2)</text:p>
          </table:table-cell>
          <table:table-cell office:value-type="float" office:value="1985">
            <text:p>1985</text:p>
          </table:table-cell>
          <table:table-cell office:value-type="string">
            <text:p>tt0653702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3)</text:p>
          </table:table-cell>
          <table:table-cell office:value-type="string">
            <text:p>Napisała: Morderstwo (Sezon 3)</text:p>
          </table:table-cell>
          <table:table-cell office:value-type="float" office:value="1986">
            <text:p>1986</text:p>
          </table:table-cell>
          <table:table-cell office:value-type="string">
            <text:p>tt0653496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4)</text:p>
          </table:table-cell>
          <table:table-cell office:value-type="string">
            <text:p>Napisała: Morderstwo (Sezon 4)</text:p>
          </table:table-cell>
          <table:table-cell office:value-type="float" office:value="1987">
            <text:p>1987</text:p>
          </table:table-cell>
          <table:table-cell office:value-type="string">
            <text:p>tt0653444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5)</text:p>
          </table:table-cell>
          <table:table-cell office:value-type="string">
            <text:p>Napisała: Morderstwo (Sezon 5)</text:p>
          </table:table-cell>
          <table:table-cell office:value-type="float" office:value="1987">
            <text:p>1987</text:p>
          </table:table-cell>
          <table:table-cell office:value-type="string">
            <text:p>tt0653534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6)</text:p>
          </table:table-cell>
          <table:table-cell office:value-type="string">
            <text:p>Napisała: Morderstwo (Sezon 6)</text:p>
          </table:table-cell>
          <table:table-cell office:value-type="float" office:value="1989">
            <text:p>1989</text:p>
          </table:table-cell>
          <table:table-cell office:value-type="string">
            <text:p>tt065346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7)</text:p>
          </table:table-cell>
          <table:table-cell office:value-type="string">
            <text:p>Napisała: Morderstwo (Sezon 6)</text:p>
          </table:table-cell>
          <table:table-cell office:value-type="float" office:value="1990">
            <text:p>1990</text:p>
          </table:table-cell>
          <table:table-cell office:value-type="string">
            <text:p>tt0653685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8)</text:p>
          </table:table-cell>
          <table:table-cell office:value-type="string">
            <text:p>Napisała: Morderstwo (Sezon 6)</text:p>
          </table:table-cell>
          <table:table-cell office:value-type="float" office:value="1991">
            <text:p>1991</text:p>
          </table:table-cell>
          <table:table-cell office:value-type="string">
            <text:p>tt0653467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9)</text:p>
          </table:table-cell>
          <table:table-cell office:value-type="string">
            <text:p>Napisała: Morderstwo (Sezon 6)</text:p>
          </table:table-cell>
          <table:table-cell office:value-type="float" office:value="1992">
            <text:p>1992</text:p>
          </table:table-cell>
          <table:table-cell office:value-type="string">
            <text:p>tt0653568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0)</text:p>
          </table:table-cell>
          <table:table-cell office:value-type="string">
            <text:p>Napisała: Morderstwo (Sezon 10)</text:p>
          </table:table-cell>
          <table:table-cell office:value-type="float" office:value="1993">
            <text:p>1993</text:p>
          </table:table-cell>
          <table:table-cell office:value-type="string">
            <text:p>tt0653443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1)</text:p>
          </table:table-cell>
          <table:table-cell office:value-type="string">
            <text:p>Napisała: Morderstwo (Sezon 11)</text:p>
          </table:table-cell>
          <table:table-cell office:value-type="float" office:value="1994">
            <text:p>1994</text:p>
          </table:table-cell>
          <table:table-cell office:value-type="string">
            <text:p>tt065345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2)</text:p>
          </table:table-cell>
          <table:table-cell office:value-type="string">
            <text:p>Napisała: Morderstwo (Sezon 12)</text:p>
          </table:table-cell>
          <table:table-cell office:value-type="float" office:value="1995">
            <text:p>1995</text:p>
          </table:table-cell>
          <table:table-cell office:value-type="string">
            <text:p>tt0653581</text:p>
          </table:table-cell>
          <table:table-cell table:number-columns-repeated="24"/>
        </table:table-row>
        <table:table-row table:style-name="ro1">
          <table:table-cell office:value-type="string">
            <text:p>South Park (Season 1)</text:p>
          </table:table-cell>
          <table:table-cell office:value-type="string">
            <text:p>South Park (Sezon 1)</text:p>
          </table:table-cell>
          <table:table-cell office:value-type="float" office:value="1997">
            <text:p>1997</text:p>
          </table:table-cell>
          <table:table-cell office:value-type="string">
            <text:p>tt0121955/tt0394893</text:p>
          </table:table-cell>
          <table:table-cell table:number-columns-repeated="24"/>
        </table:table-row>
        <table:table-row table:style-name="ro1">
          <table:table-cell office:value-type="string">
            <text:p>South Park (Season 2)</text:p>
          </table:table-cell>
          <table:table-cell office:value-type="string">
            <text:p>South Park (Sezon 2)</text:p>
          </table:table-cell>
          <table:table-cell office:value-type="float" office:value="1998">
            <text:p>1998</text:p>
          </table:table-cell>
          <table:table-cell office:value-type="string">
            <text:p>tt0757027</text:p>
          </table:table-cell>
          <table:table-cell table:number-columns-repeated="24"/>
        </table:table-row>
        <table:table-row table:style-name="ro1">
          <table:table-cell office:value-type="string">
            <text:p>South Park (Season 3)</text:p>
          </table:table-cell>
          <table:table-cell office:value-type="string">
            <text:p>South Park (Sezon 3)</text:p>
          </table:table-cell>
          <table:table-cell office:value-type="float" office:value="1999">
            <text:p>1999</text:p>
          </table:table-cell>
          <table:table-cell office:value-type="string">
            <text:p>tt0705955</text:p>
          </table:table-cell>
          <table:table-cell table:number-columns-repeated="24"/>
        </table:table-row>
        <table:table-row table:style-name="ro1">
          <table:table-cell office:value-type="string">
            <text:p>South Park (Season 4)</text:p>
          </table:table-cell>
          <table:table-cell office:value-type="string">
            <text:p>South Park (Sezon 4)</text:p>
          </table:table-cell>
          <table:table-cell office:value-type="float" office:value="2000">
            <text:p>2000</text:p>
          </table:table-cell>
          <table:table-cell office:value-type="string">
            <text:p>tt0705974</text:p>
          </table:table-cell>
          <table:table-cell table:number-columns-repeated="24"/>
        </table:table-row>
        <table:table-row table:style-name="ro1">
          <table:table-cell office:value-type="string">
            <text:p>My Little Pony (Season 1)</text:p>
          </table:table-cell>
          <table:table-cell office:value-type="string">
            <text:p>My Little Pony (Sezon 1)</text:p>
          </table:table-cell>
          <table:table-cell office:value-type="float" office:value="1986">
            <text:p>1986</text:p>
          </table:table-cell>
          <table:table-cell office:value-type="string">
            <text:p>tt0184761/tt0829856</text:p>
          </table:table-cell>
          <table:table-cell table:number-columns-repeated="24"/>
        </table:table-row>
        <table:table-row table:style-name="ro1">
          <table:table-cell office:value-type="string">
            <text:p>My Little Pony (Season 2)</text:p>
          </table:table-cell>
          <table:table-cell office:value-type="string">
            <text:p>My Little Pony (Sezon 2)</text:p>
          </table:table-cell>
          <table:table-cell office:value-type="float" office:value="1987">
            <text:p>1987</text:p>
          </table:table-cell>
          <table:table-cell office:value-type="string">
            <text:p>tt0847382</text:p>
          </table:table-cell>
          <table:table-cell table:number-columns-repeated="24"/>
        </table:table-row>
        <table:table-row table:style-name="ro1">
          <table:table-cell office:value-type="string">
            <text:p>My Little Pony Tales</text:p>
          </table:table-cell>
          <table:table-cell office:value-type="string">
            <text:p>Opowieści o kucykach My Little Pony</text:p>
          </table:table-cell>
          <table:table-cell office:value-type="float" office:value="1992">
            <text:p>1992</text:p>
          </table:table-cell>
          <table:table-cell office:value-type="string">
            <text:p>tt0212679</text:p>
          </table:table-cell>
          <table:table-cell table:number-columns-repeated="24"/>
        </table:table-row>
        <table:table-row table:style-name="ro1">
          <table:table-cell office:value-type="string">
            <text:p>Star Trek (Season 1)</text:p>
          </table:table-cell>
          <table:table-cell office:value-type="string">
            <text:p>Star Trek (Sezon 1)</text:p>
          </table:table-cell>
          <table:table-cell office:value-type="float" office:value="1966">
            <text:p>1966</text:p>
          </table:table-cell>
          <table:table-cell office:value-type="string">
            <text:p>Tt0060028/tt0708469</text:p>
          </table:table-cell>
          <table:table-cell table:number-columns-repeated="24"/>
        </table:table-row>
        <table:table-row table:style-name="ro1">
          <table:table-cell office:value-type="string">
            <text:p>Star Trek (Season 2)</text:p>
          </table:table-cell>
          <table:table-cell office:value-type="string">
            <text:p>Star Trek (Sezon 2)</text:p>
          </table:table-cell>
          <table:table-cell office:value-type="float" office:value="1967">
            <text:p>1967</text:p>
          </table:table-cell>
          <table:table-cell office:value-type="string">
            <text:p>tt0708416</text:p>
          </table:table-cell>
          <table:table-cell table:number-columns-repeated="24"/>
        </table:table-row>
        <table:table-row table:style-name="ro1">
          <table:table-cell office:value-type="string">
            <text:p>Star Trek (Season 3)</text:p>
          </table:table-cell>
          <table:table-cell office:value-type="string">
            <text:p>Star Trek (Sezon 3)</text:p>
          </table:table-cell>
          <table:table-cell office:value-type="float" office:value="1968">
            <text:p>1968</text:p>
          </table:table-cell>
          <table:table-cell office:value-type="string">
            <text:p>tt0708449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1)</text:p>
          </table:table-cell>
          <table:table-cell office:value-type="string">
            <text:p>Star Trek: Następne pokolenie (Sezon 1)</text:p>
          </table:table-cell>
          <table:table-cell office:value-type="float" office:value="1987">
            <text:p>1987</text:p>
          </table:table-cell>
          <table:table-cell office:value-type="string">
            <text:p>tt009403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2)</text:p>
          </table:table-cell>
          <table:table-cell office:value-type="string">
            <text:p>Star Trek: Następne pokolenie (Sezon 2)</text:p>
          </table:table-cell>
          <table:table-cell office:value-type="float" office:value="1988">
            <text:p>1988</text:p>
          </table:table-cell>
          <table:table-cell office:value-type="string">
            <text:p>tt070879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3)</text:p>
          </table:table-cell>
          <table:table-cell office:value-type="string">
            <text:p>Star Trek: Następne pokolenie (Sezon 3)</text:p>
          </table:table-cell>
          <table:table-cell office:value-type="float" office:value="1989">
            <text:p>1989</text:p>
          </table:table-cell>
          <table:table-cell office:value-type="string">
            <text:p>tt070871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4)</text:p>
          </table:table-cell>
          <table:table-cell office:value-type="string">
            <text:p>Star Trek: Następne pokolenie (Sezon 4)</text:p>
          </table:table-cell>
          <table:table-cell office:value-type="float" office:value="1990">
            <text:p>1990</text:p>
          </table:table-cell>
          <table:table-cell office:value-type="string">
            <text:p>tt0708713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5)</text:p>
          </table:table-cell>
          <table:table-cell office:value-type="string">
            <text:p>Star Trek: Następne pokolenie (Sezon 5)</text:p>
          </table:table-cell>
          <table:table-cell office:value-type="float" office:value="1991">
            <text:p>1991</text:p>
          </table:table-cell>
          <table:table-cell office:value-type="string">
            <text:p>tt0708696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6)</text:p>
          </table:table-cell>
          <table:table-cell office:value-type="string">
            <text:p>Star Trek: Następne pokolenie (Sezon 6)</text:p>
          </table:table-cell>
          <table:table-cell office:value-type="float" office:value="1992">
            <text:p>1992</text:p>
          </table:table-cell>
          <table:table-cell office:value-type="string">
            <text:p>tt0708761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7)</text:p>
          </table:table-cell>
          <table:table-cell office:value-type="string">
            <text:p>Star Trek: Następne pokolenie (Sezon 7)</text:p>
          </table:table-cell>
          <table:table-cell office:value-type="float" office:value="1993">
            <text:p>1993</text:p>
          </table:table-cell>
          <table:table-cell office:value-type="string">
            <text:p>tt0708742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1)</text:p>
          </table:table-cell>
          <table:table-cell office:value-type="string">
            <text:p>Wiking Vicky (Sezon 1)</text:p>
          </table:table-cell>
          <table:table-cell office:value-type="float" office:value="1974">
            <text:p>1974</text:p>
          </table:table-cell>
          <table:table-cell office:value-type="string">
            <text:p>tt0278855/tt0857013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2)</text:p>
          </table:table-cell>
          <table:table-cell office:value-type="string">
            <text:p>Wiking Vicky (Sezon 2)</text:p>
          </table:table-cell>
          <table:table-cell office:value-type="float" office:value="1975">
            <text:p>1975</text:p>
          </table:table-cell>
          <table:table-cell office:value-type="string">
            <text:p>tt0858593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3)</text:p>
          </table:table-cell>
          <table:table-cell office:value-type="string">
            <text:p>Wiking Vicky (Sezon 3)</text:p>
          </table:table-cell>
          <table:table-cell office:value-type="float" office:value="1976">
            <text:p>1976</text:p>
          </table:table-cell>
          <table:table-cell office:value-type="string">
            <text:p>tt0858607</text:p>
          </table:table-cell>
          <table:table-cell table:number-columns-repeated="24"/>
        </table:table-row>
        <table:table-row table:style-name="ro1">
          <table:table-cell office:value-type="string">
            <text:p>Columbo (Season 1)</text:p>
          </table:table-cell>
          <table:table-cell office:value-type="string">
            <text:p>Columbo (Sezon 1)</text:p>
          </table:table-cell>
          <table:table-cell office:value-type="float" office:value="1971">
            <text:p>1971</text:p>
          </table:table-cell>
          <table:table-cell office:value-type="string">
            <text:p>tt1466074/tt0066932</text:p>
          </table:table-cell>
          <table:table-cell table:number-columns-repeated="24"/>
        </table:table-row>
        <table:table-row table:style-name="ro1">
          <table:table-cell office:value-type="string">
            <text:p>Columbo (Season 2)</text:p>
          </table:table-cell>
          <table:table-cell office:value-type="string">
            <text:p>Columbo (Sezon 2)</text:p>
          </table:table-cell>
          <table:table-cell office:value-type="float" office:value="1972">
            <text:p>1972</text:p>
          </table:table-cell>
          <table:table-cell office:value-type="string">
            <text:p>tt0068398</text:p>
          </table:table-cell>
          <table:table-cell table:number-columns-repeated="24"/>
        </table:table-row>
        <table:table-row table:style-name="ro1">
          <table:table-cell office:value-type="string">
            <text:p>Columbo (Season 3)</text:p>
          </table:table-cell>
          <table:table-cell office:value-type="string">
            <text:p>Columbo (Sezon 3)</text:p>
          </table:table-cell>
          <table:table-cell office:value-type="float" office:value="1973">
            <text:p>1973</text:p>
          </table:table-cell>
          <table:table-cell office:value-type="string">
            <text:p>tt0069905</text:p>
          </table:table-cell>
          <table:table-cell table:number-columns-repeated="24"/>
        </table:table-row>
        <table:table-row table:style-name="ro1">
          <table:table-cell office:value-type="string">
            <text:p>Columbo (Season 4)</text:p>
          </table:table-cell>
          <table:table-cell office:value-type="string">
            <text:p>Columbo (Sezon 4)</text:p>
          </table:table-cell>
          <table:table-cell office:value-type="float" office:value="1974">
            <text:p>1974</text:p>
          </table:table-cell>
          <table:table-cell office:value-type="string">
            <text:p>tt0072802</text:p>
          </table:table-cell>
          <table:table-cell table:number-columns-repeated="24"/>
        </table:table-row>
        <table:table-row table:style-name="ro1">
          <table:table-cell office:value-type="string">
            <text:p>Columbo (Season 5)</text:p>
          </table:table-cell>
          <table:table-cell office:value-type="string">
            <text:p>Columbo (Sezon 5)</text:p>
          </table:table-cell>
          <table:table-cell office:value-type="float" office:value="1975">
            <text:p>1975</text:p>
          </table:table-cell>
          <table:table-cell office:value-type="string">
            <text:p>tt0072803</text:p>
          </table:table-cell>
          <table:table-cell table:number-columns-repeated="24"/>
        </table:table-row>
        <table:table-row table:style-name="ro1">
          <table:table-cell office:value-type="string">
            <text:p>Columbo (Season 6)</text:p>
          </table:table-cell>
          <table:table-cell office:value-type="string">
            <text:p>Columbo (Sezon 6)</text:p>
          </table:table-cell>
          <table:table-cell office:value-type="float" office:value="1976">
            <text:p>1976</text:p>
          </table:table-cell>
          <table:table-cell office:value-type="string">
            <text:p>tt0074328</text:p>
          </table:table-cell>
          <table:table-cell table:number-columns-repeated="24"/>
        </table:table-row>
        <table:table-row table:style-name="ro1">
          <table:table-cell office:value-type="string">
            <text:p>Columbo (Season 7)</text:p>
          </table:table-cell>
          <table:table-cell office:value-type="string">
            <text:p>Columbo (Sezon 7)</text:p>
          </table:table-cell>
          <table:table-cell office:value-type="float" office:value="1977">
            <text:p>1977</text:p>
          </table:table-cell>
          <table:table-cell office:value-type="string">
            <text:p>tt0075866</text:p>
          </table:table-cell>
          <table:table-cell table:number-columns-repeated="24"/>
        </table:table-row>
        <table:table-row table:style-name="ro1">
          <table:table-cell office:value-type="string">
            <text:p>Columbo (Season 8)</text:p>
          </table:table-cell>
          <table:table-cell office:value-type="string">
            <text:p>Columbo (Sezon 8)</text:p>
          </table:table-cell>
          <table:table-cell office:value-type="float" office:value="1989">
            <text:p>1989</text:p>
          </table:table-cell>
          <table:table-cell office:value-type="string">
            <text:p>tt0097083</text:p>
          </table:table-cell>
          <table:table-cell table:number-columns-repeated="24"/>
        </table:table-row>
        <table:table-row table:style-name="ro1">
          <table:table-cell office:value-type="string">
            <text:p>Columbo (Season 9)</text:p>
          </table:table-cell>
          <table:table-cell office:value-type="string">
            <text:p>Columbo (Sezon 9)</text:p>
          </table:table-cell>
          <table:table-cell office:value-type="float" office:value="1989">
            <text:p>1989</text:p>
          </table:table-cell>
          <table:table-cell office:value-type="string">
            <text:p>tt0097085</text:p>
          </table:table-cell>
          <table:table-cell table:number-columns-repeated="24"/>
        </table:table-row>
        <table:table-row table:style-name="ro1">
          <table:table-cell office:value-type="string">
            <text:p>Columbo (Season 10)</text:p>
          </table:table-cell>
          <table:table-cell office:value-type="string">
            <text:p>Columbo (Sezon 10)</text:p>
          </table:table-cell>
          <table:table-cell office:value-type="float" office:value="1990">
            <text:p>1990</text:p>
          </table:table-cell>
          <table:table-cell office:value-type="string">
            <text:p>tt0099289</text:p>
          </table:table-cell>
          <table:table-cell table:number-columns-repeated="24"/>
        </table:table-row>
        <table:table-row table:style-name="ro1">
          <table:table-cell office:value-type="string">
            <text:p>MacGyver (Season 1)</text:p>
          </table:table-cell>
          <table:table-cell office:value-type="string">
            <text:p>MacGyver (Sezon 1)</text:p>
          </table:table-cell>
          <table:table-cell office:value-type="float" office:value="1985">
            <text:p>1985</text:p>
          </table:table-cell>
          <table:table-cell office:value-type="string">
            <text:p>tt0088559/tt0165375</text:p>
          </table:table-cell>
          <table:table-cell table:number-columns-repeated="24"/>
        </table:table-row>
        <table:table-row table:style-name="ro1">
          <table:table-cell office:value-type="string">
            <text:p>MacGyver (Season 2)</text:p>
          </table:table-cell>
          <table:table-cell office:value-type="string">
            <text:p>MacGyver (Sezon 2)</text:p>
          </table:table-cell>
          <table:table-cell office:value-type="float" office:value="1986">
            <text:p>1986</text:p>
          </table:table-cell>
          <table:table-cell office:value-type="string">
            <text:p>tt0638781</text:p>
          </table:table-cell>
          <table:table-cell table:number-columns-repeated="24"/>
        </table:table-row>
        <table:table-row table:style-name="ro1">
          <table:table-cell office:value-type="string">
            <text:p>MacGyver (Season 3)</text:p>
          </table:table-cell>
          <table:table-cell office:value-type="string">
            <text:p>MacGyver (Sezon 3)</text:p>
          </table:table-cell>
          <table:table-cell office:value-type="float" office:value="1987">
            <text:p>1987</text:p>
          </table:table-cell>
          <table:table-cell office:value-type="string">
            <text:p>tt0638738</text:p>
          </table:table-cell>
          <table:table-cell table:number-columns-repeated="24"/>
        </table:table-row>
        <table:table-row table:style-name="ro1">
          <table:table-cell office:value-type="string">
            <text:p>MacGyver (Season 4)</text:p>
          </table:table-cell>
          <table:table-cell office:value-type="string">
            <text:p>MacGyver (Sezon 4)</text:p>
          </table:table-cell>
          <table:table-cell office:value-type="float" office:value="1988">
            <text:p>1988</text:p>
          </table:table-cell>
          <table:table-cell office:value-type="string">
            <text:p>tt0638792</text:p>
          </table:table-cell>
          <table:table-cell table:number-columns-repeated="24"/>
        </table:table-row>
        <table:table-row table:style-name="ro1">
          <table:table-cell office:value-type="string">
            <text:p>MacGyver (Season 5)</text:p>
          </table:table-cell>
          <table:table-cell office:value-type="string">
            <text:p>MacGyver (Sezon 5)</text:p>
          </table:table-cell>
          <table:table-cell office:value-type="float" office:value="1989">
            <text:p>1989</text:p>
          </table:table-cell>
          <table:table-cell office:value-type="string">
            <text:p>tt0638733</text:p>
          </table:table-cell>
          <table:table-cell table:number-columns-repeated="24"/>
        </table:table-row>
        <table:table-row table:style-name="ro1">
          <table:table-cell office:value-type="string">
            <text:p>MacGyver (Season 6)</text:p>
          </table:table-cell>
          <table:table-cell office:value-type="string">
            <text:p>MacGyver (Sezon 6)</text:p>
          </table:table-cell>
          <table:table-cell office:value-type="float" office:value="1990">
            <text:p>1990</text:p>
          </table:table-cell>
          <table:table-cell office:value-type="string">
            <text:p>tt0638808</text:p>
          </table:table-cell>
          <table:table-cell table:number-columns-repeated="24"/>
        </table:table-row>
        <table:table-row table:style-name="ro1">
          <table:table-cell office:value-type="string">
            <text:p>MacGyver (Season 7)</text:p>
          </table:table-cell>
          <table:table-cell office:value-type="string">
            <text:p>MacGyver (Sezon 7)</text:p>
          </table:table-cell>
          <table:table-cell office:value-type="float" office:value="1991">
            <text:p>1991</text:p>
          </table:table-cell>
          <table:table-cell office:value-type="string">
            <text:p>tt0638725</text:p>
          </table:table-cell>
          <table:table-cell table:number-columns-repeated="24"/>
        </table:table-row>
        <table:table-row table:style-name="ro1">
          <table:table-cell office:value-type="string">
            <text:p>Seinfeld (Season 1)</text:p>
          </table:table-cell>
          <table:table-cell office:value-type="string">
            <text:p>Seinfeld (Sezon 1)</text:p>
          </table:table-cell>
          <table:table-cell office:value-type="float" office:value="1990">
            <text:p>1990</text:p>
          </table:table-cell>
          <table:table-cell office:value-type="string">
            <text:p>tt0098904/tt0098286</text:p>
          </table:table-cell>
          <table:table-cell table:number-columns-repeated="24"/>
        </table:table-row>
        <table:table-row table:style-name="ro1">
          <table:table-cell office:value-type="string">
            <text:p>Seinfeld (Season 2)</text:p>
          </table:table-cell>
          <table:table-cell office:value-type="string">
            <text:p>Seinfeld (Sezon 2)</text:p>
          </table:table-cell>
          <table:table-cell office:value-type="float" office:value="1991">
            <text:p>1991</text:p>
          </table:table-cell>
          <table:table-cell office:value-type="string">
            <text:p>tt0697692</text:p>
          </table:table-cell>
          <table:table-cell table:number-columns-repeated="24"/>
        </table:table-row>
        <table:table-row table:style-name="ro1">
          <table:table-cell office:value-type="string">
            <text:p>Seinfeld (Season 3)</text:p>
          </table:table-cell>
          <table:table-cell office:value-type="string">
            <text:p>Seinfeld (Sezon 3)</text:p>
          </table:table-cell>
          <table:table-cell office:value-type="float" office:value="1991">
            <text:p>1991</text:p>
          </table:table-cell>
          <table:table-cell office:value-type="string">
            <text:p>tt0697741</text:p>
          </table:table-cell>
          <table:table-cell table:number-columns-repeated="24"/>
        </table:table-row>
        <table:table-row table:style-name="ro1">
          <table:table-cell office:value-type="string">
            <text:p>Seinfeld (Season 4)</text:p>
          </table:table-cell>
          <table:table-cell office:value-type="string">
            <text:p>Seinfeld (Sezon 4)</text:p>
          </table:table-cell>
          <table:table-cell office:value-type="float" office:value="1992">
            <text:p>1992</text:p>
          </table:table-cell>
          <table:table-cell office:value-type="string">
            <text:p>tt0697799</text:p>
          </table:table-cell>
          <table:table-cell table:number-columns-repeated="24"/>
        </table:table-row>
        <table:table-row table:style-name="ro1">
          <table:table-cell office:value-type="string">
            <text:p>Seinfeld (Season 5)</text:p>
          </table:table-cell>
          <table:table-cell office:value-type="string">
            <text:p>Seinfeld (Sezon 5)</text:p>
          </table:table-cell>
          <table:table-cell office:value-type="float" office:value="1993">
            <text:p>1993</text:p>
          </table:table-cell>
          <table:table-cell office:value-type="string">
            <text:p>tt0697728</text:p>
          </table:table-cell>
          <table:table-cell table:number-columns-repeated="24"/>
        </table:table-row>
        <table:table-row table:style-name="ro1">
          <table:table-cell office:value-type="string">
            <text:p>Seinfeld (Season 6)</text:p>
          </table:table-cell>
          <table:table-cell office:value-type="string">
            <text:p>Seinfeld (Sezon 6)</text:p>
          </table:table-cell>
          <table:table-cell office:value-type="float" office:value="1994">
            <text:p>1994</text:p>
          </table:table-cell>
          <table:table-cell office:value-type="string">
            <text:p>tt0697671</text:p>
          </table:table-cell>
          <table:table-cell table:number-columns-repeated="24"/>
        </table:table-row>
        <table:table-row table:style-name="ro1">
          <table:table-cell office:value-type="string">
            <text:p>Seinfeld (Season 7)</text:p>
          </table:table-cell>
          <table:table-cell office:value-type="string">
            <text:p>Seinfeld (Sezon 7)</text:p>
          </table:table-cell>
          <table:table-cell office:value-type="float" office:value="1995">
            <text:p>1995</text:p>
          </table:table-cell>
          <table:table-cell office:value-type="string">
            <text:p>tt0697690</text:p>
          </table:table-cell>
          <table:table-cell table:number-columns-repeated="24"/>
        </table:table-row>
        <table:table-row table:style-name="ro1">
          <table:table-cell office:value-type="string">
            <text:p>20,000 Leagues Under the Sea – Serial</text:p>
          </table:table-cell>
          <table:table-cell office:value-type="string">
            <text:p>20 000 mil podmorskiej żeglugi -Serial</text:p>
          </table:table-cell>
          <table:table-cell office:value-type="float" office:value="1997">
            <text:p>1997</text:p>
          </table:table-cell>
          <table:table-cell office:value-type="string">
            <text:p>tt0118248/tt5846002</text:p>
          </table:table-cell>
          <table:table-cell table:number-columns-repeated="24"/>
        </table:table-row>
        <table:table-row table:style-name="ro1">
          <table:table-cell office:value-type="string">
            <text:p>Magnum, P.I. (Season 1)</text:p>
          </table:table-cell>
          <table:table-cell office:value-type="string">
            <text:p>Magnum (Sezon 1)</text:p>
          </table:table-cell>
          <table:table-cell office:value-type="float" office:value="1980">
            <text:p>1980</text:p>
          </table:table-cell>
          <table:table-cell office:value-type="string">
            <text:p>tt0080240/tt0081103</text:p>
          </table:table-cell>
          <table:table-cell table:number-columns-repeated="24"/>
        </table:table-row>
        <table:table-row table:style-name="ro1">
          <table:table-cell office:value-type="string">
            <text:p>Magnum, P.I. (Season 2)</text:p>
          </table:table-cell>
          <table:table-cell office:value-type="string">
            <text:p>Magnum (Sezon 2)</text:p>
          </table:table-cell>
          <table:table-cell office:value-type="float" office:value="1981">
            <text:p>1981</text:p>
          </table:table-cell>
          <table:table-cell office:value-type="string">
            <text:p>tt0639628</text:p>
          </table:table-cell>
          <table:table-cell table:number-columns-repeated="24"/>
        </table:table-row>
        <table:table-row table:style-name="ro1">
          <table:table-cell office:value-type="string">
            <text:p>Magnum, P.I. (Season 3)</text:p>
          </table:table-cell>
          <table:table-cell office:value-type="string">
            <text:p>Magnum (Sezon 3)</text:p>
          </table:table-cell>
          <table:table-cell office:value-type="float" office:value="1982">
            <text:p>1982</text:p>
          </table:table-cell>
          <table:table-cell office:value-type="string">
            <text:p>tt0639640</text:p>
          </table:table-cell>
          <table:table-cell table:number-columns-repeated="24"/>
        </table:table-row>
        <table:table-row table:style-name="ro1">
          <table:table-cell office:value-type="string">
            <text:p>Magnum, P.I. (Season 4)</text:p>
          </table:table-cell>
          <table:table-cell office:value-type="string">
            <text:p>Magnum (Sezon 4)</text:p>
          </table:table-cell>
          <table:table-cell office:value-type="float" office:value="1983">
            <text:p>1983</text:p>
          </table:table-cell>
          <table:table-cell office:value-type="string">
            <text:p>tt0639661</text:p>
          </table:table-cell>
          <table:table-cell table:number-columns-repeated="24"/>
        </table:table-row>
        <table:table-row table:style-name="ro1">
          <table:table-cell office:value-type="string">
            <text:p>Magnum, P.I. (Season 5)</text:p>
          </table:table-cell>
          <table:table-cell office:value-type="string">
            <text:p>Magnum (Sezon 5)</text:p>
          </table:table-cell>
          <table:table-cell office:value-type="float" office:value="1984">
            <text:p>1984</text:p>
          </table:table-cell>
          <table:table-cell office:value-type="string">
            <text:p>tt0639646</text:p>
          </table:table-cell>
          <table:table-cell table:number-columns-repeated="24"/>
        </table:table-row>
        <table:table-row table:style-name="ro1">
          <table:table-cell office:value-type="string">
            <text:p>Magnum, P.I. (Season 6)</text:p>
          </table:table-cell>
          <table:table-cell office:value-type="string">
            <text:p>Magnum (Sezon 6)</text:p>
          </table:table-cell>
          <table:table-cell office:value-type="float" office:value="1985">
            <text:p>1985</text:p>
          </table:table-cell>
          <table:table-cell office:value-type="string">
            <text:p>tt0639639</text:p>
          </table:table-cell>
          <table:table-cell table:number-columns-repeated="24"/>
        </table:table-row>
        <table:table-row table:style-name="ro1">
          <table:table-cell office:value-type="string">
            <text:p>Magnum, P.I. (Season 7)</text:p>
          </table:table-cell>
          <table:table-cell office:value-type="string">
            <text:p>Magnum (Sezon 7)</text:p>
          </table:table-cell>
          <table:table-cell office:value-type="float" office:value="1986">
            <text:p>1986</text:p>
          </table:table-cell>
          <table:table-cell office:value-type="string">
            <text:p>tt0639637</text:p>
          </table:table-cell>
          <table:table-cell table:number-columns-repeated="24"/>
        </table:table-row>
        <table:table-row table:style-name="ro1">
          <table:table-cell office:value-type="string">
            <text:p>Magnum, P.I. (Season 8)</text:p>
          </table:table-cell>
          <table:table-cell office:value-type="string">
            <text:p>Magnum (Sezon 8)</text:p>
          </table:table-cell>
          <table:table-cell office:value-type="float" office:value="1987">
            <text:p>1987</text:p>
          </table:table-cell>
          <table:table-cell office:value-type="string">
            <text:p>tt0639665</text:p>
          </table:table-cell>
          <table:table-cell table:number-columns-repeated="24"/>
        </table:table-row>
        <table:table-row table:style-name="ro1">
          <table:table-cell office:value-type="string">
            <text:p>Stargate SG-1 (Season 1: The Journey Continues)</text:p>
          </table:table-cell>
          <table:table-cell office:value-type="string">
            <text:p>Stargate SG-1 (Sezon 1: Podróż trwa)</text:p>
          </table:table-cell>
          <table:table-cell office:value-type="float" office:value="1997">
            <text:p>1997</text:p>
          </table:table-cell>
          <table:table-cell office:value-type="string">
            <text:p>tt0118480/tt0234794</text:p>
          </table:table-cell>
          <table:table-cell table:number-columns-repeated="24"/>
        </table:table-row>
        <table:table-row table:style-name="ro1">
          <table:table-cell office:value-type="string">
            <text:p>Stargate SG-1 (Season 2: Discover New Worlds)</text:p>
          </table:table-cell>
          <table:table-cell office:value-type="string">
            <text:p>Stargate SG-1 (Sezon 2: Odkryj nowe światy)</text:p>
          </table:table-cell>
          <table:table-cell office:value-type="float" office:value="1998">
            <text:p>1998</text:p>
          </table:table-cell>
          <table:table-cell office:value-type="string">
            <text:p>tt0709199</text:p>
          </table:table-cell>
          <table:table-cell table:number-columns-repeated="24"/>
        </table:table-row>
        <table:table-row table:style-name="ro1">
          <table:table-cell office:value-type="string">
            <text:p>Stargate SG-1 (Season 3: Galactic Adventures)</text:p>
          </table:table-cell>
          <table:table-cell office:value-type="string">
            <text:p>Stargate SG-1 (Sezon 3: Galaktyczne przygody)</text:p>
          </table:table-cell>
          <table:table-cell office:value-type="float" office:value="1999">
            <text:p>1999</text:p>
          </table:table-cell>
          <table:table-cell office:value-type="string">
            <text:p>tt0709109</text:p>
          </table:table-cell>
          <table:table-cell table:number-columns-repeated="24"/>
        </table:table-row>
        <table:table-row table:style-name="ro1">
          <table:table-cell office:value-type="string">
            <text:p>Stargate SG-1 (Season 4: Distant Worlds, New Dangers)</text:p>
          </table:table-cell>
          <table:table-cell office:value-type="string">
            <text:p>Stargate SG-1 (Sezon 4: Odległe światy, nowe niebezpieczeństwa)</text:p>
          </table:table-cell>
          <table:table-cell office:value-type="float" office:value="2000">
            <text:p>2000</text:p>
          </table:table-cell>
          <table:table-cell office:value-type="string">
            <text:p>tt0709173</text:p>
          </table:table-cell>
          <table:table-cell table:number-columns-repeated="24"/>
        </table:table-row>
        <table:table-row table:style-name="ro1">
          <table:table-cell office:value-type="string">
            <text:p>Stargate SG-1 (Season 5: In the Hands of the Enemy)</text:p>
          </table:table-cell>
          <table:table-cell office:value-type="string">
            <text:p>Stargate SG-1 (Sezon 5: W rękach wroga)</text:p>
          </table:table-cell>
          <table:table-cell office:value-type="float" office:value="2001">
            <text:p>2001</text:p>
          </table:table-cell>
          <table:table-cell office:value-type="string">
            <text:p>tt0709077</text:p>
          </table:table-cell>
          <table:table-cell table:number-columns-repeated="24"/>
        </table:table-row>
        <table:table-row table:style-name="ro1">
          <table:table-cell office:value-type="string">
            <text:p>Stargate SG-1 (Season 6: A New Face)</text:p>
          </table:table-cell>
          <table:table-cell office:value-type="string">
            <text:p>Stargate SG-1 (Sezon 6: Nowe oblicze)</text:p>
          </table:table-cell>
          <table:table-cell office:value-type="float" office:value="2002">
            <text:p>2002</text:p>
          </table:table-cell>
          <table:table-cell office:value-type="string">
            <text:p>tt0709154</text:p>
          </table:table-cell>
          <table:table-cell table:number-columns-repeated="24"/>
        </table:table-row>
        <table:table-row table:style-name="ro1">
          <table:table-cell office:value-type="string">
            <text:p>Stargate SG-1 (Season 7: In Search of the City of the Ancients)</text:p>
          </table:table-cell>
          <table:table-cell office:value-type="string">
            <text:p>Stargate SG-1 (Sezon 7: W poszukiwaniu miasta starożytnych)</text:p>
          </table:table-cell>
          <table:table-cell office:value-type="float" office:value="2003">
            <text:p>2003</text:p>
          </table:table-cell>
          <table:table-cell office:value-type="string">
            <text:p>tt0709088</text:p>
          </table:table-cell>
          <table:table-cell table:number-columns-repeated="24"/>
        </table:table-row>
        <table:table-row table:style-name="ro1">
          <table:table-cell office:value-type="string">
            <text:p>Stargate SG-1 (Season 8: To the Future and Back Again)</text:p>
          </table:table-cell>
          <table:table-cell office:value-type="string">
            <text:p>Stargate SG-1 (Sezon 8: Do przyszłości i z powrotem)</text:p>
          </table:table-cell>
          <table:table-cell office:value-type="float" office:value="2004">
            <text:p>2004</text:p>
          </table:table-cell>
          <table:table-cell office:value-type="string">
            <text:p>tt0709130</text:p>
          </table:table-cell>
          <table:table-cell table:number-columns-repeated="24"/>
        </table:table-row>
        <table:table-row table:style-name="ro1">
          <table:table-cell office:value-type="string">
            <text:p>Stargate SG-1 (Season 9: A Great Challenge)</text:p>
          </table:table-cell>
          <table:table-cell office:value-type="string">
            <text:p>Stargate SG-1 (Sezon 9: Wielkie wyzwanie)</text:p>
          </table:table-cell>
          <table:table-cell office:value-type="float" office:value="2005">
            <text:p>2005</text:p>
          </table:table-cell>
          <table:table-cell office:value-type="string">
            <text:p>tt0709040</text:p>
          </table:table-cell>
          <table:table-cell table:number-columns-repeated="24"/>
        </table:table-row>
        <table:table-row table:style-name="ro1">
          <table:table-cell office:value-type="string">
            <text:p>Stargate SG-1 (Season 10: New Battles with Old Enemies)</text:p>
          </table:table-cell>
          <table:table-cell office:value-type="string">
            <text:p>Stargate SG-1 (Sezon 10: Nowe bitwy ze starymi wrogami)</text:p>
          </table:table-cell>
          <table:table-cell office:value-type="float" office:value="2006">
            <text:p>2006</text:p>
          </table:table-cell>
          <table:table-cell office:value-type="string">
            <text:p>tt0756405</text:p>
          </table:table-cell>
          <table:table-cell table:number-columns-repeated="24"/>
        </table:table-row>
        <table:table-row table:style-name="ro1">
          <table:table-cell office:value-type="string">
            <text:p>The Simpsons (Season 1)</text:p>
          </table:table-cell>
          <table:table-cell office:value-type="string">
            <text:p>Simpsonowie (Sezon 1)</text:p>
          </table:table-cell>
          <table:table-cell office:value-type="float" office:value="1989">
            <text:p>1989</text:p>
          </table:table-cell>
          <table:table-cell office:value-type="string">
            <text:p>tt0096697/tt0348034</text:p>
          </table:table-cell>
          <table:table-cell table:number-columns-repeated="24"/>
        </table:table-row>
        <table:table-row table:style-name="ro1">
          <table:table-cell office:value-type="string">
            <text:p>The Simpsons (Season 2)</text:p>
          </table:table-cell>
          <table:table-cell office:value-type="string">
            <text:p>Simpsonowie (Sezon 2)</text:p>
          </table:table-cell>
          <table:table-cell office:value-type="float" office:value="1990">
            <text:p>1990</text:p>
          </table:table-cell>
          <table:table-cell office:value-type="string">
            <text:p>tt0763024</text:p>
          </table:table-cell>
          <table:table-cell table:number-columns-repeated="24"/>
        </table:table-row>
        <table:table-row table:style-name="ro1">
          <table:table-cell office:value-type="string">
            <text:p>The Simpsons (Season 3)</text:p>
          </table:table-cell>
          <table:table-cell office:value-type="string">
            <text:p>Simpsonowie (Sezon 3)</text:p>
          </table:table-cell>
          <table:table-cell office:value-type="float" office:value="1991">
            <text:p>1991</text:p>
          </table:table-cell>
          <table:table-cell office:value-type="string">
            <text:p>tt0701217</text:p>
          </table:table-cell>
          <table:table-cell table:number-columns-repeated="24"/>
        </table:table-row>
        <table:table-row table:style-name="ro1">
          <table:table-cell office:value-type="string">
            <text:p>The Simpsons (Season 4)</text:p>
          </table:table-cell>
          <table:table-cell office:value-type="string">
            <text:p>Simpsonowie (Sezon 4)</text:p>
          </table:table-cell>
          <table:table-cell office:value-type="float" office:value="1992">
            <text:p>1992</text:p>
          </table:table-cell>
          <table:table-cell office:value-type="string">
            <text:p>tt0701142</text:p>
          </table:table-cell>
          <table:table-cell table:number-columns-repeated="24"/>
        </table:table-row>
        <table:table-row table:style-name="ro1">
          <table:table-cell office:value-type="string">
            <text:p>The Simpsons (Season 5)</text:p>
          </table:table-cell>
          <table:table-cell office:value-type="string">
            <text:p>Simpsonowie (Sezon 5)</text:p>
          </table:table-cell>
          <table:table-cell office:value-type="float" office:value="1993">
            <text:p>1993</text:p>
          </table:table-cell>
          <table:table-cell office:value-type="string">
            <text:p>tt0701121</text:p>
          </table:table-cell>
          <table:table-cell table:number-columns-repeated="24"/>
        </table:table-row>
        <table:table-row table:style-name="ro1">
          <table:table-cell office:value-type="string">
            <text:p>The Simpsons (Season 6)</text:p>
          </table:table-cell>
          <table:table-cell office:value-type="string">
            <text:p>Simpsonowie (Sezon 6)</text:p>
          </table:table-cell>
          <table:table-cell office:value-type="float" office:value="1994">
            <text:p>1994</text:p>
          </table:table-cell>
          <table:table-cell office:value-type="string">
            <text:p>tt0763026</text:p>
          </table:table-cell>
          <table:table-cell table:number-columns-repeated="24"/>
        </table:table-row>
        <table:table-row table:style-name="ro1">
          <table:table-cell office:value-type="string">
            <text:p>The Simpsons (Season 7)</text:p>
          </table:table-cell>
          <table:table-cell office:value-type="string">
            <text:p>Simpsonowie (Sezon 7)</text:p>
          </table:table-cell>
          <table:table-cell office:value-type="float" office:value="1995">
            <text:p>1995</text:p>
          </table:table-cell>
          <table:table-cell office:value-type="string">
            <text:p>tt0701201</text:p>
          </table:table-cell>
          <table:table-cell table:number-columns-repeated="24"/>
        </table:table-row>
        <table:table-row table:style-name="ro1">
          <table:table-cell office:value-type="string">
            <text:p>The Simpsons (Season 8)</text:p>
          </table:table-cell>
          <table:table-cell office:value-type="string">
            <text:p>Simpsonowie (Sezon 8)</text:p>
          </table:table-cell>
          <table:table-cell office:value-type="float" office:value="1996">
            <text:p>1996</text:p>
          </table:table-cell>
          <table:table-cell office:value-type="string">
            <text:p>tt0701298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1)</text:p>
          </table:table-cell>
          <table:table-cell office:value-type="string">
            <text:p>Seks w wielkim mieście (Sezon 1)</text:p>
          </table:table-cell>
          <table:table-cell office:value-type="float" office:value="1998">
            <text:p>1998</text:p>
          </table:table-cell>
          <table:table-cell office:value-type="string">
            <text:p>tt0159206/tt0698663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2)</text:p>
          </table:table-cell>
          <table:table-cell office:value-type="string">
            <text:p>Seks w wielkim mieście (Sezon 2)</text:p>
          </table:table-cell>
          <table:table-cell office:value-type="float" office:value="1999">
            <text:p>1999</text:p>
          </table:table-cell>
          <table:table-cell office:value-type="string">
            <text:p>tt0698667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3)</text:p>
          </table:table-cell>
          <table:table-cell office:value-type="string">
            <text:p>Seks w wielkim mieście (Sezon 3)</text:p>
          </table:table-cell>
          <table:table-cell office:value-type="float" office:value="2000">
            <text:p>2000</text:p>
          </table:table-cell>
          <table:table-cell office:value-type="string">
            <text:p>tt0698701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4)</text:p>
          </table:table-cell>
          <table:table-cell office:value-type="string">
            <text:p>Seks w wielkim mieście (Sezon 4)</text:p>
          </table:table-cell>
          <table:table-cell office:value-type="float" office:value="2001">
            <text:p>2001</text:p>
          </table:table-cell>
          <table:table-cell office:value-type="string">
            <text:p>tt0698668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5)</text:p>
          </table:table-cell>
          <table:table-cell office:value-type="string">
            <text:p>Seks w wielkim mieście (Sezon 5)</text:p>
          </table:table-cell>
          <table:table-cell office:value-type="float" office:value="2002">
            <text:p>2002</text:p>
          </table:table-cell>
          <table:table-cell office:value-type="string">
            <text:p>tt0698614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6)</text:p>
          </table:table-cell>
          <table:table-cell office:value-type="string">
            <text:p>Seks w wielkim mieście (Sezon 6)</text:p>
          </table:table-cell>
          <table:table-cell office:value-type="float" office:value="2003">
            <text:p>2003</text:p>
          </table:table-cell>
          <table:table-cell office:value-type="string">
            <text:p>tt06986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lien Nation</text:p>
          </table:table-cell>
          <table:table-cell office:value-type="float" office:value="1989">
            <text:p>1989</text:p>
          </table:table-cell>
          <table:table-cell office:value-type="string">
            <text:p>tt0096531/tt15761998</text:p>
          </table:table-cell>
          <table:table-cell table:number-columns-repeated="24"/>
        </table:table-row>
        <table:table-row table:style-name="ro1">
          <table:table-cell office:value-type="string">
            <text:p>Stephen King's IT</text:p>
          </table:table-cell>
          <table:table-cell office:value-type="string">
            <text:p>TO Stephena Kinga</text:p>
          </table:table-cell>
          <table:table-cell office:value-type="float" office:value="1990">
            <text:p>1990</text:p>
          </table:table-cell>
          <table:table-cell office:value-type="string">
            <text:p>tt0099864/tt2476270</text:p>
          </table:table-cell>
          <table:table-cell table:number-columns-repeated="24"/>
        </table:table-row>
        <table:table-row table:style-name="ro1">
          <table:table-cell office:value-type="string">
            <text:p>Inspector Gadget (Season 1)</text:p>
          </table:table-cell>
          <table:table-cell office:value-type="string">
            <text:p>Inspektor Gadget (Sezon 1)</text:p>
          </table:table-cell>
          <table:table-cell office:value-type="float" office:value="1983">
            <text:p>1983</text:p>
          </table:table-cell>
          <table:table-cell office:value-type="string">
            <text:p>tt0085033/tt06116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spector Gadget (Season 2)</text:p>
          </table:table-cell>
          <table:table-cell office:value-type="float" office:value="1985">
            <text:p>1985</text:p>
          </table:table-cell>
          <table:table-cell office:value-type="string">
            <text:p>tt0611609</text:p>
          </table:table-cell>
          <table:table-cell table:number-columns-repeated="24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6">
            <text:p>1976</text:p>
          </table:table-cell>
          <table:table-cell office:value-type="string">
            <text:p>tt0073972/tt0074301</text:p>
          </table:table-cell>
          <table:table-cell table:number-columns-repeated="24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7">
            <text:p>1977</text:p>
          </table:table-cell>
          <table:table-cell office:value-type="string">
            <text:p>tt053917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star Galactica</text:p>
          </table:table-cell>
          <table:table-cell office:value-type="float" office:value="1978">
            <text:p>1978</text:p>
          </table:table-cell>
          <table:table-cell office:value-type="string">
            <text:p>tt0076984/tt0519746</text:p>
          </table:table-cell>
          <table:table-cell table:number-columns-repeated="24"/>
        </table:table-row>
        <table:table-row table:style-name="ro1">
          <table:table-cell office:value-type="string">
            <text:p>Attila the Hun</text:p>
          </table:table-cell>
          <table:table-cell office:value-type="string">
            <text:p>Attyla</text:p>
          </table:table-cell>
          <table:table-cell office:value-type="float" office:value="2001">
            <text:p>2001</text:p>
          </table:table-cell>
          <table:table-cell office:value-type="string">
            <text:p>tt0259127/tt5706380</text:p>
          </table:table-cell>
          <table:table-cell table:number-columns-repeated="24"/>
        </table:table-row>
        <table:table-row table:style-name="ro1">
          <table:table-cell office:value-type="string">
            <text:p>Terry Pratchett's The Colour of Magic</text:p>
          </table:table-cell>
          <table:table-cell office:value-type="string">
            <text:p>Kolor magii</text:p>
          </table:table-cell>
          <table:table-cell office:value-type="float" office:value="2008">
            <text:p>2008</text:p>
          </table:table-cell>
          <table:table-cell office:value-type="string">
            <text:p>tt1079959/tt5244462</text:p>
          </table:table-cell>
          <table:table-cell table:number-columns-repeated="24"/>
        </table:table-row>
        <table:table-row table:style-name="ro1">
          <table:table-cell office:value-type="string">
            <text:p>The Bourne Identity</text:p>
          </table:table-cell>
          <table:table-cell office:value-type="string">
            <text:p>Tożsamość Bourne'a</text:p>
          </table:table-cell>
          <table:table-cell office:value-type="float" office:value="1988">
            <text:p>1988</text:p>
          </table:table-cell>
          <table:table-cell office:value-type="string">
            <text:p>tt0094791/tt3850978</text:p>
          </table:table-cell>
          <table:table-cell table:number-columns-repeated="24"/>
        </table:table-row>
        <table:table-row table:style-name="ro1">
          <table:table-cell office:value-type="string">
            <text:p>War of the Worlds (Season 1)</text:p>
          </table:table-cell>
          <table:table-cell office:value-type="string">
            <text:p>Wojna światów (Sezon 1) </text:p>
          </table:table-cell>
          <table:table-cell office:value-type="float" office:value="1988">
            <text:p>1988</text:p>
          </table:table-cell>
          <table:table-cell office:value-type="string">
            <text:p>tt0094578/tt0744059</text:p>
          </table:table-cell>
          <table:table-cell table:number-columns-repeated="24"/>
        </table:table-row>
        <table:table-row table:style-name="ro1">
          <table:table-cell office:value-type="string">
            <text:p>War of the Worlds (Season 2)</text:p>
          </table:table-cell>
          <table:table-cell office:value-type="string">
            <text:p>Wojna światów (Sezon 2)</text:p>
          </table:table-cell>
          <table:table-cell office:value-type="float" office:value="1989">
            <text:p>1989</text:p>
          </table:table-cell>
          <table:table-cell office:value-type="string">
            <text:p>tt0744061</text:p>
          </table:table-cell>
          <table:table-cell table:number-columns-repeated="24"/>
        </table:table-row>
        <table:table-row table:style-name="ro1">
          <table:table-cell office:value-type="string">
            <text:p>Baywatch (Season 7)</text:p>
          </table:table-cell>
          <table:table-cell office:value-type="string">
            <text:p>Słoneczny patrol (Sezon 7)</text:p>
          </table:table-cell>
          <table:table-cell office:value-type="float" office:value="1996">
            <text:p>1996</text:p>
          </table:table-cell>
          <table:table-cell office:value-type="string">
            <text:p>tt0096542/tt0394318</text:p>
          </table:table-cell>
          <table:table-cell table:number-columns-repeated="24"/>
        </table:table-row>
        <table:table-row table:style-name="ro1">
          <table:table-cell office:value-type="string">
            <text:p>Baywatch (Season 8)</text:p>
          </table:table-cell>
          <table:table-cell office:value-type="string">
            <text:p>Słoneczny patrol (Sezon 8)</text:p>
          </table:table-cell>
          <table:table-cell office:value-type="float" office:value="1997">
            <text:p>1997</text:p>
          </table:table-cell>
          <table:table-cell office:value-type="string">
            <text:p>tt0394305</text:p>
          </table:table-cell>
          <table:table-cell table:number-columns-repeated="24"/>
        </table:table-row>
        <table:table-row table:style-name="ro1">
          <table:table-cell office:value-type="string">
            <text:p>Baywatch (Season 9)</text:p>
          </table:table-cell>
          <table:table-cell office:value-type="string">
            <text:p>Słoneczny patrol (Sezon 9)</text:p>
          </table:table-cell>
          <table:table-cell office:value-type="float" office:value="1998">
            <text:p>1998</text:p>
          </table:table-cell>
          <table:table-cell office:value-type="string">
            <text:p>tt0394186</text:p>
          </table:table-cell>
          <table:table-cell table:number-columns-repeated="24"/>
        </table:table-row>
        <table:table-row table:style-name="ro1">
          <table:table-cell office:value-type="string">
            <text:p>Bonanza (Season 3)</text:p>
          </table:table-cell>
          <table:table-cell office:value-type="string">
            <text:p>Bonanza (Sezon 3)</text:p>
          </table:table-cell>
          <table:table-cell office:value-type="float" office:value="1961">
            <text:p>1961</text:p>
          </table:table-cell>
          <table:table-cell office:value-type="string">
            <text:p>tt0052451/tt0529823</text:p>
          </table:table-cell>
          <table:table-cell table:number-columns-repeated="24"/>
        </table:table-row>
        <table:table-row table:style-name="ro1">
          <table:table-cell office:value-type="string">
            <text:p>Bonanza (Season 4)</text:p>
          </table:table-cell>
          <table:table-cell office:value-type="string">
            <text:p>Bonanza (Sezon 4)</text:p>
          </table:table-cell>
          <table:table-cell office:value-type="float" office:value="1962">
            <text:p>1962</text:p>
          </table:table-cell>
          <table:table-cell office:value-type="string">
            <text:p>tt0529715</text:p>
          </table:table-cell>
          <table:table-cell table:number-columns-repeated="24"/>
        </table:table-row>
        <table:table-row table:style-name="ro1">
          <table:table-cell office:value-type="string">
            <text:p>Bonanza (Season 5)</text:p>
          </table:table-cell>
          <table:table-cell office:value-type="string">
            <text:p>Bonanza (Sezon 5)</text:p>
          </table:table-cell>
          <table:table-cell office:value-type="float" office:value="1963">
            <text:p>1963</text:p>
          </table:table-cell>
          <table:table-cell office:value-type="string">
            <text:p>tt0529650</text:p>
          </table:table-cell>
          <table:table-cell table:number-columns-repeated="24"/>
        </table:table-row>
        <table:table-row table:style-name="ro1">
          <table:table-cell office:value-type="string">
            <text:p>Bonanza (Season 6)</text:p>
          </table:table-cell>
          <table:table-cell office:value-type="string">
            <text:p>Bonanza (Sezon 6)</text:p>
          </table:table-cell>
          <table:table-cell office:value-type="float" office:value="1964">
            <text:p>1964</text:p>
          </table:table-cell>
          <table:table-cell office:value-type="string">
            <text:p>tt0529585</text:p>
          </table:table-cell>
          <table:table-cell table:number-columns-repeated="24"/>
        </table:table-row>
        <table:table-row table:style-name="ro1">
          <table:table-cell office:value-type="string">
            <text:p>Bonanza (Season 7)</text:p>
          </table:table-cell>
          <table:table-cell office:value-type="string">
            <text:p>Bonanza (Sezon 7)</text:p>
          </table:table-cell>
          <table:table-cell office:value-type="float" office:value="1965">
            <text:p>1965</text:p>
          </table:table-cell>
          <table:table-cell office:value-type="string">
            <text:p>tt0529702</text:p>
          </table:table-cell>
          <table:table-cell table:number-columns-repeated="24"/>
        </table:table-row>
        <table:table-row table:style-name="ro1">
          <table:table-cell office:value-type="string">
            <text:p>Bonanza (Season 8)</text:p>
          </table:table-cell>
          <table:table-cell office:value-type="string">
            <text:p>Bonanza (Sezon 8)</text:p>
          </table:table-cell>
          <table:table-cell office:value-type="float" office:value="1966">
            <text:p>1966</text:p>
          </table:table-cell>
          <table:table-cell office:value-type="string">
            <text:p>tt0529656</text:p>
          </table:table-cell>
          <table:table-cell table:number-columns-repeated="24"/>
        </table:table-row>
        <table:table-row table:style-name="ro1">
          <table:table-cell office:value-type="string">
            <text:p>Bonanza (Season 9)</text:p>
          </table:table-cell>
          <table:table-cell office:value-type="string">
            <text:p>Bonanza (Sezon 9)</text:p>
          </table:table-cell>
          <table:table-cell office:value-type="float" office:value="1967">
            <text:p>1967</text:p>
          </table:table-cell>
          <table:table-cell office:value-type="string">
            <text:p>tt0529645</text:p>
          </table:table-cell>
          <table:table-cell table:number-columns-repeated="24"/>
        </table:table-row>
        <table:table-row table:style-name="ro1">
          <table:table-cell office:value-type="string">
            <text:p>Bonanza (Season 10)</text:p>
          </table:table-cell>
          <table:table-cell office:value-type="string">
            <text:p>Bonanza (Sezon 10)</text:p>
          </table:table-cell>
          <table:table-cell office:value-type="float" office:value="1968">
            <text:p>1968</text:p>
          </table:table-cell>
          <table:table-cell office:value-type="string">
            <text:p>tt0529545</text:p>
          </table:table-cell>
          <table:table-cell table:number-columns-repeated="24"/>
        </table:table-row>
        <table:table-row table:style-name="ro1">
          <table:table-cell office:value-type="string">
            <text:p>Bonanza (Season 11)</text:p>
          </table:table-cell>
          <table:table-cell office:value-type="string">
            <text:p>Bonanza (Sezon 11)</text:p>
          </table:table-cell>
          <table:table-cell office:value-type="float" office:value="1969">
            <text:p>1969</text:p>
          </table:table-cell>
          <table:table-cell office:value-type="string">
            <text:p>tt0529500</text:p>
          </table:table-cell>
          <table:table-cell table:number-columns-repeated="24"/>
        </table:table-row>
        <table:table-row table:style-name="ro1">
          <table:table-cell office:value-type="string">
            <text:p>Bonanza (Season 12)</text:p>
          </table:table-cell>
          <table:table-cell office:value-type="string">
            <text:p>Bonanza (Sezon 12)</text:p>
          </table:table-cell>
          <table:table-cell office:value-type="float" office:value="1970">
            <text:p>1970</text:p>
          </table:table-cell>
          <table:table-cell office:value-type="string">
            <text:p>tt0529782</text:p>
          </table:table-cell>
          <table:table-cell table:number-columns-repeated="24"/>
        </table:table-row>
        <table:table-row table:style-name="ro1">
          <table:table-cell office:value-type="string">
            <text:p>Bonanza (Season 13)</text:p>
          </table:table-cell>
          <table:table-cell office:value-type="string">
            <text:p>Bonanza (Sezon 13)</text:p>
          </table:table-cell>
          <table:table-cell office:value-type="float" office:value="1971">
            <text:p>1971</text:p>
          </table:table-cell>
          <table:table-cell office:value-type="string">
            <text:p>tt0529730</text:p>
          </table:table-cell>
          <table:table-cell table:number-columns-repeated="24"/>
        </table:table-row>
        <table:table-row table:style-name="ro1">
          <table:table-cell office:value-type="string">
            <text:p>Bonanza (Season 14)</text:p>
          </table:table-cell>
          <table:table-cell office:value-type="string">
            <text:p>Bonanza (Sezon 14)</text:p>
          </table:table-cell>
          <table:table-cell office:value-type="float" office:value="1972">
            <text:p>1972</text:p>
          </table:table-cell>
          <table:table-cell office:value-type="string">
            <text:p>tt0529566</text:p>
          </table:table-cell>
          <table:table-cell table:number-columns-repeated="24"/>
        </table:table-row>
        <table:table-row table:style-name="ro1">
          <table:table-cell office:value-type="string">
            <text:p>Lassie (Season 3)</text:p>
          </table:table-cell>
          <table:table-cell office:value-type="string">
            <text:p>Lassie (Sezon 3)</text:p>
          </table:table-cell>
          <table:table-cell office:value-type="float" office:value="1956">
            <text:p>1956</text:p>
          </table:table-cell>
          <table:table-cell office:value-type="string">
            <text:p>Tt0046617/tt0967747</text:p>
          </table:table-cell>
          <table:table-cell table:number-columns-repeated="24"/>
        </table:table-row>
        <table:table-row table:style-name="ro1">
          <table:table-cell office:value-type="string">
            <text:p>Lassie (Season 4)</text:p>
          </table:table-cell>
          <table:table-cell office:value-type="string">
            <text:p>Lassie (Sezon 4)</text:p>
          </table:table-cell>
          <table:table-cell office:value-type="float" office:value="1957">
            <text:p>1957</text:p>
          </table:table-cell>
          <table:table-cell office:value-type="string">
            <text:p>tt0985355</text:p>
          </table:table-cell>
          <table:table-cell table:number-columns-repeated="24"/>
        </table:table-row>
        <table:table-row table:style-name="ro1">
          <table:table-cell office:value-type="string">
            <text:p>Lassie (Season 5)</text:p>
          </table:table-cell>
          <table:table-cell office:value-type="string">
            <text:p>Lassie (Sezon 5)</text:p>
          </table:table-cell>
          <table:table-cell office:value-type="float" office:value="1958">
            <text:p>1958</text:p>
          </table:table-cell>
          <table:table-cell office:value-type="string">
            <text:p>tt0908590</text:p>
          </table:table-cell>
          <table:table-cell table:number-columns-repeated="24"/>
        </table:table-row>
        <table:table-row table:style-name="ro1">
          <table:table-cell office:value-type="string">
            <text:p>Lassie (Season 6)</text:p>
          </table:table-cell>
          <table:table-cell office:value-type="string">
            <text:p>Lassie (Sezon 6)</text:p>
          </table:table-cell>
          <table:table-cell office:value-type="float" office:value="1959">
            <text:p>1959</text:p>
          </table:table-cell>
          <table:table-cell office:value-type="string">
            <text:p>tt0986025</text:p>
          </table:table-cell>
          <table:table-cell table:number-columns-repeated="24"/>
        </table:table-row>
        <table:table-row table:style-name="ro1">
          <table:table-cell office:value-type="string">
            <text:p>Lassie (Season 7)</text:p>
          </table:table-cell>
          <table:table-cell office:value-type="string">
            <text:p>Lassie (Sezon 7)</text:p>
          </table:table-cell>
          <table:table-cell office:value-type="float" office:value="1960">
            <text:p>1960</text:p>
          </table:table-cell>
          <table:table-cell office:value-type="string">
            <text:p>tt1015735</text:p>
          </table:table-cell>
          <table:table-cell table:number-columns-repeated="24"/>
        </table:table-row>
        <table:table-row table:style-name="ro1">
          <table:table-cell office:value-type="string">
            <text:p>Lassie (Season 8)</text:p>
          </table:table-cell>
          <table:table-cell office:value-type="string">
            <text:p>Lassie (Sezon 8)</text:p>
          </table:table-cell>
          <table:table-cell office:value-type="float" office:value="1961">
            <text:p>1961</text:p>
          </table:table-cell>
          <table:table-cell office:value-type="string">
            <text:p>tt105896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</text:p>
          </table:table-cell>
          <table:table-cell office:value-type="float" office:value="1981">
            <text:p>1981</text:p>
          </table:table-cell>
          <table:table-cell office:value-type="string">
            <text:p>Tt0206501/tt14268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I</text:p>
          </table:table-cell>
          <table:table-cell office:value-type="float" office:value="1991">
            <text:p>1991</text:p>
          </table:table-cell>
          <table:table-cell office:value-type="string">
            <text:p>tt14405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II</text:p>
          </table:table-cell>
          <table:table-cell office:value-type="float" office:value="1997">
            <text:p>1997</text:p>
          </table:table-cell>
          <table:table-cell office:value-type="string">
            <text:p>tt14604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V</text:p>
          </table:table-cell>
          <table:table-cell office:value-type="float" office:value="2006">
            <text:p>2006</text:p>
          </table:table-cell>
          <table:table-cell office:value-type="string">
            <text:p>tt093695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V</text:p>
          </table:table-cell>
          <table:table-cell office:value-type="float" office:value="2016">
            <text:p>2016</text:p>
          </table:table-cell>
          <table:table-cell office:value-type="string">
            <text:p>tt4195954</text:p>
          </table:table-cell>
          <table:table-cell table:number-columns-repeated="24"/>
        </table:table-row>
        <table:table-row table:style-name="ro1">
          <table:table-cell table:number-columns-repeated="4" office:value-type="string">
            <text:p>przerwa</text:p>
          </table:table-cell>
          <table:table-cell table:number-columns-repeated="24"/>
        </table:table-row>
        <table:table-row table:style-name="ro1">
          <table:table-cell office:value-type="string">
            <text:p>Rebel Without a Cause</text:p>
          </table:table-cell>
          <table:table-cell office:value-type="string">
            <text:p>Buntownik bez powodu</text:p>
          </table:table-cell>
          <table:table-cell office:value-type="float" office:value="1955">
            <text:p>1955</text:p>
          </table:table-cell>
          <table:table-cell office:value-type="string">
            <text:p>tt0048545</text:p>
          </table:table-cell>
          <table:table-cell table:number-columns-repeated="24"/>
        </table:table-row>
        <table:table-row table:style-name="ro1">
          <table:table-cell office:value-type="string">
            <text:p>Twelve Monkeys</text:p>
          </table:table-cell>
          <table:table-cell office:value-type="string">
            <text:p>Dwanaście małp</text:p>
          </table:table-cell>
          <table:table-cell office:value-type="float" office:value="1995">
            <text:p>1995</text:p>
          </table:table-cell>
          <table:table-cell office:value-type="string">
            <text:p>tt0114746</text:p>
          </table:table-cell>
          <table:table-cell table:number-columns-repeated="24"/>
        </table:table-row>
        <table:table-row table:style-name="ro1">
          <table:table-cell office:value-type="string">
            <text:p>Novecento</text:p>
          </table:table-cell>
          <table:table-cell office:value-type="float" office:value="1900">
            <text:p>1900</text:p>
          </table:table-cell>
          <table:table-cell office:value-type="float" office:value="1976">
            <text:p>1976</text:p>
          </table:table-cell>
          <table:table-cell office:value-type="string">
            <text:p>tt0074084</text:p>
          </table:table-cell>
          <table:table-cell table:number-columns-repeated="24"/>
        </table:table-row>
        <table:table-row table:style-name="ro1">
          <table:table-cell office:value-type="string">
            <text:p>2001: Odyseja kosmiczna</text:p>
          </table:table-cell>
          <table:table-cell office:value-type="string">
            <text:p>2001: A Space Odyssey</text:p>
          </table:table-cell>
          <table:table-cell office:value-type="float" office:value="1968">
            <text:p>1968</text:p>
          </table:table-cell>
          <table:table-cell office:value-type="string">
            <text:p>tt0062622</text:p>
          </table:table-cell>
          <table:table-cell table:number-columns-repeated="24"/>
        </table:table-row>
        <table:table-row table:style-name="ro1">
          <table:table-cell office:value-type="string">
            <text:p>28 Days Later</text:p>
          </table:table-cell>
          <table:table-cell office:value-type="string">
            <text:p>28 dni później</text:p>
          </table:table-cell>
          <table:table-cell office:value-type="float" office:value="2002">
            <text:p>2002</text:p>
          </table:table-cell>
          <table:table-cell office:value-type="string">
            <text:p>tt0289043</text:p>
          </table:table-cell>
          <table:table-cell table:number-columns-repeated="24"/>
        </table:table-row>
        <table:table-row table:style-name="ro1">
          <table:table-cell office:value-type="string">
            <text:p>9 1/2 Weeks</text:p>
          </table:table-cell>
          <table:table-cell office:value-type="string">
            <text:p>9 1/2 tygodnia</text:p>
          </table:table-cell>
          <table:table-cell office:value-type="float" office:value="1986">
            <text:p>1986</text:p>
          </table:table-cell>
          <table:table-cell office:value-type="string">
            <text:p>tt0091635</text:p>
          </table:table-cell>
          <table:table-cell table:number-columns-repeated="24"/>
        </table:table-row>
        <table:table-row table:style-name="ro1">
          <table:table-cell office:value-type="string">
            <text:p>Another 9 1/2 Weeks / Love in Paris</text:p>
          </table:table-cell>
          <table:table-cell office:value-type="string">
            <text:p>Kolejne 9 i pół tygodnia / Miłość w Paryżu</text:p>
          </table:table-cell>
          <table:table-cell office:value-type="float" office:value="1997">
            <text:p>1997</text:p>
          </table:table-cell>
          <table:table-cell office:value-type="string">
            <text:p>tt0119576</text:p>
          </table:table-cell>
          <table:table-cell table:number-columns-repeated="24"/>
        </table:table-row>
        <table:table-row table:style-name="ro1">
          <table:table-cell office:value-type="string">
            <text:p>Kleines Arschloch</text:p>
          </table:table-cell>
          <table:table-cell office:value-type="string">
            <text:p>Mały Drań</text:p>
          </table:table-cell>
          <table:table-cell office:value-type="float" office:value="1997">
            <text:p>1997</text:p>
          </table:table-cell>
          <table:table-cell office:value-type="string">
            <text:p>tt0119471</text:p>
          </table:table-cell>
          <table:table-cell table:number-columns-repeated="24"/>
        </table:table-row>
        <table:table-row table:style-name="ro1">
          <table:table-cell office:value-type="string">
            <text:p>Planet of the Apes</text:p>
          </table:table-cell>
          <table:table-cell office:value-type="string">
            <text:p>Planeta małp</text:p>
          </table:table-cell>
          <table:table-cell office:value-type="float" office:value="2001">
            <text:p>2001</text:p>
          </table:table-cell>
          <table:table-cell office:value-type="string">
            <text:p>tt0133152</text:p>
          </table:table-cell>
          <table:table-cell table:number-columns-repeated="24"/>
        </table:table-row>
        <table:table-row table:style-name="ro1">
          <table:table-cell office:value-type="string">
            <text:p>Under Siege</text:p>
          </table:table-cell>
          <table:table-cell office:value-type="string">
            <text:p>Liberator</text:p>
          </table:table-cell>
          <table:table-cell office:value-type="float" office:value="1992">
            <text:p>1992</text:p>
          </table:table-cell>
          <table:table-cell office:value-type="string">
            <text:p>tt0105690</text:p>
          </table:table-cell>
          <table:table-cell table:number-columns-repeated="24"/>
        </table:table-row>
        <table:table-row table:style-name="ro1">
          <table:table-cell office:value-type="string">
            <text:p>Old Shatterhand</text:p>
          </table:table-cell>
          <table:table-cell office:value-type="string">
            <text:p>Winnetou i Old Shatterhand</text:p>
          </table:table-cell>
          <table:table-cell office:value-type="float" office:value="1964">
            <text:p>1964</text:p>
          </table:table-cell>
          <table:table-cell office:value-type="string">
            <text:p>tt0057380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The 6th Day</text:p>
          </table:table-cell>
          <table:table-cell office:value-type="string">
            <text:p>6-ty dzień</text:p>
          </table:table-cell>
          <table:table-cell office:value-type="float" office:value="2000">
            <text:p>2000</text:p>
          </table:table-cell>
          <table:table-cell office:value-type="string">
            <text:p>tt0216216</text:p>
          </table:table-cell>
          <table:table-cell table:number-columns-repeated="24"/>
        </table:table-row>
        <table:table-row table:style-name="ro1">
          <table:table-cell office:value-type="string">
            <text:p>American History X</text:p>
          </table:table-cell>
          <table:table-cell office:value-type="string">
            <text:p>Więzień nienawiści</text:p>
          </table:table-cell>
          <table:table-cell office:value-type="float" office:value="1998">
            <text:p>1998</text:p>
          </table:table-cell>
          <table:table-cell office:value-type="string">
            <text:p>tt0120586</text:p>
          </table:table-cell>
          <table:table-cell table:number-columns-repeated="24"/>
        </table:table-row>
        <table:table-row table:style-name="ro1">
          <table:table-cell office:value-type="string">
            <text:p>A Chinese Ghost Story</text:p>
          </table:table-cell>
          <table:table-cell office:value-type="string">
            <text:p>Chińskie duchy</text:p>
          </table:table-cell>
          <table:table-cell office:value-type="float" office:value="1987">
            <text:p>1987</text:p>
          </table:table-cell>
          <table:table-cell office:value-type="string">
            <text:p>tt0093978</text:p>
          </table:table-cell>
          <table:table-cell table:number-columns-repeated="24"/>
        </table:table-row>
        <table:table-row table:style-name="ro1">
          <table:table-cell office:value-type="string">
            <text:p>Cinderella</text:p>
          </table:table-cell>
          <table:table-cell office:value-type="string">
            <text:p>Kopciuszek</text:p>
          </table:table-cell>
          <table:table-cell office:value-type="float" office:value="1950">
            <text:p>1950</text:p>
          </table:table-cell>
          <table:table-cell office:value-type="string">
            <text:p>tt0042332</text:p>
          </table:table-cell>
          <table:table-cell table:number-columns-repeated="24"/>
        </table:table-row>
        <table:table-row table:style-name="ro1">
          <table:table-cell office:value-type="string">
            <text:p>The African Queen</text:p>
          </table:table-cell>
          <table:table-cell office:value-type="string">
            <text:p>Afrykańska królowa</text:p>
          </table:table-cell>
          <table:table-cell office:value-type="float" office:value="1951">
            <text:p>1951</text:p>
          </table:table-cell>
          <table:table-cell office:value-type="string">
            <text:p>tt0043265</text:p>
          </table:table-cell>
          <table:table-cell table:number-columns-repeated="24"/>
        </table:table-row>
        <table:table-row table:style-name="ro1">
          <table:table-cell office:value-type="string">
            <text:p>Saps at Sea</text:p>
          </table:table-cell>
          <table:table-cell office:value-type="string">
            <text:p>Flip i Flap: Wilki Morskie</text:p>
          </table:table-cell>
          <table:table-cell office:value-type="float" office:value="1940">
            <text:p>1940</text:p>
          </table:table-cell>
          <table:table-cell office:value-type="string">
            <text:p>tt0033022</text:p>
          </table:table-cell>
          <table:table-cell table:number-columns-repeated="24"/>
        </table:table-row>
        <table:table-row table:style-name="ro1">
          <table:table-cell office:value-type="string">
            <text:p>Sons of the Desert</text:p>
          </table:table-cell>
          <table:table-cell office:value-type="string">
            <text:p>Flip i Flap: Synowie pustyni</text:p>
          </table:table-cell>
          <table:table-cell office:value-type="float" office:value="1933">
            <text:p>1933</text:p>
          </table:table-cell>
          <table:table-cell office:value-type="string">
            <text:p>tt00246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mbi</text:p>
          </table:table-cell>
          <table:table-cell office:value-type="float" office:value="1942">
            <text:p>1942</text:p>
          </table:table-cell>
          <table:table-cell office:value-type="string">
            <text:p>tt0034492</text:p>
          </table:table-cell>
          <table:table-cell table:number-columns-repeated="24"/>
        </table:table-row>
        <table:table-row table:style-name="ro1">
          <table:table-cell office:value-type="string">
            <text:p>Being John Malkovich</text:p>
          </table:table-cell>
          <table:table-cell office:value-type="string">
            <text:p>Być jak John Malkovich</text:p>
          </table:table-cell>
          <table:table-cell office:value-type="float" office:value="1999">
            <text:p>1999</text:p>
          </table:table-cell>
          <table:table-cell office:value-type="string">
            <text:p>tt01206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tty Woman</text:p>
          </table:table-cell>
          <table:table-cell office:value-type="float" office:value="1990">
            <text:p>1990</text:p>
          </table:table-cell>
          <table:table-cell office:value-type="string">
            <text:p>tt0100405</text:p>
          </table:table-cell>
          <table:table-cell table:number-columns-repeated="24"/>
        </table:table-row>
        <table:table-row table:style-name="ro1">
          <table:table-cell office:value-type="string">
            <text:p>Phone Booth</text:p>
          </table:table-cell>
          <table:table-cell office:value-type="string">
            <text:p>Telefon</text:p>
          </table:table-cell>
          <table:table-cell office:value-type="float" office:value="2002">
            <text:p>2002</text:p>
          </table:table-cell>
          <table:table-cell office:value-type="string">
            <text:p>tt018364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oogie Nights</text:p>
          </table:table-cell>
          <table:table-cell office:value-type="float" office:value="1997">
            <text:p>1997</text:p>
          </table:table-cell>
          <table:table-cell office:value-type="string">
            <text:p>tt011874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dd Jobs</text:p>
          </table:table-cell>
          <table:table-cell office:value-type="float" office:value="1986">
            <text:p>1986</text:p>
          </table:table-cell>
          <table:table-cell office:value-type="string">
            <text:p>tt0087829</text:p>
          </table:table-cell>
          <table:table-cell table:number-columns-repeated="24"/>
        </table:table-row>
        <table:table-row table:style-name="ro1">
          <table:table-cell office:value-type="string">
            <text:p>Breakfast at Tiffany's</text:p>
          </table:table-cell>
          <table:table-cell office:value-type="string">
            <text:p>Śniadanie u Tiffany'ego</text:p>
          </table:table-cell>
          <table:table-cell office:value-type="float" office:value="1961">
            <text:p>1961</text:p>
          </table:table-cell>
          <table:table-cell office:value-type="string">
            <text:p>tt005469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Beauty</text:p>
          </table:table-cell>
          <table:table-cell office:value-type="float" office:value="1999">
            <text:p>1999</text:p>
          </table:table-cell>
          <table:table-cell office:value-type="string">
            <text:p>tt01695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Pie</text:p>
          </table:table-cell>
          <table:table-cell office:value-type="float" office:value="1999">
            <text:p>1999</text:p>
          </table:table-cell>
          <table:table-cell office:value-type="string">
            <text:p>tt0163651</text:p>
          </table:table-cell>
          <table:table-cell table:number-columns-repeated="24"/>
        </table:table-row>
        <table:table-row table:style-name="ro1">
          <table:table-cell office:value-type="string">
            <text:p>American Wedding</text:p>
          </table:table-cell>
          <table:table-cell office:value-type="string">
            <text:p>American Pie: Wesele</text:p>
          </table:table-cell>
          <table:table-cell office:value-type="float" office:value="2003">
            <text:p>2003</text:p>
          </table:table-cell>
          <table:table-cell office:value-type="string">
            <text:p>tt032882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Pie 2</text:p>
          </table:table-cell>
          <table:table-cell office:value-type="float" office:value="2001">
            <text:p>2001</text:p>
          </table:table-cell>
          <table:table-cell office:value-type="string">
            <text:p>tt0252866</text:p>
          </table:table-cell>
          <table:table-cell table:number-columns-repeated="24"/>
        </table:table-row>
        <table:table-row table:style-name="ro1">
          <table:table-cell office:value-type="string">
            <text:p>Snatch</text:p>
          </table:table-cell>
          <table:table-cell office:value-type="string">
            <text:p>Przekręt</text:p>
          </table:table-cell>
          <table:table-cell office:value-type="float" office:value="2000">
            <text:p>2000</text:p>
          </table:table-cell>
          <table:table-cell office:value-type="string">
            <text:p>tt0208092</text:p>
          </table:table-cell>
          <table:table-cell table:number-columns-repeated="24"/>
        </table:table-row>
        <table:table-row table:style-name="ro1">
          <table:table-cell office:value-type="string">
            <text:p>WarGames</text:p>
          </table:table-cell>
          <table:table-cell office:value-type="string">
            <text:p>Gry wojenne</text:p>
          </table:table-cell>
          <table:table-cell office:value-type="float" office:value="1983">
            <text:p>1983</text:p>
          </table:table-cell>
          <table:table-cell office:value-type="string">
            <text:p>tt00865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d Boys</text:p>
          </table:table-cell>
          <table:table-cell office:value-type="float" office:value="1995">
            <text:p>1995</text:p>
          </table:table-cell>
          <table:table-cell office:value-type="string">
            <text:p>tt011244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d Boys II</text:p>
          </table:table-cell>
          <table:table-cell office:value-type="float" office:value="2003">
            <text:p>2003</text:p>
          </table:table-cell>
          <table:table-cell office:value-type="string">
            <text:p>tt0172156</text:p>
          </table:table-cell>
          <table:table-cell table:number-columns-repeated="24"/>
        </table:table-row>
        <table:table-row table:style-name="ro1">
          <table:table-cell office:value-type="string">
            <text:p>Once Upon a Time in America</text:p>
          </table:table-cell>
          <table:table-cell office:value-type="string">
            <text:p>Dawno temu w Ameryce</text:p>
          </table:table-cell>
          <table:table-cell office:value-type="float" office:value="1982">
            <text:p>1982</text:p>
          </table:table-cell>
          <table:table-cell office:value-type="string">
            <text:p>tt0087843</text:p>
          </table:table-cell>
          <table:table-cell table:number-columns-repeated="24"/>
        </table:table-row>
        <table:table-row table:style-name="ro1">
          <table:table-cell office:value-type="string">
            <text:p>The Birds</text:p>
          </table:table-cell>
          <table:table-cell office:value-type="string">
            <text:p>Ptaki</text:p>
          </table:table-cell>
          <table:table-cell office:value-type="float" office:value="1963">
            <text:p>1963</text:p>
          </table:table-cell>
          <table:table-cell office:value-type="string">
            <text:p>tt005686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ior</text:p>
          </table:table-cell>
          <table:table-cell office:value-type="float" office:value="1994">
            <text:p>1994</text:p>
          </table:table-cell>
          <table:table-cell office:value-type="string">
            <text:p>tt0110216</text:p>
          </table:table-cell>
          <table:table-cell table:number-columns-repeated="24"/>
        </table:table-row>
        <table:table-row table:style-name="ro1">
          <table:table-cell office:value-type="string">
            <text:p>Mercury Rising</text:p>
          </table:table-cell>
          <table:table-cell office:value-type="string">
            <text:p>Kod Merkury</text:p>
          </table:table-cell>
          <table:table-cell office:value-type="float" office:value="1998">
            <text:p>1998</text:p>
          </table:table-cell>
          <table:table-cell office:value-type="string">
            <text:p>tt0120749</text:p>
          </table:table-cell>
          <table:table-cell table:number-columns-repeated="24"/>
        </table:table-row>
        <table:table-row table:style-name="ro1">
          <table:table-cell office:value-type="string">
            <text:p>Basic Instinct</text:p>
          </table:table-cell>
          <table:table-cell office:value-type="string">
            <text:p>Nagi instynkt</text:p>
          </table:table-cell>
          <table:table-cell office:value-type="float" office:value="1992">
            <text:p>1992</text:p>
          </table:table-cell>
          <table:table-cell office:value-type="string">
            <text:p>tt0103772</text:p>
          </table:table-cell>
          <table:table-cell table:number-columns-repeated="24"/>
        </table:table-row>
        <table:table-row table:style-name="ro1">
          <table:table-cell office:value-type="string">
            <text:p>Escape from Alcatraz</text:p>
          </table:table-cell>
          <table:table-cell office:value-type="string">
            <text:p>Ucieczka z Alcatraz</text:p>
          </table:table-cell>
          <table:table-cell office:value-type="float" office:value="1979">
            <text:p>1979</text:p>
          </table:table-cell>
          <table:table-cell office:value-type="string">
            <text:p>tt0079116</text:p>
          </table:table-cell>
          <table:table-cell table:number-columns-repeated="24"/>
        </table:table-row>
        <table:table-row table:style-name="ro1">
          <table:table-cell office:value-type="string">
            <text:p>Perfume: The Story of a Murderer</text:p>
          </table:table-cell>
          <table:table-cell office:value-type="string">
            <text:p>Pachnidło: Historia mordercy</text:p>
          </table:table-cell>
          <table:table-cell office:value-type="float" office:value="2006">
            <text:p>2006</text:p>
          </table:table-cell>
          <table:table-cell office:value-type="string">
            <text:p>tt0396171</text:p>
          </table:table-cell>
          <table:table-cell table:number-columns-repeated="24"/>
        </table:table-row>
        <table:table-row table:style-name="ro1">
          <table:table-cell office:value-type="string">
            <text:p>Jaws</text:p>
          </table:table-cell>
          <table:table-cell office:value-type="string">
            <text:p>Szczęki</text:p>
          </table:table-cell>
          <table:table-cell office:value-type="float" office:value="1975">
            <text:p>1975</text:p>
          </table:table-cell>
          <table:table-cell office:value-type="string">
            <text:p>tt0073195</text:p>
          </table:table-cell>
          <table:table-cell table:number-columns-repeated="24"/>
        </table:table-row>
        <table:table-row table:style-name="ro1">
          <table:table-cell office:value-type="string">
            <text:p>Interview with the Vampire: The Vampire Chronicles</text:p>
          </table:table-cell>
          <table:table-cell office:value-type="string">
            <text:p>Wywiad z wampirem</text:p>
          </table:table-cell>
          <table:table-cell office:value-type="float" office:value="1994">
            <text:p>1994</text:p>
          </table:table-cell>
          <table:table-cell office:value-type="string">
            <text:p>tt0110148</text:p>
          </table:table-cell>
          <table:table-cell table:number-columns-repeated="24"/>
        </table:table-row>
        <table:table-row table:style-name="ro1">
          <table:table-cell office:value-type="string">
            <text:p>The Third Man</text:p>
          </table:table-cell>
          <table:table-cell office:value-type="string">
            <text:p>Trzeci człowiek</text:p>
          </table:table-cell>
          <table:table-cell office:value-type="float" office:value="1949">
            <text:p>1949</text:p>
          </table:table-cell>
          <table:table-cell office:value-type="string">
            <text:p>tt0041959</text:p>
          </table:table-cell>
          <table:table-cell table:number-columns-repeated="24"/>
        </table:table-row>
        <table:table-row table:style-name="ro1">
          <table:table-cell office:value-type="string">
            <text:p>E.T. the Extra-Terrestrial</text:p>
          </table:table-cell>
          <table:table-cell office:value-type="string">
            <text:p>E.T.</text:p>
          </table:table-cell>
          <table:table-cell office:value-type="float" office:value="1982">
            <text:p>1982</text:p>
          </table:table-cell>
          <table:table-cell office:value-type="string">
            <text:p>tt008386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as Wirtshaus im Spessart</text:p>
          </table:table-cell>
          <table:table-cell office:value-type="float" office:value="1958">
            <text:p>1958</text:p>
          </table:table-cell>
          <table:table-cell office:value-type="string">
            <text:p>tt0051200</text:p>
          </table:table-cell>
          <table:table-cell table:number-columns-repeated="24"/>
        </table:table-row>
        <table:table-row table:style-name="ro1">
          <table:table-cell office:value-type="string">
            <text:p>The Exorcist</text:p>
          </table:table-cell>
          <table:table-cell office:value-type="string">
            <text:p>Egzorcysta</text:p>
          </table:table-cell>
          <table:table-cell office:value-type="float" office:value="1973">
            <text:p>1973</text:p>
          </table:table-cell>
          <table:table-cell office:value-type="string">
            <text:p>tt00700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Big Lebowski</text:p>
          </table:table-cell>
          <table:table-cell office:value-type="float" office:value="1998">
            <text:p>1998</text:p>
          </table:table-cell>
          <table:table-cell office:value-type="string">
            <text:p>tt0118715</text:p>
          </table:table-cell>
          <table:table-cell table:number-columns-repeated="24"/>
        </table:table-row>
        <table:table-row table:style-name="ro1">
          <table:table-cell office:value-type="string">
            <text:p>Bitter Moon</text:p>
          </table:table-cell>
          <table:table-cell office:value-type="string">
            <text:p>Gorzkie gody</text:p>
          </table:table-cell>
          <table:table-cell office:value-type="float" office:value="1992">
            <text:p>1992</text:p>
          </table:table-cell>
          <table:table-cell office:value-type="string">
            <text:p>tt0104779</text:p>
          </table:table-cell>
          <table:table-cell table:number-columns-repeated="24"/>
        </table:table-row>
        <table:table-row table:style-name="ro1">
          <table:table-cell office:value-type="string">
            <text:p>Das Boot</text:p>
          </table:table-cell>
          <table:table-cell office:value-type="string">
            <text:p>Okręt</text:p>
          </table:table-cell>
          <table:table-cell office:value-type="float" office:value="1981">
            <text:p>1981</text:p>
          </table:table-cell>
          <table:table-cell office:value-type="string">
            <text:p>tt0082096</text:p>
          </table:table-cell>
          <table:table-cell table:number-columns-repeated="24"/>
        </table:table-row>
        <table:table-row table:style-name="ro1">
          <table:table-cell office:value-type="string">
            <text:p>Little Buddha</text:p>
          </table:table-cell>
          <table:table-cell office:value-type="string">
            <text:p>Mały Budda</text:p>
          </table:table-cell>
          <table:table-cell office:value-type="float" office:value="1993">
            <text:p>1993</text:p>
          </table:table-cell>
          <table:table-cell office:value-type="string">
            <text:p>tt0107426</text:p>
          </table:table-cell>
          <table:table-cell table:number-columns-repeated="24"/>
        </table:table-row>
        <table:table-row table:style-name="ro1">
          <table:table-cell office:value-type="string">
            <text:p>Last Action Hero</text:p>
          </table:table-cell>
          <table:table-cell office:value-type="string">
            <text:p>Bohater ostatniej akcji</text:p>
          </table:table-cell>
          <table:table-cell office:value-type="float" office:value="1993">
            <text:p>1993</text:p>
          </table:table-cell>
          <table:table-cell office:value-type="string">
            <text:p>tt0107362</text:p>
          </table:table-cell>
          <table:table-cell table:number-columns-repeated="24"/>
        </table:table-row>
        <table:table-row table:style-name="ro1">
          <table:table-cell office:value-type="string">
            <text:p>The Last Boy Scout</text:p>
          </table:table-cell>
          <table:table-cell office:value-type="string">
            <text:p>Ostatni skaut</text:p>
          </table:table-cell>
          <table:table-cell office:value-type="float" office:value="1991">
            <text:p>1991</text:p>
          </table:table-cell>
          <table:table-cell office:value-type="string">
            <text:p>tt0102266</text:p>
          </table:table-cell>
          <table:table-cell table:number-columns-repeated="24"/>
        </table:table-row>
        <table:table-row table:style-name="ro1">
          <table:table-cell office:value-type="string">
            <text:p>The Last Samurai</text:p>
          </table:table-cell>
          <table:table-cell office:value-type="string">
            <text:p>Ostatni samuraj</text:p>
          </table:table-cell>
          <table:table-cell office:value-type="float" office:value="2003">
            <text:p>2003</text:p>
          </table:table-cell>
          <table:table-cell office:value-type="string">
            <text:p>tt0325710</text:p>
          </table:table-cell>
          <table:table-cell table:number-columns-repeated="24"/>
        </table:table-row>
        <table:table-row table:style-name="ro1">
          <table:table-cell office:value-type="string">
            <text:p>Dances with Wolves</text:p>
          </table:table-cell>
          <table:table-cell office:value-type="string">
            <text:p>Tańczący z wilkami</text:p>
          </table:table-cell>
          <table:table-cell office:value-type="float" office:value="1990">
            <text:p>1990</text:p>
          </table:table-cell>
          <table:table-cell office:value-type="string">
            <text:p>tt0099348</text:p>
          </table:table-cell>
          <table:table-cell table:number-columns-repeated="24"/>
        </table:table-row>
        <table:table-row table:style-name="ro1">
          <table:table-cell office:value-type="string">
            <text:p>The Mirror Crack'd</text:p>
          </table:table-cell>
          <table:table-cell office:value-type="string">
            <text:p>Pęknięte lustro</text:p>
          </table:table-cell>
          <table:table-cell office:value-type="float" office:value="1980">
            <text:p>1980</text:p>
          </table:table-cell>
          <table:table-cell office:value-type="string">
            <text:p>tt0081163</text:p>
          </table:table-cell>
          <table:table-cell table:number-columns-repeated="24"/>
        </table:table-row>
        <table:table-row table:style-name="ro1">
          <table:table-cell office:value-type="string">
            <text:p>Taxi Driver</text:p>
          </table:table-cell>
          <table:table-cell office:value-type="string">
            <text:p>Taksówkarz</text:p>
          </table:table-cell>
          <table:table-cell office:value-type="float" office:value="1976">
            <text:p>1976</text:p>
          </table:table-cell>
          <table:table-cell office:value-type="string">
            <text:p>tt0075314</text:p>
          </table:table-cell>
          <table:table-cell table:number-columns-repeated="24"/>
        </table:table-row>
        <table:table-row table:style-name="ro1">
          <table:table-cell office:value-type="string">
            <text:p>Enemy of the State</text:p>
          </table:table-cell>
          <table:table-cell office:value-type="string">
            <text:p>Wróg publiczny</text:p>
          </table:table-cell>
          <table:table-cell office:value-type="float" office:value="1998">
            <text:p>1998</text:p>
          </table:table-cell>
          <table:table-cell office:value-type="string">
            <text:p>tt0120660</text:p>
          </table:table-cell>
          <table:table-cell table:number-columns-repeated="24"/>
        </table:table-row>
        <table:table-row table:style-name="ro1">
          <table:table-cell office:value-type="string">
            <text:p>The Sixth Sense</text:p>
          </table:table-cell>
          <table:table-cell office:value-type="string">
            <text:p>Szósty zmysł</text:p>
          </table:table-cell>
          <table:table-cell office:value-type="float" office:value="1999">
            <text:p>1999</text:p>
          </table:table-cell>
          <table:table-cell office:value-type="string">
            <text:p>tt0167404</text:p>
          </table:table-cell>
          <table:table-cell table:number-columns-repeated="24"/>
        </table:table-row>
        <table:table-row table:style-name="ro1">
          <table:table-cell office:value-type="string">
            <text:p>Blade</text:p>
          </table:table-cell>
          <table:table-cell office:value-type="string">
            <text:p>Wieczny łowca</text:p>
          </table:table-cell>
          <table:table-cell office:value-type="float" office:value="1998">
            <text:p>1998</text:p>
          </table:table-cell>
          <table:table-cell office:value-type="string">
            <text:p>tt0120611</text:p>
          </table:table-cell>
          <table:table-cell table:number-columns-repeated="24"/>
        </table:table-row>
        <table:table-row table:style-name="ro1">
          <table:table-cell office:value-type="string">
            <text:p>Blade II</text:p>
          </table:table-cell>
          <table:table-cell office:value-type="string">
            <text:p>Blade: Wieczny łowca II</text:p>
          </table:table-cell>
          <table:table-cell office:value-type="float" office:value="2002">
            <text:p>2002</text:p>
          </table:table-cell>
          <table:table-cell office:value-type="string">
            <text:p>tt0187738</text:p>
          </table:table-cell>
          <table:table-cell table:number-columns-repeated="24"/>
        </table:table-row>
        <table:table-row table:style-name="ro1">
          <table:table-cell office:value-type="string">
            <text:p>Der Hauptmann von Köpenick</text:p>
          </table:table-cell>
          <table:table-cell office:value-type="string">
            <text:p>Kapitan z Köpenick</text:p>
          </table:table-cell>
          <table:table-cell office:value-type="float" office:value="1956">
            <text:p>1956</text:p>
          </table:table-cell>
          <table:table-cell office:value-type="string">
            <text:p>tt0049293</text:p>
          </table:table-cell>
          <table:table-cell table:number-columns-repeated="24"/>
        </table:table-row>
        <table:table-row table:style-name="ro1">
          <table:table-cell office:value-type="string">
            <text:p>Anger Management</text:p>
          </table:table-cell>
          <table:table-cell office:value-type="string">
            <text:p>Dwóch gniewnych ludzi</text:p>
          </table:table-cell>
          <table:table-cell office:value-type="float" office:value="2003">
            <text:p>2003</text:p>
          </table:table-cell>
          <table:table-cell office:value-type="string">
            <text:p>tt0305224</text:p>
          </table:table-cell>
          <table:table-cell table:number-columns-repeated="24"/>
        </table:table-row>
        <table:table-row table:style-name="ro1">
          <table:table-cell office:value-type="string">
            <text:p>The Terminator</text:p>
          </table:table-cell>
          <table:table-cell office:value-type="string">
            <text:p>Terminator</text:p>
          </table:table-cell>
          <table:table-cell office:value-type="float" office:value="1984">
            <text:p>1984</text:p>
          </table:table-cell>
          <table:table-cell office:value-type="string">
            <text:p>tt0088247</text:p>
          </table:table-cell>
          <table:table-cell table:number-columns-repeated="24"/>
        </table:table-row>
        <table:table-row table:style-name="ro1">
          <table:table-cell office:value-type="string">
            <text:p>Taps</text:p>
          </table:table-cell>
          <table:table-cell office:value-type="string">
            <text:p>Szkoła kadetów</text:p>
          </table:table-cell>
          <table:table-cell office:value-type="float" office:value="1981">
            <text:p>1981</text:p>
          </table:table-cell>
          <table:table-cell office:value-type="string">
            <text:p>tt0083169</text:p>
          </table:table-cell>
          <table:table-cell table:number-columns-repeated="24"/>
        </table:table-row>
        <table:table-row table:style-name="ro1">
          <table:table-cell office:value-type="string">
            <text:p>The Firm</text:p>
          </table:table-cell>
          <table:table-cell office:value-type="string">
            <text:p>Firma</text:p>
          </table:table-cell>
          <table:table-cell office:value-type="float" office:value="1993">
            <text:p>1993</text:p>
          </table:table-cell>
          <table:table-cell office:value-type="string">
            <text:p>tt0106918</text:p>
          </table:table-cell>
          <table:table-cell table:number-columns-repeated="24"/>
        </table:table-row>
        <table:table-row table:style-name="ro1">
          <table:table-cell office:value-type="string">
            <text:p>The Bridge on the River Kwai</text:p>
          </table:table-cell>
          <table:table-cell office:value-type="string">
            <text:p>Most na rzece Kwai</text:p>
          </table:table-cell>
          <table:table-cell office:value-type="float" office:value="1957">
            <text:p>1957</text:p>
          </table:table-cell>
          <table:table-cell office:value-type="string">
            <text:p>tt0050212</text:p>
          </table:table-cell>
          <table:table-cell table:number-columns-repeated="24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67">
            <text:p>1967</text:p>
          </table:table-cell>
          <table:table-cell office:value-type="string">
            <text:p>tt0061852</text:p>
          </table:table-cell>
          <table:table-cell table:number-columns-repeated="24"/>
        </table:table-row>
        <table:table-row table:style-name="ro1">
          <table:table-cell office:value-type="string">
            <text:p>3000 Miles to Graceland</text:p>
          </table:table-cell>
          <table:table-cell office:value-type="string">
            <text:p>3000 mil do Graceland</text:p>
          </table:table-cell>
          <table:table-cell office:value-type="float" office:value="2001">
            <text:p>2001</text:p>
          </table:table-cell>
          <table:table-cell office:value-type="string">
            <text:p>tt023314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ahrenheit 451</text:p>
          </table:table-cell>
          <table:table-cell office:value-type="float" office:value="1966">
            <text:p>1966</text:p>
          </table:table-cell>
          <table:table-cell office:value-type="string">
            <text:p>tt0060390</text:p>
          </table:table-cell>
          <table:table-cell table:number-columns-repeated="24"/>
        </table:table-row>
        <table:table-row table:style-name="ro1">
          <table:table-cell office:value-type="string">
            <text:p>Firehouse</text:p>
          </table:table-cell>
          <table:table-cell office:value-type="string">
            <text:p>Polowanie na strażaków</text:p>
          </table:table-cell>
          <table:table-cell office:value-type="float" office:value="1997">
            <text:p>1997</text:p>
          </table:table-cell>
          <table:table-cell office:value-type="string">
            <text:p>tt01384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ckie Brown</text:p>
          </table:table-cell>
          <table:table-cell office:value-type="float" office:value="1997">
            <text:p>1997</text:p>
          </table:table-cell>
          <table:table-cell office:value-type="string">
            <text:p>tt0119396</text:p>
          </table:table-cell>
          <table:table-cell table:number-columns-repeated="24"/>
        </table:table-row>
        <table:table-row table:style-name="ro1">
          <table:table-cell office:value-type="string">
            <text:p>Sleepy Hollow</text:p>
          </table:table-cell>
          <table:table-cell office:value-type="string">
            <text:p>Jeździec bez głowy</text:p>
          </table:table-cell>
          <table:table-cell office:value-type="float" office:value="1999">
            <text:p>1999</text:p>
          </table:table-cell>
          <table:table-cell office:value-type="string">
            <text:p>tt0162661</text:p>
          </table:table-cell>
          <table:table-cell table:number-columns-repeated="24"/>
        </table:table-row>
        <table:table-row table:style-name="ro1">
          <table:table-cell office:value-type="string">
            <text:p>Rear Window</text:p>
          </table:table-cell>
          <table:table-cell office:value-type="string">
            <text:p>Okno na podwórze</text:p>
          </table:table-cell>
          <table:table-cell office:value-type="float" office:value="1954">
            <text:p>1954</text:p>
          </table:table-cell>
          <table:table-cell office:value-type="string">
            <text:p>tt0047396</text:p>
          </table:table-cell>
          <table:table-cell table:number-columns-repeated="24"/>
        </table:table-row>
        <table:table-row table:style-name="ro1">
          <table:table-cell office:value-type="string">
            <text:p>Die Feuerzangenbowle, The Punch Bowl</text:p>
          </table:table-cell>
          <table:table-cell office:value-type="string">
            <text:p>The Punch Bowl – Poncz</text:p>
          </table:table-cell>
          <table:table-cell office:value-type="float" office:value="1970">
            <text:p>1970</text:p>
          </table:table-cell>
          <table:table-cell office:value-type="string">
            <text:p>tt0065718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Die Feuerzangenbowle, The Punch Bowl</text:p>
          </table:table-cell>
          <table:table-cell office:value-type="string">
            <text:p>The Punch Bowl – Poncz</text:p>
          </table:table-cell>
          <table:table-cell office:value-type="float" office:value="1944">
            <text:p>1944</text:p>
          </table:table-cell>
          <table:table-cell office:value-type="string">
            <text:p>tt0036818</text:p>
          </table:table-cell>
          <table:table-cell table:number-columns-repeated="24"/>
        </table:table-row>
        <table:table-row table:style-name="ro1">
          <table:table-cell office:value-type="string">
            <text:p>The Apartment</text:p>
          </table:table-cell>
          <table:table-cell office:value-type="string">
            <text:p>Garsoniera</text:p>
          </table:table-cell>
          <table:table-cell office:value-type="float" office:value="1960">
            <text:p>1960</text:p>
          </table:table-cell>
          <table:table-cell office:value-type="string">
            <text:p>tt00536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inspotting</text:p>
          </table:table-cell>
          <table:table-cell office:value-type="float" office:value="1996">
            <text:p>1996</text:p>
          </table:table-cell>
          <table:table-cell office:value-type="string">
            <text:p>tt0117951</text:p>
          </table:table-cell>
          <table:table-cell table:number-columns-repeated="24"/>
        </table:table-row>
        <table:table-row table:style-name="ro1">
          <table:table-cell office:value-type="string">
            <text:p>Out of Africa</text:p>
          </table:table-cell>
          <table:table-cell office:value-type="string">
            <text:p>Pożegnanie z Afryką</text:p>
          </table:table-cell>
          <table:table-cell office:value-type="float" office:value="1985">
            <text:p>1985</text:p>
          </table:table-cell>
          <table:table-cell office:value-type="string">
            <text:p>tt0089755</text:p>
          </table:table-cell>
          <table:table-cell table:number-columns-repeated="24"/>
        </table:table-row>
        <table:table-row table:style-name="ro1">
          <table:table-cell office:value-type="string">
            <text:p>Doctor Zhivago</text:p>
          </table:table-cell>
          <table:table-cell office:value-type="string">
            <text:p>Doktor Żywago</text:p>
          </table:table-cell>
          <table:table-cell office:value-type="float" office:value="1965">
            <text:p>1965</text:p>
          </table:table-cell>
          <table:table-cell office:value-type="string">
            <text:p>tt0059113</text:p>
          </table:table-cell>
          <table:table-cell table:number-columns-repeated="24"/>
        </table:table-row>
        <table:table-row table:style-name="ro1">
          <table:table-cell office:value-type="string">
            <text:p>Dr. Strangelove or: How I Learned to Stop Worrying and Love the Bomb</text:p>
          </table:table-cell>
          <table:table-cell office:value-type="string">
            <text:p>Dr Strangelove, czyli jak przestałem się martwić i pokochałem bombę</text:p>
          </table:table-cell>
          <table:table-cell office:value-type="float" office:value="1964">
            <text:p>1964</text:p>
          </table:table-cell>
          <table:table-cell office:value-type="string">
            <text:p>tt0057012</text:p>
          </table:table-cell>
          <table:table-cell table:number-columns-repeated="24"/>
        </table:table-row>
        <table:table-row table:style-name="ro1">
          <table:table-cell office:value-type="string">
            <text:p>Three Men in the Snow</text:p>
          </table:table-cell>
          <table:table-cell office:value-type="string">
            <text:p>Trzech mężczyzn w śniegu</text:p>
          </table:table-cell>
          <table:table-cell office:value-type="float" office:value="1955">
            <text:p>1955</text:p>
          </table:table-cell>
          <table:table-cell office:value-type="string">
            <text:p>tt0048014</text:p>
          </table:table-cell>
          <table:table-cell table:number-columns-repeated="24"/>
        </table:table-row>
        <table:table-row table:style-name="ro1">
          <table:table-cell office:value-type="string">
            <text:p>Drei Mann in einem Boot</text:p>
          </table:table-cell>
          <table:table-cell office:value-type="string">
            <text:p>Trzech mężczyzn w łodzi</text:p>
          </table:table-cell>
          <table:table-cell office:value-type="float" office:value="1961">
            <text:p>1961</text:p>
          </table:table-cell>
          <table:table-cell office:value-type="string">
            <text:p>tt0054826</text:p>
          </table:table-cell>
          <table:table-cell table:number-columns-repeated="24"/>
        </table:table-row>
        <table:table-row table:style-name="ro1">
          <table:table-cell office:value-type="string">
            <text:p>Through the Eyes of a Killer</text:p>
          </table:table-cell>
          <table:table-cell office:value-type="string">
            <text:p>Oczami Mordercy</text:p>
          </table:table-cell>
          <table:table-cell office:value-type="float" office:value="1992">
            <text:p>1992</text:p>
          </table:table-cell>
          <table:table-cell office:value-type="string">
            <text:p>tt0105583</text:p>
          </table:table-cell>
          <table:table-cell table:number-columns-repeated="24"/>
        </table:table-row>
        <table:table-row table:style-name="ro1">
          <table:table-cell office:value-type="string">
            <text:p>Durchs wilde Kurdistan</text:p>
          </table:table-cell>
          <table:table-cell office:value-type="string">
            <text:p>Przez dziki Kurdystan</text:p>
          </table:table-cell>
          <table:table-cell office:value-type="float" office:value="1965">
            <text:p>1965</text:p>
          </table:table-cell>
          <table:table-cell office:value-type="string">
            <text:p>tt0059139</text:p>
          </table:table-cell>
          <table:table-cell table:number-columns-repeated="24"/>
        </table:table-row>
        <table:table-row table:style-name="ro1">
          <table:table-cell office:value-type="string">
            <text:p>A Few Good Men</text:p>
          </table:table-cell>
          <table:table-cell office:value-type="string">
            <text:p>Ludzie honoru</text:p>
          </table:table-cell>
          <table:table-cell office:value-type="float" office:value="1992">
            <text:p>1992</text:p>
          </table:table-cell>
          <table:table-cell office:value-type="string">
            <text:p>tt0104257</text:p>
          </table:table-cell>
          <table:table-cell table:number-columns-repeated="24"/>
        </table:table-row>
        <table:table-row table:style-name="ro1">
          <table:table-cell office:value-type="string">
            <text:p>Murder by Death</text:p>
          </table:table-cell>
          <table:table-cell office:value-type="string">
            <text:p>Zabity na śmierć</text:p>
          </table:table-cell>
          <table:table-cell office:value-type="float" office:value="1976">
            <text:p>1976</text:p>
          </table:table-cell>
          <table:table-cell office:value-type="string">
            <text:p>tt0074937</text:p>
          </table:table-cell>
          <table:table-cell table:number-columns-repeated="24"/>
        </table:table-row>
        <table:table-row table:style-name="ro1">
          <table:table-cell office:value-type="string">
            <text:p>The NeverEnding Story</text:p>
          </table:table-cell>
          <table:table-cell office:value-type="string">
            <text:p>Niekończąca się opowieść</text:p>
          </table:table-cell>
          <table:table-cell office:value-type="float" office:value="1984">
            <text:p>1984</text:p>
          </table:table-cell>
          <table:table-cell office:value-type="string">
            <text:p>tt008832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 Royale</text:p>
          </table:table-cell>
          <table:table-cell office:value-type="float" office:value="2000">
            <text:p>2000</text:p>
          </table:table-cell>
          <table:table-cell office:value-type="string">
            <text:p>tt0266308</text:p>
          </table:table-cell>
          <table:table-cell table:number-columns-repeated="24"/>
        </table:table-row>
        <table:table-row table:style-name="ro1">
          <table:table-cell office:value-type="string">
            <text:p>Alien</text:p>
          </table:table-cell>
          <table:table-cell office:value-type="string">
            <text:p>Obcy - 8. pasażer "Nostromo"</text:p>
          </table:table-cell>
          <table:table-cell office:value-type="float" office:value="1979">
            <text:p>1979</text:p>
          </table:table-cell>
          <table:table-cell office:value-type="string">
            <text:p>tt0078748</text:p>
          </table:table-cell>
          <table:table-cell table:number-columns-repeated="24"/>
        </table:table-row>
        <table:table-row table:style-name="ro1">
          <table:table-cell office:value-type="string">
            <text:p>Alien: Resurrection</text:p>
          </table:table-cell>
          <table:table-cell office:value-type="string">
            <text:p>Obcy: Przebudzenie</text:p>
          </table:table-cell>
          <table:table-cell office:value-type="float" office:value="1997">
            <text:p>1997</text:p>
          </table:table-cell>
          <table:table-cell office:value-type="string">
            <text:p>tt0118583</text:p>
          </table:table-cell>
          <table:table-cell table:number-columns-repeated="24"/>
        </table:table-row>
        <table:table-row table:style-name="ro1">
          <table:table-cell office:value-type="string">
            <text:p>Aliens</text:p>
          </table:table-cell>
          <table:table-cell office:value-type="string">
            <text:p>Obcy - decydujące starcie</text:p>
          </table:table-cell>
          <table:table-cell office:value-type="float" office:value="1986">
            <text:p>1986</text:p>
          </table:table-cell>
          <table:table-cell office:value-type="string">
            <text:p>tt0090605</text:p>
          </table:table-cell>
          <table:table-cell table:number-columns-repeated="24"/>
        </table:table-row>
        <table:table-row table:style-name="ro1">
          <table:table-cell office:value-type="string">
            <text:p>Alien 3</text:p>
          </table:table-cell>
          <table:table-cell office:value-type="string">
            <text:p>Obcy 3</text:p>
          </table:table-cell>
          <table:table-cell office:value-type="float" office:value="1992">
            <text:p>1992</text:p>
          </table:table-cell>
          <table:table-cell office:value-type="string">
            <text:p>tt0103644</text:p>
          </table:table-cell>
          <table:table-cell table:number-columns-repeated="24"/>
        </table:table-row>
        <table:table-row table:style-name="ro1">
          <table:table-cell office:value-type="string">
            <text:p>Alien vs. Predator</text:p>
          </table:table-cell>
          <table:table-cell office:value-type="string">
            <text:p>Obcy kontra Predator</text:p>
          </table:table-cell>
          <table:table-cell office:value-type="float" office:value="2004">
            <text:p>2004</text:p>
          </table:table-cell>
          <table:table-cell office:value-type="string">
            <text:p>tt0370263</text:p>
          </table:table-cell>
          <table:table-cell table:number-columns-repeated="24"/>
        </table:table-row>
        <table:table-row table:style-name="ro1">
          <table:table-cell office:value-type="string">
            <text:p>Star Trek: The Motion Picture</text:p>
          </table:table-cell>
          <table:table-cell office:value-type="string">
            <text:p>Star Trek</text:p>
          </table:table-cell>
          <table:table-cell office:value-type="float" office:value="1979">
            <text:p>1979</text:p>
          </table:table-cell>
          <table:table-cell office:value-type="string">
            <text:p>tt0079945</text:p>
          </table:table-cell>
          <table:table-cell table:number-columns-repeated="24"/>
        </table:table-row>
        <table:table-row table:style-name="ro1">
          <table:table-cell office:value-type="string">
            <text:p>Star Trek II: The Wrath of Khan</text:p>
          </table:table-cell>
          <table:table-cell office:value-type="string">
            <text:p>Star Trek II: Gniew Khana</text:p>
          </table:table-cell>
          <table:table-cell office:value-type="float" office:value="1982">
            <text:p>1982</text:p>
          </table:table-cell>
          <table:table-cell office:value-type="string">
            <text:p>tt0084726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III: The Search for Spock</text:p>
          </table:table-cell>
          <table:table-cell office:value-type="string">
            <text:p>Star Trek III: W poszukiwaniu Spocka</text:p>
          </table:table-cell>
          <table:table-cell office:value-type="float" office:value="1984">
            <text:p>1984</text:p>
          </table:table-cell>
          <table:table-cell office:value-type="string">
            <text:p>tt008817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IV: The Voyage Home</text:p>
          </table:table-cell>
          <table:table-cell office:value-type="string">
            <text:p>Star Trek IV: Powrót na Ziemię</text:p>
          </table:table-cell>
          <table:table-cell office:value-type="float" office:value="1986">
            <text:p>1986</text:p>
          </table:table-cell>
          <table:table-cell office:value-type="string">
            <text:p>tt0092007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First Contact</text:p>
          </table:table-cell>
          <table:table-cell office:value-type="string">
            <text:p>Star Trek VIII: Pierwszy kontakt</text:p>
          </table:table-cell>
          <table:table-cell office:value-type="float" office:value="1996">
            <text:p>1996</text:p>
          </table:table-cell>
          <table:table-cell office:value-type="string">
            <text:p>tt0117731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V: The Final Frontier</text:p>
          </table:table-cell>
          <table:table-cell office:value-type="string">
            <text:p>Star Trek V: Ostateczna granica</text:p>
          </table:table-cell>
          <table:table-cell office:value-type="float" office:value="1989">
            <text:p>1989</text:p>
          </table:table-cell>
          <table:table-cell office:value-type="string">
            <text:p>tt009838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VI: The Undiscovered Country</text:p>
          </table:table-cell>
          <table:table-cell office:value-type="string">
            <text:p>Star Trek VI: Wojna o pokój</text:p>
          </table:table-cell>
          <table:table-cell office:value-type="float" office:value="1991">
            <text:p>1991</text:p>
          </table:table-cell>
          <table:table-cell office:value-type="string">
            <text:p>tt010297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Generations</text:p>
          </table:table-cell>
          <table:table-cell office:value-type="string">
            <text:p>Star Trek VII: Pokolenia</text:p>
          </table:table-cell>
          <table:table-cell office:value-type="float" office:value="1994">
            <text:p>1994</text:p>
          </table:table-cell>
          <table:table-cell office:value-type="string">
            <text:p>tt01112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Nemesis </text:p>
          </table:table-cell>
          <table:table-cell office:value-type="string">
            <text:p>Star Trek X: Nemesis</text:p>
          </table:table-cell>
          <table:table-cell office:value-type="float" office:value="2002">
            <text:p>2002</text:p>
          </table:table-cell>
          <table:table-cell office:value-type="string">
            <text:p>tt0253754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Collateral Damage</text:p>
          </table:table-cell>
          <table:table-cell office:value-type="string">
            <text:p>Na własną rękę</text:p>
          </table:table-cell>
          <table:table-cell office:value-type="float" office:value="2002">
            <text:p>2002</text:p>
          </table:table-cell>
          <table:table-cell office:value-type="string">
            <text:p>tt023346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erris Bueller's Day Off</text:p>
          </table:table-cell>
          <table:table-cell office:value-type="string">
            <text:p>Wolny dzień pana Ferrisa Buellera</text:p>
          </table:table-cell>
          <table:table-cell office:value-type="float" office:value="1986">
            <text:p>1986</text:p>
          </table:table-cell>
          <table:table-cell office:value-type="string">
            <text:p>tt009104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ango &amp; Cash</text:p>
          </table:table-cell>
          <table:table-cell office:value-type="string">
            <text:p>Tango i Cash</text:p>
          </table:table-cell>
          <table:table-cell office:value-type="float" office:value="1989">
            <text:p>1989</text:p>
          </table:table-cell>
          <table:table-cell office:value-type="string">
            <text:p>tt009843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Batman</text:p>
          </table:table-cell>
          <table:table-cell office:value-type="float" office:value="1989">
            <text:p>1989</text:p>
          </table:table-cell>
          <table:table-cell office:value-type="string">
            <text:p>tt009689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Conspiracy Theory</text:p>
          </table:table-cell>
          <table:table-cell office:value-type="string">
            <text:p>Teoria spisku</text:p>
          </table:table-cell>
          <table:table-cell office:value-type="float" office:value="1997">
            <text:p>1997</text:p>
          </table:table-cell>
          <table:table-cell office:value-type="string">
            <text:p>tt0118883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Top Gun</text:p>
          </table:table-cell>
          <table:table-cell office:value-type="float" office:value="1986">
            <text:p>1986</text:p>
          </table:table-cell>
          <table:table-cell office:value-type="string">
            <text:p>tt009209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Pirates of the Caribbean: The Curse of the Black Pearl</text:p>
          </table:table-cell>
          <table:table-cell office:value-type="string">
            <text:p>Piraci z Karaibów: Klątwa Czarnej Perły</text:p>
          </table:table-cell>
          <table:table-cell office:value-type="float" office:value="2003">
            <text:p>2003</text:p>
          </table:table-cell>
          <table:table-cell office:value-type="string">
            <text:p>tt03259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otal Recall</text:p>
          </table:table-cell>
          <table:table-cell office:value-type="string">
            <text:p>Pamięć absolutna</text:p>
          </table:table-cell>
          <table:table-cell office:value-type="float" office:value="1990">
            <text:p>1990</text:p>
          </table:table-cell>
          <table:table-cell office:value-type="string">
            <text:p>tt010080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rom Dusk Till Dawn</text:p>
          </table:table-cell>
          <table:table-cell office:value-type="string">
            <text:p>Od zmierzchu do świtu</text:p>
          </table:table-cell>
          <table:table-cell office:value-type="float" office:value="1996">
            <text:p>1996</text:p>
          </table:table-cell>
          <table:table-cell office:value-type="string">
            <text:p>tt0116367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Ice Age</text:p>
          </table:table-cell>
          <table:table-cell office:value-type="string">
            <text:p>Epoka lodowcowa</text:p>
          </table:table-cell>
          <table:table-cell office:value-type="float" office:value="2002">
            <text:p>2002</text:p>
          </table:table-cell>
          <table:table-cell office:value-type="string">
            <text:p>tt02683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or a Few Dollars More</text:p>
          </table:table-cell>
          <table:table-cell office:value-type="string">
            <text:p>Za kilka dolarów więcej</text:p>
          </table:table-cell>
          <table:table-cell office:value-type="float" office:value="1965">
            <text:p>1965</text:p>
          </table:table-cell>
          <table:table-cell office:value-type="string">
            <text:p>tt0059578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he Shining</text:p>
          </table:table-cell>
          <table:table-cell office:value-type="string">
            <text:p>Lśnienie</text:p>
          </table:table-cell>
          <table:table-cell office:value-type="float" office:value="1980">
            <text:p>1980</text:p>
          </table:table-cell>
          <table:table-cell office:value-type="string">
            <text:p>tt008150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Goodfellas</text:p>
          </table:table-cell>
          <table:table-cell office:value-type="string">
            <text:p>Chłopcy z ferajny</text:p>
          </table:table-cell>
          <table:table-cell office:value-type="float" office:value="1990">
            <text:p>1990</text:p>
          </table:table-cell>
          <table:table-cell office:value-type="string">
            <text:p>tt009968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Wag the Dog</text:p>
          </table:table-cell>
          <table:table-cell office:value-type="string">
            <text:p>Fakty i akty</text:p>
          </table:table-cell>
          <table:table-cell office:value-type="float" office:value="1997">
            <text:p>1997</text:p>
          </table:table-cell>
          <table:table-cell office:value-type="string">
            <text:p>tt012088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Pulp Fiction</text:p>
          </table:table-cell>
          <table:table-cell office:value-type="float" office:value="1994">
            <text:p>1994</text:p>
          </table:table-cell>
          <table:table-cell office:value-type="string">
            <text:p>tt011091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Hero</text:p>
          </table:table-cell>
          <table:table-cell office:value-type="float" office:value="2002">
            <text:p>2002</text:p>
          </table:table-cell>
          <table:table-cell office:value-type="string">
            <text:p>tt02999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nibal</text:p>
          </table:table-cell>
          <table:table-cell office:value-type="float" office:value="2001">
            <text:p>2001</text:p>
          </table:table-cell>
          <table:table-cell office:value-type="string">
            <text:p>tt021298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on Air - lot skazańców</text:p>
          </table:table-cell>
          <table:table-cell office:value-type="float" office:value="1997">
            <text:p>1997</text:p>
          </table:table-cell>
          <table:table-cell office:value-type="string">
            <text:p>tt0118880</text:p>
          </table:table-cell>
          <table:table-cell table:number-columns-repeated="24"/>
        </table:table-row>
        <table:table-row table:style-name="ro1">
          <table:table-cell office:value-type="string">
            <text:p>Sleepers</text:p>
          </table:table-cell>
          <table:table-cell office:value-type="string">
            <text:p>Uśpieni</text:p>
          </table:table-cell>
          <table:table-cell office:value-type="float" office:value="1996">
            <text:p>1996</text:p>
          </table:table-cell>
          <table:table-cell office:value-type="string">
            <text:p>tt01176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ulholland Drive</text:p>
          </table:table-cell>
          <table:table-cell office:value-type="float" office:value="2001">
            <text:p>2001</text:p>
          </table:table-cell>
          <table:table-cell office:value-type="string">
            <text:p>tt0166924</text:p>
          </table:table-cell>
          <table:table-cell table:number-columns-repeated="24"/>
        </table:table-row>
        <table:table-row table:style-name="ro1">
          <table:table-cell office:value-type="string">
            <text:p>Daylight</text:p>
          </table:table-cell>
          <table:table-cell office:value-type="string">
            <text:p>Tunel</text:p>
          </table:table-cell>
          <table:table-cell office:value-type="float" office:value="1996">
            <text:p>1996</text:p>
          </table:table-cell>
          <table:table-cell office:value-type="string">
            <text:p>tt0116040</text:p>
          </table:table-cell>
          <table:table-cell table:number-columns-repeated="24"/>
        </table:table-row>
        <table:table-row table:style-name="ro1">
          <table:table-cell office:value-type="string">
            <text:p>In China They Eat Dogs</text:p>
          </table:table-cell>
          <table:table-cell office:value-type="string">
            <text:p>W Chinach jedzą psy</text:p>
          </table:table-cell>
          <table:table-cell office:value-type="float" office:value="1999">
            <text:p>1999</text:p>
          </table:table-cell>
          <table:table-cell office:value-type="string">
            <text:p>tt0180748</text:p>
          </table:table-cell>
          <table:table-cell table:number-columns-repeated="24"/>
        </table:table-row>
        <table:table-row table:style-name="ro1">
          <table:table-cell office:value-type="string">
            <text:p>Indiana Jones and the Temple of Doom</text:p>
          </table:table-cell>
          <table:table-cell office:value-type="string">
            <text:p>Indiana Jones i Świątynia Zagłady</text:p>
          </table:table-cell>
          <table:table-cell office:value-type="float" office:value="1984">
            <text:p>1984</text:p>
          </table:table-cell>
          <table:table-cell office:value-type="string">
            <text:p>tt00874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Last Crusade</text:p>
          </table:table-cell>
          <table:table-cell office:value-type="string">
            <text:p>Indiana Jones i ostatnia krucjata</text:p>
          </table:table-cell>
          <table:table-cell office:value-type="float" office:value="1989">
            <text:p>1989</text:p>
          </table:table-cell>
          <table:table-cell office:value-type="string">
            <text:p>tt0097576</text:p>
          </table:table-cell>
          <table:table-cell table:number-columns-repeated="24"/>
        </table:table-row>
        <table:table-row table:style-name="ro1">
          <table:table-cell office:value-type="string">
            <text:p>Indiana Jones and the Raiders of the Lost Ark</text:p>
          </table:table-cell>
          <table:table-cell office:value-type="string">
            <text:p>Poszukiwacze zaginionej Arki</text:p>
          </table:table-cell>
          <table:table-cell office:value-type="float" office:value="1981">
            <text:p>1981</text:p>
          </table:table-cell>
          <table:table-cell office:value-type="string">
            <text:p>tt0082971</text:p>
          </table:table-cell>
          <table:table-cell table:number-columns-repeated="24"/>
        </table:table-row>
        <table:table-row table:style-name="ro1">
          <table:table-cell office:value-type="string">
            <text:p>Far and Away</text:p>
          </table:table-cell>
          <table:table-cell office:value-type="string">
            <text:p>Za horyzontem</text:p>
          </table:table-cell>
          <table:table-cell office:value-type="float" office:value="1992">
            <text:p>1992</text:p>
          </table:table-cell>
          <table:table-cell office:value-type="string">
            <text:p>tt010423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dator</text:p>
          </table:table-cell>
          <table:table-cell office:value-type="float" office:value="1987">
            <text:p>1987</text:p>
          </table:table-cell>
          <table:table-cell office:value-type="string">
            <text:p>tt00937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dator 2</text:p>
          </table:table-cell>
          <table:table-cell office:value-type="float" office:value="1990">
            <text:p>1990</text:p>
          </table:table-cell>
          <table:table-cell office:value-type="string">
            <text:p>tt01004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en-Hur</text:p>
          </table:table-cell>
          <table:table-cell office:value-type="float" office:value="1959">
            <text:p>1959</text:p>
          </table:table-cell>
          <table:table-cell office:value-type="string">
            <text:p>tt0052618</text:p>
          </table:table-cell>
          <table:table-cell table:number-columns-repeated="24"/>
        </table:table-row>
        <table:table-row table:style-name="ro1">
          <table:table-cell office:value-type="string">
            <text:p>The Hunt for Red October</text:p>
          </table:table-cell>
          <table:table-cell office:value-type="string">
            <text:p>Polowanie na Czerwony Październik</text:p>
          </table:table-cell>
          <table:table-cell office:value-type="float" office:value="1990">
            <text:p>1990</text:p>
          </table:table-cell>
          <table:table-cell office:value-type="string">
            <text:p>tt0099810</text:p>
          </table:table-cell>
          <table:table-cell table:number-columns-repeated="24"/>
        </table:table-row>
        <table:table-row table:style-name="ro1">
          <table:table-cell office:value-type="string">
            <text:p>Home Alone 2: Lost in New York</text:p>
          </table:table-cell>
          <table:table-cell office:value-type="string">
            <text:p>Kevin sam w Nowym Jorku</text:p>
          </table:table-cell>
          <table:table-cell office:value-type="float" office:value="1992">
            <text:p>1992</text:p>
          </table:table-cell>
          <table:table-cell office:value-type="string">
            <text:p>tt0104431</text:p>
          </table:table-cell>
          <table:table-cell table:number-columns-repeated="24"/>
        </table:table-row>
        <table:table-row table:style-name="ro1">
          <table:table-cell office:value-type="string">
            <text:p>Home Alone</text:p>
          </table:table-cell>
          <table:table-cell office:value-type="string">
            <text:p>Kevin sam w domu</text:p>
          </table:table-cell>
          <table:table-cell office:value-type="float" office:value="1990">
            <text:p>1990</text:p>
          </table:table-cell>
          <table:table-cell office:value-type="string">
            <text:p>tt0099785</text:p>
          </table:table-cell>
          <table:table-cell table:number-columns-repeated="24"/>
        </table:table-row>
        <table:table-row table:style-name="ro1">
          <table:table-cell office:value-type="string">
            <text:p>Mrs. Doubtfire</text:p>
          </table:table-cell>
          <table:table-cell office:value-type="string">
            <text:p>Pani Doubtfire</text:p>
          </table:table-cell>
          <table:table-cell office:value-type="float" office:value="1993">
            <text:p>1993</text:p>
          </table:table-cell>
          <table:table-cell office:value-type="string">
            <text:p>tt0107614</text:p>
          </table:table-cell>
          <table:table-cell table:number-columns-repeated="24"/>
        </table:table-row>
        <table:table-row table:style-name="ro1">
          <table:table-cell office:value-type="string">
            <text:p>Asterix and the Big Fight</text:p>
          </table:table-cell>
          <table:table-cell office:value-type="string">
            <text:p>Wielka bitwa Asteriksa</text:p>
          </table:table-cell>
          <table:table-cell office:value-type="float" office:value="1989">
            <text:p>1989</text:p>
          </table:table-cell>
          <table:table-cell office:value-type="string">
            <text:p>tt0096842</text:p>
          </table:table-cell>
          <table:table-cell table:number-columns-repeated="24"/>
        </table:table-row>
        <table:table-row table:style-name="ro1">
          <table:table-cell office:value-type="string">
            <text:p>Asterix Versus Caesar</text:p>
          </table:table-cell>
          <table:table-cell office:value-type="string">
            <text:p>Asterix kontra Cezar</text:p>
          </table:table-cell>
          <table:table-cell office:value-type="float" office:value="1985">
            <text:p>1985</text:p>
          </table:table-cell>
          <table:table-cell office:value-type="string">
            <text:p>tt0088748</text:p>
          </table:table-cell>
          <table:table-cell table:number-columns-repeated="24"/>
        </table:table-row>
        <table:table-row table:style-name="ro1">
          <table:table-cell office:value-type="string">
            <text:p>Asterix Conquers America</text:p>
          </table:table-cell>
          <table:table-cell office:value-type="string">
            <text:p>Asterix podbija Amerykę</text:p>
          </table:table-cell>
          <table:table-cell office:value-type="float" office:value="1994">
            <text:p>1994</text:p>
          </table:table-cell>
          <table:table-cell office:value-type="string">
            <text:p>tt0109162</text:p>
          </table:table-cell>
          <table:table-cell table:number-columns-repeated="24"/>
        </table:table-row>
        <table:table-row table:style-name="ro1">
          <table:table-cell office:value-type="string">
            <text:p>Asterix the Gaul</text:p>
          </table:table-cell>
          <table:table-cell office:value-type="string">
            <text:p>Asterix Gall</text:p>
          </table:table-cell>
          <table:table-cell office:value-type="float" office:value="1967">
            <text:p>1967</text:p>
          </table:table-cell>
          <table:table-cell office:value-type="string">
            <text:p>tt0061369</text:p>
          </table:table-cell>
          <table:table-cell table:number-columns-repeated="24"/>
        </table:table-row>
        <table:table-row table:style-name="ro1">
          <table:table-cell office:value-type="string">
            <text:p>The Twelve Tasks of Asterix</text:p>
          </table:table-cell>
          <table:table-cell office:value-type="string">
            <text:p>12 prac Asteriksa</text:p>
          </table:table-cell>
          <table:table-cell office:value-type="float" office:value="1976">
            <text:p>1976</text:p>
          </table:table-cell>
          <table:table-cell office:value-type="string">
            <text:p>tt0072901</text:p>
          </table:table-cell>
          <table:table-cell table:number-columns-repeated="24"/>
        </table:table-row>
        <table:table-row table:style-name="ro1">
          <table:table-cell office:value-type="string">
            <text:p>Asterix and Cleopatra</text:p>
          </table:table-cell>
          <table:table-cell office:value-type="string">
            <text:p>Asterix i Kleopatra</text:p>
          </table:table-cell>
          <table:table-cell office:value-type="float" office:value="1968">
            <text:p>1968</text:p>
          </table:table-cell>
          <table:table-cell office:value-type="string">
            <text:p>tt0062687</text:p>
          </table:table-cell>
          <table:table-cell table:number-columns-repeated="24"/>
        </table:table-row>
        <table:table-row table:style-name="ro1">
          <table:table-cell office:value-type="string">
            <text:p>Asterix and the Vikings</text:p>
          </table:table-cell>
          <table:table-cell office:value-type="string">
            <text:p>Asterix i wikingowie</text:p>
          </table:table-cell>
          <table:table-cell office:value-type="float" office:value="2006">
            <text:p>2006</text:p>
          </table:table-cell>
          <table:table-cell office:value-type="string">
            <text:p>tt0371552</text:p>
          </table:table-cell>
          <table:table-cell table:number-columns-repeated="24"/>
        </table:table-row>
        <table:table-row table:style-name="ro1">
          <table:table-cell office:value-type="string">
            <text:p>À bout de souffle – Breathless</text:p>
          </table:table-cell>
          <table:table-cell office:value-type="string">
            <text:p>Do utraty tchu</text:p>
          </table:table-cell>
          <table:table-cell office:value-type="float" office:value="1960">
            <text:p>1960</text:p>
          </table:table-cell>
          <table:table-cell office:value-type="string">
            <text:p>tt0053472 </text:p>
          </table:table-cell>
          <table:table-cell table:number-columns-repeated="24"/>
        </table:table-row>
        <table:table-row table:style-name="ro1">
          <table:table-cell office:value-type="string">
            <text:p>Amsterdamned</text:p>
          </table:table-cell>
          <table:table-cell office:value-type="string">
            <text:p>Przeklęty Amsterdam</text:p>
          </table:table-cell>
          <table:table-cell office:value-type="float" office:value="1987">
            <text:p>1987</text:p>
          </table:table-cell>
          <table:table-cell office:value-type="string">
            <text:p>tt0094651</text:p>
          </table:table-cell>
          <table:table-cell table:number-columns-repeated="24"/>
        </table:table-row>
        <table:table-row table:style-name="ro1">
          <table:table-cell office:value-type="string">
            <text:p>In the Eyes of a Stranger</text:p>
          </table:table-cell>
          <table:table-cell office:value-type="string">
            <text:p>W oczach nieznajomego</text:p>
          </table:table-cell>
          <table:table-cell office:value-type="float" office:value="1992">
            <text:p>1992</text:p>
          </table:table-cell>
          <table:table-cell office:value-type="string">
            <text:p>tt0104498</text:p>
          </table:table-cell>
          <table:table-cell table:number-columns-repeated="24"/>
        </table:table-row>
        <table:table-row table:style-name="ro1">
          <table:table-cell office:value-type="string">
            <text:p>Crocodile Dundee</text:p>
          </table:table-cell>
          <table:table-cell office:value-type="string">
            <text:p>Krokodyl Dundee</text:p>
          </table:table-cell>
          <table:table-cell office:value-type="float" office:value="1986">
            <text:p>1986</text:p>
          </table:table-cell>
          <table:table-cell office:value-type="string">
            <text:p>tt00905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uperman</text:p>
          </table:table-cell>
          <table:table-cell office:value-type="float" office:value="1978">
            <text:p>1978</text:p>
          </table:table-cell>
          <table:table-cell office:value-type="string">
            <text:p>tt0078346</text:p>
          </table:table-cell>
          <table:table-cell table:number-columns-repeated="24"/>
        </table:table-row>
        <table:table-row table:style-name="ro1">
          <table:table-cell office:value-type="string">
            <text:p>Auf der Reeperbahn nachts um halb eins</text:p>
          </table:table-cell>
          <table:table-cell office:value-type="string">
            <text:p>Na Reeperbahn o wpół do północy</text:p>
          </table:table-cell>
          <table:table-cell office:value-type="float" office:value="1954">
            <text:p>1954</text:p>
          </table:table-cell>
          <table:table-cell office:value-type="string">
            <text:p>tt0046732</text:p>
          </table:table-cell>
          <table:table-cell table:number-columns-repeated="24"/>
        </table:table-row>
        <table:table-row table:style-name="ro1">
          <table:table-cell office:value-type="string">
            <text:p>Murder, She Said</text:p>
          </table:table-cell>
          <table:table-cell office:value-type="string">
            <text:p>Śmierć ma okna</text:p>
          </table:table-cell>
          <table:table-cell office:value-type="float" office:value="1961">
            <text:p>1961</text:p>
          </table:table-cell>
          <table:table-cell office:value-type="string">
            <text:p>tt0055205</text:p>
          </table:table-cell>
          <table:table-cell table:number-columns-repeated="24"/>
        </table:table-row>
        <table:table-row table:style-name="ro1">
          <table:table-cell office:value-type="string">
            <text:p>MacGyver: Lost Treasure of Atlantis</text:p>
          </table:table-cell>
          <table:table-cell office:value-type="string">
            <text:p>MacGyver i skarb zaginionej Atlantydy</text:p>
          </table:table-cell>
          <table:table-cell office:value-type="float" office:value="1994">
            <text:p>1994</text:p>
          </table:table-cell>
          <table:table-cell office:value-type="string">
            <text:p>tt0110419</text:p>
          </table:table-cell>
          <table:table-cell table:number-columns-repeated="24"/>
        </table:table-row>
        <table:table-row table:style-name="ro1">
          <table:table-cell office:value-type="string">
            <text:p>MacGyver: Trail to Doomsday</text:p>
          </table:table-cell>
          <table:table-cell office:value-type="string">
            <text:p>MacGyver: ku zagładzie świata</text:p>
          </table:table-cell>
          <table:table-cell office:value-type="float" office:value="1994">
            <text:p>1994</text:p>
          </table:table-cell>
          <table:table-cell office:value-type="string">
            <text:p>tt0110420</text:p>
          </table:table-cell>
          <table:table-cell table:number-columns-repeated="24"/>
        </table:table-row>
        <table:table-row table:style-name="ro1">
          <table:table-cell office:value-type="string">
            <text:p>Minority Report</text:p>
          </table:table-cell>
          <table:table-cell office:value-type="string">
            <text:p>Raport mniejszości</text:p>
          </table:table-cell>
          <table:table-cell office:value-type="float" office:value="2002">
            <text:p>2002</text:p>
          </table:table-cell>
          <table:table-cell office:value-type="string">
            <text:p>tt0181689</text:p>
          </table:table-cell>
          <table:table-cell table:number-columns-repeated="24"/>
        </table:table-row>
        <table:table-row table:style-name="ro1">
          <table:table-cell office:value-type="string">
            <text:p>First Blood</text:p>
          </table:table-cell>
          <table:table-cell office:value-type="string">
            <text:p>Rambo: Pierwsza krew</text:p>
          </table:table-cell>
          <table:table-cell office:value-type="float" office:value="1982">
            <text:p>1982</text:p>
          </table:table-cell>
          <table:table-cell office:value-type="string">
            <text:p>tt0083944</text:p>
          </table:table-cell>
          <table:table-cell table:number-columns-repeated="24"/>
        </table:table-row>
        <table:table-row table:style-name="ro1">
          <table:table-cell office:value-type="string">
            <text:p>Pillow Talk</text:p>
          </table:table-cell>
          <table:table-cell office:value-type="string">
            <text:p>Telefon towarzyski</text:p>
          </table:table-cell>
          <table:table-cell office:value-type="float" office:value="1959">
            <text:p>1959</text:p>
          </table:table-cell>
          <table:table-cell office:value-type="string">
            <text:p>tt005317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pocalypto</text:p>
          </table:table-cell>
          <table:table-cell office:value-type="float" office:value="2006">
            <text:p>2006</text:p>
          </table:table-cell>
          <table:table-cell office:value-type="string">
            <text:p>tt0472043</text:p>
          </table:table-cell>
          <table:table-cell table:number-columns-repeated="24"/>
        </table:table-row>
        <table:table-row table:style-name="ro1">
          <table:table-cell office:value-type="string">
            <text:p>Bite the Bullet</text:p>
          </table:table-cell>
          <table:table-cell office:value-type="string">
            <text:p>Z zaciśniętymi zębami</text:p>
          </table:table-cell>
          <table:table-cell office:value-type="float" office:value="1975">
            <text:p>1975</text:p>
          </table:table-cell>
          <table:table-cell office:value-type="string">
            <text:p>tt0072705</text:p>
          </table:table-cell>
          <table:table-cell table:number-columns-repeated="24"/>
        </table:table-row>
        <table:table-row table:style-name="ro1">
          <table:table-cell office:value-type="string">
            <text:p>The Lord of the Rings: The Fellowship of the Ring</text:p>
          </table:table-cell>
          <table:table-cell office:value-type="string">
            <text:p>Władca Pierścieni: Drużyna Pierścienia</text:p>
          </table:table-cell>
          <table:table-cell office:value-type="float" office:value="2001">
            <text:p>2001</text:p>
          </table:table-cell>
          <table:table-cell office:value-type="string">
            <text:p>tt0120737</text:p>
          </table:table-cell>
          <table:table-cell table:number-columns-repeated="24"/>
        </table:table-row>
        <table:table-row table:style-name="ro1">
          <table:table-cell office:value-type="string">
            <text:p>The Lord of the Rings: The Return of the King</text:p>
          </table:table-cell>
          <table:table-cell office:value-type="string">
            <text:p>Władca Pierścieni: Powrót króla</text:p>
          </table:table-cell>
          <table:table-cell office:value-type="float" office:value="2003">
            <text:p>2003</text:p>
          </table:table-cell>
          <table:table-cell office:value-type="string">
            <text:p>tt0167260</text:p>
          </table:table-cell>
          <table:table-cell table:number-columns-repeated="24"/>
        </table:table-row>
        <table:table-row table:style-name="ro1">
          <table:table-cell office:value-type="string">
            <text:p>The Lord of the Rings: The Two Towers</text:p>
          </table:table-cell>
          <table:table-cell office:value-type="string">
            <text:p>Władca Pierścieni: Dwie wieże</text:p>
          </table:table-cell>
          <table:table-cell office:value-type="float" office:value="2002">
            <text:p>2002</text:p>
          </table:table-cell>
          <table:table-cell office:value-type="string">
            <text:p>tt0167261</text:p>
          </table:table-cell>
          <table:table-cell table:number-columns-repeated="24"/>
        </table:table-row>
        <table:table-row table:style-name="ro1">
          <table:table-cell office:value-type="string">
            <text:p>End of Days</text:p>
          </table:table-cell>
          <table:table-cell office:value-type="string">
            <text:p>I stanie się koniec</text:p>
          </table:table-cell>
          <table:table-cell office:value-type="float" office:value="1999">
            <text:p>1999</text:p>
          </table:table-cell>
          <table:table-cell office:value-type="string">
            <text:p>tt0146675</text:p>
          </table:table-cell>
          <table:table-cell table:number-columns-repeated="24"/>
        </table:table-row>
        <table:table-row table:style-name="ro1">
          <table:table-cell office:value-type="string">
            <text:p>Mission: Impossible</text:p>
          </table:table-cell>
          <table:table-cell office:value-type="string">
            <text:p>Mission Impossible</text:p>
          </table:table-cell>
          <table:table-cell office:value-type="float" office:value="1996">
            <text:p>1996</text:p>
          </table:table-cell>
          <table:table-cell office:value-type="string">
            <text:p>tt01170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ission: Impossible 2</text:p>
          </table:table-cell>
          <table:table-cell office:value-type="float" office:value="2000">
            <text:p>2000</text:p>
          </table:table-cell>
          <table:table-cell office:value-type="string">
            <text:p>tt0120755</text:p>
          </table:table-cell>
          <table:table-cell table:number-columns-repeated="24"/>
        </table:table-row>
        <table:table-row table:style-name="ro1">
          <table:table-cell office:value-type="string">
            <text:p>Death on the Nile</text:p>
          </table:table-cell>
          <table:table-cell office:value-type="string">
            <text:p>Śmierć na Nilu</text:p>
          </table:table-cell>
          <table:table-cell office:value-type="float" office:value="1978">
            <text:p>1978</text:p>
          </table:table-cell>
          <table:table-cell office:value-type="string">
            <text:p>tt0077413</text:p>
          </table:table-cell>
          <table:table-cell table:number-columns-repeated="24"/>
        </table:table-row>
        <table:table-row table:style-name="ro1">
          <table:table-cell office:value-type="string">
            <text:p>Amadeus</text:p>
          </table:table-cell>
          <table:table-cell office:value-type="string">
            <text:p>Amadeusz</text:p>
          </table:table-cell>
          <table:table-cell office:value-type="float" office:value="1984">
            <text:p>1984</text:p>
          </table:table-cell>
          <table:table-cell office:value-type="string">
            <text:p>tt0086879</text:p>
          </table:table-cell>
          <table:table-cell table:number-columns-repeated="24"/>
        </table:table-row>
        <table:table-row table:style-name="ro1">
          <table:table-cell office:value-type="string">
            <text:p>Stay Hungry</text:p>
          </table:table-cell>
          <table:table-cell office:value-type="string">
            <text:p>Niedosyt</text:p>
          </table:table-cell>
          <table:table-cell office:value-type="float" office:value="1976">
            <text:p>1976</text:p>
          </table:table-cell>
          <table:table-cell office:value-type="string">
            <text:p>tt0075268</text:p>
          </table:table-cell>
          <table:table-cell table:number-columns-repeated="24"/>
        </table:table-row>
        <table:table-row table:style-name="ro1">
          <table:table-cell office:value-type="string">
            <text:p>Dirty Harry</text:p>
          </table:table-cell>
          <table:table-cell office:value-type="string">
            <text:p>Brudny Harry</text:p>
          </table:table-cell>
          <table:table-cell office:value-type="float" office:value="1971">
            <text:p>1971</text:p>
          </table:table-cell>
          <table:table-cell office:value-type="string">
            <text:p>tt0066999</text:p>
          </table:table-cell>
          <table:table-cell table:number-columns-repeated="24"/>
        </table:table-row>
        <table:table-row table:style-name="ro1">
          <table:table-cell office:value-type="string">
            <text:p>Magnum Force</text:p>
          </table:table-cell>
          <table:table-cell office:value-type="string">
            <text:p>Siła magnum</text:p>
          </table:table-cell>
          <table:table-cell office:value-type="float" office:value="1973">
            <text:p>1973</text:p>
          </table:table-cell>
          <table:table-cell office:value-type="string">
            <text:p>tt0070355</text:p>
          </table:table-cell>
          <table:table-cell table:number-columns-repeated="24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76">
            <text:p>1976</text:p>
          </table:table-cell>
          <table:table-cell office:value-type="string">
            <text:p>tt0074483</text:p>
          </table:table-cell>
          <table:table-cell table:number-columns-repeated="24"/>
        </table:table-row>
        <table:table-row table:style-name="ro1">
          <table:table-cell office:value-type="string">
            <text:p>Sudden Impact</text:p>
          </table:table-cell>
          <table:table-cell office:value-type="string">
            <text:p>Nagłe zderzenie</text:p>
          </table:table-cell>
          <table:table-cell office:value-type="float" office:value="1983">
            <text:p>1983</text:p>
          </table:table-cell>
          <table:table-cell office:value-type="string">
            <text:p>tt0086383</text:p>
          </table:table-cell>
          <table:table-cell table:number-columns-repeated="24"/>
        </table:table-row>
        <table:table-row table:style-name="ro1">
          <table:table-cell office:value-type="string">
            <text:p>The Dead Pool</text:p>
          </table:table-cell>
          <table:table-cell office:value-type="string">
            <text:p>Pula śmierci</text:p>
          </table:table-cell>
          <table:table-cell office:value-type="float" office:value="1988">
            <text:p>1988</text:p>
          </table:table-cell>
          <table:table-cell office:value-type="string">
            <text:p>tt0094963</text:p>
          </table:table-cell>
          <table:table-cell table:number-columns-repeated="24"/>
        </table:table-row>
        <table:table-row table:style-name="ro1">
          <table:table-cell office:value-type="string">
            <text:p>Der Gauner und der liebe Gott</text:p>
          </table:table-cell>
          <table:table-cell office:value-type="string">
            <text:p>Crook and the Cross</text:p>
          </table:table-cell>
          <table:table-cell office:value-type="float" office:value="1960">
            <text:p>1960</text:p>
          </table:table-cell>
          <table:table-cell office:value-type="string">
            <text:p>tt0053855</text:p>
          </table:table-cell>
          <table:table-cell table:number-columns-repeated="24"/>
        </table:table-row>
        <table:table-row table:style-name="ro1">
          <table:table-cell office:value-type="string">
            <text:p>The Lion King</text:p>
          </table:table-cell>
          <table:table-cell office:value-type="string">
            <text:p>Król Lew</text:p>
          </table:table-cell>
          <table:table-cell office:value-type="float" office:value="1994">
            <text:p>1994</text:p>
          </table:table-cell>
          <table:table-cell office:value-type="string">
            <text:p>tt01103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Blair Witch Project</text:p>
          </table:table-cell>
          <table:table-cell office:value-type="float" office:value="1999">
            <text:p>1999</text:p>
          </table:table-cell>
          <table:table-cell office:value-type="string">
            <text:p>tt018593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gnolia</text:p>
          </table:table-cell>
          <table:table-cell office:value-type="float" office:value="1999">
            <text:p>1999</text:p>
          </table:table-cell>
          <table:table-cell office:value-type="string">
            <text:p>tt017588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rachnophobia</text:p>
          </table:table-cell>
          <table:table-cell office:value-type="float" office:value="1990">
            <text:p>1990</text:p>
          </table:table-cell>
          <table:table-cell office:value-type="string">
            <text:p>tt0099052</text:p>
          </table:table-cell>
          <table:table-cell table:number-columns-repeated="24"/>
        </table:table-row>
        <table:table-row table:style-name="ro1">
          <table:table-cell office:value-type="string">
            <text:p>Vater sein dagegen sehr</text:p>
          </table:table-cell>
          <table:table-cell office:value-type="string">
            <text:p>Żądny przygód ojciec (Stara wieża nad Mozelą)</text:p>
          </table:table-cell>
          <table:table-cell office:value-type="float" office:value="1957">
            <text:p>1957</text:p>
          </table:table-cell>
          <table:table-cell office:value-type="string">
            <text:p>tt0051152</text:p>
          </table:table-cell>
          <table:table-cell table:number-columns-repeated="24"/>
        </table:table-row>
        <table:table-row table:style-name="ro1">
          <table:table-cell office:value-type="string">
            <text:p>Identity</text:p>
          </table:table-cell>
          <table:table-cell office:value-type="string">
            <text:p>Tożsamość</text:p>
          </table:table-cell>
          <table:table-cell office:value-type="float" office:value="2003">
            <text:p>2003</text:p>
          </table:table-cell>
          <table:table-cell office:value-type="string">
            <text:p>tt030969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lue Velvet</text:p>
          </table:table-cell>
          <table:table-cell office:value-type="float" office:value="1986">
            <text:p>1986</text:p>
          </table:table-cell>
          <table:table-cell office:value-type="string">
            <text:p>tt0090756</text:p>
          </table:table-cell>
          <table:table-cell table:number-columns-repeated="24"/>
        </table:table-row>
        <table:table-row table:style-name="ro1">
          <table:table-cell office:value-type="string">
            <text:p>Police Academy</text:p>
          </table:table-cell>
          <table:table-cell office:value-type="string">
            <text:p>Akademia Policyjna</text:p>
          </table:table-cell>
          <table:table-cell office:value-type="float" office:value="1984">
            <text:p>1984</text:p>
          </table:table-cell>
          <table:table-cell office:value-type="string">
            <text:p>tt0087928</text:p>
          </table:table-cell>
          <table:table-cell table:number-columns-repeated="24"/>
        </table:table-row>
        <table:table-row table:style-name="ro1">
          <table:table-cell office:value-type="string">
            <text:p>Police Academy 2: Their First Assignment</text:p>
          </table:table-cell>
          <table:table-cell office:value-type="string">
            <text:p>Akademia Policyjna 2: Pierwsze zadanie</text:p>
          </table:table-cell>
          <table:table-cell office:value-type="float" office:value="1985">
            <text:p>1985</text:p>
          </table:table-cell>
          <table:table-cell office:value-type="string">
            <text:p>tt0089822</text:p>
          </table:table-cell>
          <table:table-cell table:number-columns-repeated="24"/>
        </table:table-row>
        <table:table-row table:style-name="ro1">
          <table:table-cell office:value-type="string">
            <text:p>Police Academy 3: Back in Training</text:p>
          </table:table-cell>
          <table:table-cell office:value-type="string">
            <text:p>Akademia Policyjna 3: Powrót do szkoły</text:p>
          </table:table-cell>
          <table:table-cell office:value-type="float" office:value="1986">
            <text:p>1986</text:p>
          </table:table-cell>
          <table:table-cell office:value-type="string">
            <text:p>tt0091777</text:p>
          </table:table-cell>
          <table:table-cell table:number-columns-repeated="24"/>
        </table:table-row>
        <table:table-row table:style-name="ro1">
          <table:table-cell office:value-type="string">
            <text:p>Police Academy 4: Citizens on Patrol</text:p>
          </table:table-cell>
          <table:table-cell office:value-type="string">
            <text:p>Akademia Policyjna 4: Patrol obywatelski</text:p>
          </table:table-cell>
          <table:table-cell office:value-type="float" office:value="1987">
            <text:p>1987</text:p>
          </table:table-cell>
          <table:table-cell office:value-type="string">
            <text:p>tt0093756</text:p>
          </table:table-cell>
          <table:table-cell table:number-columns-repeated="24"/>
        </table:table-row>
        <table:table-row table:style-name="ro1">
          <table:table-cell office:value-type="string">
            <text:p>Police Academy 5: Assignment: Miami Beach</text:p>
          </table:table-cell>
          <table:table-cell office:value-type="string">
            <text:p>Akademia Policyjna 5: Misja w Miami Beach</text:p>
          </table:table-cell>
          <table:table-cell office:value-type="float" office:value="1988">
            <text:p>1988</text:p>
          </table:table-cell>
          <table:table-cell office:value-type="string">
            <text:p>tt0095882</text:p>
          </table:table-cell>
          <table:table-cell table:number-columns-repeated="24"/>
        </table:table-row>
        <table:table-row table:style-name="ro1">
          <table:table-cell office:value-type="string">
            <text:p>Police Academy 6: City Under Siege</text:p>
          </table:table-cell>
          <table:table-cell office:value-type="string">
            <text:p>Akademia Policyjna 6: Operacja Chaos</text:p>
          </table:table-cell>
          <table:table-cell office:value-type="float" office:value="1989">
            <text:p>1989</text:p>
          </table:table-cell>
          <table:table-cell office:value-type="string">
            <text:p>tt0098105</text:p>
          </table:table-cell>
          <table:table-cell table:number-columns-repeated="24"/>
        </table:table-row>
        <table:table-row table:style-name="ro1">
          <table:table-cell office:value-type="string">
            <text:p>Police Academy: Mission to Moscow</text:p>
          </table:table-cell>
          <table:table-cell office:value-type="string">
            <text:p>Akademia Policyjna 7: Misja w Moskwie</text:p>
          </table:table-cell>
          <table:table-cell office:value-type="float" office:value="1994">
            <text:p>1994</text:p>
          </table:table-cell>
          <table:table-cell office:value-type="string">
            <text:p>tt0110857</text:p>
          </table:table-cell>
          <table:table-cell table:number-columns-repeated="24"/>
        </table:table-row>
        <table:table-row table:style-name="ro1">
          <table:table-cell office:value-type="string">
            <text:p>Dressed to Kill</text:p>
          </table:table-cell>
          <table:table-cell office:value-type="string">
            <text:p>W przebraniu mordercy</text:p>
          </table:table-cell>
          <table:table-cell office:value-type="float" office:value="1980">
            <text:p>1980</text:p>
          </table:table-cell>
          <table:table-cell office:value-type="string">
            <text:p>tt0080661</text:p>
          </table:table-cell>
          <table:table-cell table:number-columns-repeated="24"/>
        </table:table-row>
        <table:table-row table:style-name="ro1">
          <table:table-cell office:value-type="string">
            <text:p>Psycho</text:p>
          </table:table-cell>
          <table:table-cell office:value-type="string">
            <text:p>Psychoza</text:p>
          </table:table-cell>
          <table:table-cell office:value-type="float" office:value="1960">
            <text:p>1960</text:p>
          </table:table-cell>
          <table:table-cell office:value-type="string">
            <text:p>tt0054215</text:p>
          </table:table-cell>
          <table:table-cell table:number-columns-repeated="24"/>
        </table:table-row>
        <table:table-row table:style-name="ro1">
          <table:table-cell office:value-type="string">
            <text:p>High Noon</text:p>
          </table:table-cell>
          <table:table-cell office:value-type="string">
            <text:p>W samo południe</text:p>
          </table:table-cell>
          <table:table-cell office:value-type="float" office:value="1952">
            <text:p>1952</text:p>
          </table:table-cell>
          <table:table-cell office:value-type="string">
            <text:p>tt0044706</text:p>
          </table:table-cell>
          <table:table-cell table:number-columns-repeated="24"/>
        </table:table-row>
        <table:table-row table:style-name="ro1">
          <table:table-cell office:value-type="string">
            <text:p>Eraserhead</text:p>
          </table:table-cell>
          <table:table-cell office:value-type="string">
            <text:p>Głowa do wycierania</text:p>
          </table:table-cell>
          <table:table-cell office:value-type="float" office:value="1977">
            <text:p>1977</text:p>
          </table:table-cell>
          <table:table-cell office:value-type="string">
            <text:p>tt0074486</text:p>
          </table:table-cell>
          <table:table-cell table:number-columns-repeated="24"/>
        </table:table-row>
        <table:table-row table:style-name="ro1">
          <table:table-cell office:value-type="string">
            <text:p>Starship Troopers</text:p>
          </table:table-cell>
          <table:table-cell office:value-type="string">
            <text:p>Żołnierze kosmosu</text:p>
          </table:table-cell>
          <table:table-cell office:value-type="float" office:value="1997">
            <text:p>1997</text:p>
          </table:table-cell>
          <table:table-cell office:value-type="string">
            <text:p>tt0120201</text:p>
          </table:table-cell>
          <table:table-cell table:number-columns-repeated="24"/>
        </table:table-row>
        <table:table-row table:style-name="ro1">
          <table:table-cell office:value-type="string">
            <text:p>Battlestar Galactica: Saga of a Star World </text:p>
          </table:table-cell>
          <table:table-cell office:value-type="string">
            <text:p>Battlestar Galactica: Saga gwiezdnego świata</text:p>
          </table:table-cell>
          <table:table-cell office:value-type="float" office:value="1978">
            <text:p>1978</text:p>
          </table:table-cell>
          <table:table-cell office:value-type="string">
            <text:p>tt0077215</text:p>
          </table:table-cell>
          <table:table-cell table:number-columns-repeated="24"/>
        </table:table-row>
        <table:table-row table:style-name="ro1">
          <table:table-cell office:value-type="string">
            <text:p>The Running Man</text:p>
          </table:table-cell>
          <table:table-cell office:value-type="string">
            <text:p>Uciekinier</text:p>
          </table:table-cell>
          <table:table-cell office:value-type="float" office:value="1987">
            <text:p>1987</text:p>
          </table:table-cell>
          <table:table-cell office:value-type="string">
            <text:p>tt0093894</text:p>
          </table:table-cell>
          <table:table-cell table:number-columns-repeated="24"/>
        </table:table-row>
        <table:table-row table:style-name="ro1">
          <table:table-cell office:value-type="string">
            <text:p>Reservoir Dogs</text:p>
          </table:table-cell>
          <table:table-cell office:value-type="string">
            <text:p>Wściekłe psy</text:p>
          </table:table-cell>
          <table:table-cell office:value-type="float" office:value="1992">
            <text:p>1992</text:p>
          </table:table-cell>
          <table:table-cell office:value-type="string">
            <text:p>tt01052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lashdance</text:p>
          </table:table-cell>
          <table:table-cell office:value-type="float" office:value="1983">
            <text:p>1983</text:p>
          </table:table-cell>
          <table:table-cell office:value-type="string">
            <text:p>tt0085549</text:p>
          </table:table-cell>
          <table:table-cell table:number-columns-repeated="24"/>
        </table:table-row>
        <table:table-row table:style-name="ro1">
          <table:table-cell office:value-type="string">
            <text:p>Judge Dredd</text:p>
          </table:table-cell>
          <table:table-cell office:value-type="string">
            <text:p>Sędzia Dredd</text:p>
          </table:table-cell>
          <table:table-cell office:value-type="float" office:value="1995">
            <text:p>1995</text:p>
          </table:table-cell>
          <table:table-cell office:value-type="string">
            <text:p>tt0113492</text:p>
          </table:table-cell>
          <table:table-cell table:number-columns-repeated="24"/>
        </table:table-row>
        <table:table-row table:style-name="ro1">
          <table:table-cell office:value-type="string">
            <text:p>Richie Rich</text:p>
          </table:table-cell>
          <table:table-cell office:value-type="string">
            <text:p>Richie milioner</text:p>
          </table:table-cell>
          <table:table-cell office:value-type="float" office:value="1994">
            <text:p>1994</text:p>
          </table:table-cell>
          <table:table-cell office:value-type="string">
            <text:p>tt011098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</text:p>
          </table:table-cell>
          <table:table-cell office:value-type="float" office:value="1976">
            <text:p>1976</text:p>
          </table:table-cell>
          <table:table-cell office:value-type="string">
            <text:p>tt00751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II</text:p>
          </table:table-cell>
          <table:table-cell office:value-type="float" office:value="1979">
            <text:p>1979</text:p>
          </table:table-cell>
          <table:table-cell office:value-type="string">
            <text:p>tt007981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III</text:p>
          </table:table-cell>
          <table:table-cell office:value-type="float" office:value="1982">
            <text:p>1982</text:p>
          </table:table-cell>
          <table:table-cell office:value-type="string">
            <text:p>tt00846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IV</text:p>
          </table:table-cell>
          <table:table-cell office:value-type="float" office:value="1985">
            <text:p>1985</text:p>
          </table:table-cell>
          <table:table-cell office:value-type="string">
            <text:p>tt00899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V</text:p>
          </table:table-cell>
          <table:table-cell office:value-type="float" office:value="1990">
            <text:p>1990</text:p>
          </table:table-cell>
          <table:table-cell office:value-type="string">
            <text:p>tt010050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oCop</text:p>
          </table:table-cell>
          <table:table-cell office:value-type="float" office:value="1987">
            <text:p>1987</text:p>
          </table:table-cell>
          <table:table-cell office:value-type="string">
            <text:p>tt009387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oCop 2</text:p>
          </table:table-cell>
          <table:table-cell office:value-type="float" office:value="1990">
            <text:p>1990</text:p>
          </table:table-cell>
          <table:table-cell office:value-type="string">
            <text:p>tt01005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oCop 3</text:p>
          </table:table-cell>
          <table:table-cell office:value-type="float" office:value="1993">
            <text:p>1993</text:p>
          </table:table-cell>
          <table:table-cell office:value-type="string">
            <text:p>tt0107978</text:p>
          </table:table-cell>
          <table:table-cell table:number-columns-repeated="24"/>
        </table:table-row>
        <table:table-row table:style-name="ro1">
          <table:table-cell office:value-type="string">
            <text:p>Red Dragon</text:p>
          </table:table-cell>
          <table:table-cell office:value-type="string">
            <text:p>Czerwony smok</text:p>
          </table:table-cell>
          <table:table-cell office:value-type="float" office:value="2002">
            <text:p>2002</text:p>
          </table:table-cell>
          <table:table-cell office:value-type="string">
            <text:p>tt0289765</text:p>
          </table:table-cell>
          <table:table-cell table:number-columns-repeated="24"/>
        </table:table-row>
        <table:table-row table:style-name="ro1">
          <table:table-cell office:value-type="string">
            <text:p>Back to the Future Part</text:p>
          </table:table-cell>
          <table:table-cell office:value-type="string">
            <text:p>Powrót do przyszłości</text:p>
          </table:table-cell>
          <table:table-cell office:value-type="float" office:value="1985">
            <text:p>1985</text:p>
          </table:table-cell>
          <table:table-cell office:value-type="string">
            <text:p>tt0088763</text:p>
          </table:table-cell>
          <table:table-cell table:number-columns-repeated="24"/>
        </table:table-row>
        <table:table-row table:style-name="ro1">
          <table:table-cell office:value-type="string">
            <text:p>Back to the Future II</text:p>
          </table:table-cell>
          <table:table-cell office:value-type="string">
            <text:p>Powrót do przyszłości II</text:p>
          </table:table-cell>
          <table:table-cell office:value-type="float" office:value="1989">
            <text:p>1989</text:p>
          </table:table-cell>
          <table:table-cell office:value-type="string">
            <text:p>tt0096874</text:p>
          </table:table-cell>
          <table:table-cell table:number-columns-repeated="24"/>
        </table:table-row>
        <table:table-row table:style-name="ro1">
          <table:table-cell office:value-type="string">
            <text:p>Back to the Future III</text:p>
          </table:table-cell>
          <table:table-cell office:value-type="string">
            <text:p>Powrót do przyszłości III</text:p>
          </table:table-cell>
          <table:table-cell office:value-type="float" office:value="1990">
            <text:p>1990</text:p>
          </table:table-cell>
          <table:table-cell office:value-type="string">
            <text:p>tt0099088</text:p>
          </table:table-cell>
          <table:table-cell table:number-columns-repeated="24"/>
        </table:table-row>
        <table:table-row table:style-name="ro1">
          <table:table-cell office:value-type="string">
            <text:p>Pet Sematary</text:p>
          </table:table-cell>
          <table:table-cell office:value-type="string">
            <text:p>Smętarz dla zwierzaków</text:p>
          </table:table-cell>
          <table:table-cell office:value-type="float" office:value="1989">
            <text:p>1989</text:p>
          </table:table-cell>
          <table:table-cell office:value-type="string">
            <text:p>tt0098084</text:p>
          </table:table-cell>
          <table:table-cell table:number-columns-repeated="24"/>
        </table:table-row>
        <table:table-row table:style-name="ro1">
          <table:table-cell office:value-type="string">
            <text:p>The Silence of the Lambs</text:p>
          </table:table-cell>
          <table:table-cell office:value-type="string">
            <text:p>Milczenie owiec</text:p>
          </table:table-cell>
          <table:table-cell office:value-type="float" office:value="1991">
            <text:p>1991</text:p>
          </table:table-cell>
          <table:table-cell office:value-type="string">
            <text:p>tt0102926</text:p>
          </table:table-cell>
          <table:table-cell table:number-columns-repeated="24"/>
        </table:table-row>
        <table:table-row table:style-name="ro1">
          <table:table-cell office:value-type="string">
            <text:p>Se7en</text:p>
          </table:table-cell>
          <table:table-cell office:value-type="string">
            <text:p>Siedem</text:p>
          </table:table-cell>
          <table:table-cell office:value-type="float" office:value="1995">
            <text:p>1995</text:p>
          </table:table-cell>
          <table:table-cell office:value-type="string">
            <text:p>tt0114369</text:p>
          </table:table-cell>
          <table:table-cell table:number-columns-repeated="24"/>
        </table:table-row>
        <table:table-row table:style-name="ro1">
          <table:table-cell office:value-type="string">
            <text:p>Citizen Kane</text:p>
          </table:table-cell>
          <table:table-cell office:value-type="string">
            <text:p>Obywatel Kane</text:p>
          </table:table-cell>
          <table:table-cell office:value-type="float" office:value="1941">
            <text:p>1941</text:p>
          </table:table-cell>
          <table:table-cell office:value-type="string">
            <text:p>tt00334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er 90. Geburtstag oder Dinner for One</text:p>
          </table:table-cell>
          <table:table-cell office:value-type="float" office:value="1963">
            <text:p>1963</text:p>
          </table:table-cell>
          <table:table-cell office:value-type="string">
            <text:p>tt0121210</text:p>
          </table:table-cell>
          <table:table-cell table:number-columns-repeated="24"/>
        </table:table-row>
        <table:table-row table:style-name="ro1">
          <table:table-cell office:value-type="string">
            <text:p>The Siege</text:p>
          </table:table-cell>
          <table:table-cell office:value-type="string">
            <text:p>Stan oblężenia</text:p>
          </table:table-cell>
          <table:table-cell office:value-type="float" office:value="1998">
            <text:p>1998</text:p>
          </table:table-cell>
          <table:table-cell office:value-type="string">
            <text:p>tt0133952</text:p>
          </table:table-cell>
          <table:table-cell table:number-columns-repeated="24"/>
        </table:table-row>
        <table:table-row table:style-name="ro1">
          <table:table-cell office:value-type="string">
            <text:p>Spartacus</text:p>
          </table:table-cell>
          <table:table-cell office:value-type="string">
            <text:p>Spartakus</text:p>
          </table:table-cell>
          <table:table-cell office:value-type="float" office:value="1960">
            <text:p>1960</text:p>
          </table:table-cell>
          <table:table-cell office:value-type="string">
            <text:p>tt0054331</text:p>
          </table:table-cell>
          <table:table-cell table:number-columns-repeated="24"/>
        </table:table-row>
        <table:table-row table:style-name="ro1">
          <table:table-cell office:value-type="string">
            <text:p>The Game</text:p>
          </table:table-cell>
          <table:table-cell office:value-type="string">
            <text:p>Gra</text:p>
          </table:table-cell>
          <table:table-cell office:value-type="float" office:value="1997">
            <text:p>1997</text:p>
          </table:table-cell>
          <table:table-cell office:value-type="string">
            <text:p>tt0119174</text:p>
          </table:table-cell>
          <table:table-cell table:number-columns-repeated="24"/>
        </table:table-row>
        <table:table-row table:style-name="ro1">
          <table:table-cell office:value-type="string">
            <text:p>Sin City</text:p>
          </table:table-cell>
          <table:table-cell office:value-type="string">
            <text:p>Miasto grzechu</text:p>
          </table:table-cell>
          <table:table-cell office:value-type="float" office:value="2005">
            <text:p>2005</text:p>
          </table:table-cell>
          <table:table-cell office:value-type="string">
            <text:p>tt0401792</text:p>
          </table:table-cell>
          <table:table-cell table:number-columns-repeated="24"/>
        </table:table-row>
        <table:table-row table:style-name="ro1">
          <table:table-cell office:value-type="string">
            <text:p>Stargate</text:p>
          </table:table-cell>
          <table:table-cell office:value-type="string">
            <text:p>Stargate - Gwiezdne wrota</text:p>
          </table:table-cell>
          <table:table-cell office:value-type="float" office:value="1994">
            <text:p>1994</text:p>
          </table:table-cell>
          <table:table-cell office:value-type="string">
            <text:p>tt0111282</text:p>
          </table:table-cell>
          <table:table-cell table:number-columns-repeated="24"/>
        </table:table-row>
        <table:table-row table:style-name="ro1">
          <table:table-cell office:value-type="string">
            <text:p>Wild Orchid</text:p>
          </table:table-cell>
          <table:table-cell office:value-type="string">
            <text:p>Dzika orchidea</text:p>
          </table:table-cell>
          <table:table-cell office:value-type="float" office:value="1989">
            <text:p>1989</text:p>
          </table:table-cell>
          <table:table-cell office:value-type="string">
            <text:p>tt0100934</text:p>
          </table:table-cell>
          <table:table-cell table:number-columns-repeated="24"/>
        </table:table-row>
        <table:table-row table:style-name="ro1">
          <table:table-cell office:value-type="string">
            <text:p>Lethal Weapon</text:p>
          </table:table-cell>
          <table:table-cell office:value-type="string">
            <text:p>Zabójcza broń</text:p>
          </table:table-cell>
          <table:table-cell office:value-type="float" office:value="1987">
            <text:p>1987</text:p>
          </table:table-cell>
          <table:table-cell office:value-type="string">
            <text:p>tt0093409</text:p>
          </table:table-cell>
          <table:table-cell table:number-columns-repeated="24"/>
        </table:table-row>
        <table:table-row table:style-name="ro1">
          <table:table-cell office:value-type="string">
            <text:p>Lethal Weapon 2</text:p>
          </table:table-cell>
          <table:table-cell office:value-type="string">
            <text:p>Zabójcza broń 2</text:p>
          </table:table-cell>
          <table:table-cell office:value-type="float" office:value="1989">
            <text:p>1989</text:p>
          </table:table-cell>
          <table:table-cell office:value-type="string">
            <text:p>tt0097733</text:p>
          </table:table-cell>
          <table:table-cell table:number-columns-repeated="24"/>
        </table:table-row>
        <table:table-row table:style-name="ro1">
          <table:table-cell office:value-type="string">
            <text:p>Lethal Weapon 4</text:p>
          </table:table-cell>
          <table:table-cell office:value-type="string">
            <text:p>Zabójcza broń 4</text:p>
          </table:table-cell>
          <table:table-cell office:value-type="float" office:value="1998">
            <text:p>1998</text:p>
          </table:table-cell>
          <table:table-cell office:value-type="string">
            <text:p>tt0122151</text:p>
          </table:table-cell>
          <table:table-cell table:number-columns-repeated="24"/>
        </table:table-row>
        <table:table-row table:style-name="ro1" table:number-rows-repeated="2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0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8">28.11.2024</text:date>, <text:time>14:3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22H2M7S</meta:editing-duration>
    <meta:editing-cycles>1741</meta:editing-cycles>
    <meta:generator>OpenOffice/4.1.15$Win32 OpenOffice.org_project/4115m2$Build-9813</meta:generator>
    <dc:date>2024-11-28T14:36:48.31</dc:date>
    <dc:creator>Paweł Dimitriu</dc:creator>
    <meta:document-statistic meta:table-count="3" meta:cell-count="5000" meta:object-count="0"/>
    <meta:user-defined meta:name="Info 1"/>
    <meta:user-defined meta:name="Info 2"/>
    <meta:user-defined meta:name="Info 3"/>
    <meta:user-defined meta:name="Info 4"/>
  </office:meta>
</office:document-meta>
</file>